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5.999cm" svg:height="8.999cm" svg:x="14.337cm" svg:y="0.1cm">
            <draw:object draw:notify-on-update-of-ranges="test.B1:test.B1 test.B2:test.B275 test.F1:test.F1 test.F2:test.F2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563cm" svg:height="14.107cm" svg:x="17.086cm" svg:y="7.807cm">
            <draw:object draw:notify-on-update-of-ranges="test.A2:test.A275 test.C1:test.C1 test.C2:test.C275 test.A2:test.A275 test.D1:test.D1 test.D2:test.D275 test.A2:test.A275 test.E1:test.E1 test.E2:test.E2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  <table:table-cell office:value-type="string" calcext:value-type="string">
            <text:p>dist 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9577469868131" calcext:value-type="float">
            <text:p>2.99577469868131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0.630957344480193" calcext:value-type="float">
            <text:p>0.63095734448019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00082888746894" calcext:value-type="float">
            <text:p>3.00082888746894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9.9" calcext:value-type="float">
            <text:p>-59.9</text:p>
          </table:table-cell>
          <table:table-cell office:value-type="float" office:value="0.623734835482419" calcext:value-type="float">
            <text:p>0.62373483548241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.99712366025077" calcext:value-type="float">
            <text:p>2.99712366025077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59.81" calcext:value-type="float">
            <text:p>-59.81</text:p>
          </table:table-cell>
          <table:table-cell office:value-type="float" office:value="0.617305291888683" calcext:value-type="float">
            <text:p>0.61730529188868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.99934264715781" calcext:value-type="float">
            <text:p>2.99934264715781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59.729" calcext:value-type="float">
            <text:p>-59.729</text:p>
          </table:table-cell>
          <table:table-cell office:value-type="float" office:value="0.611575388682707" calcext:value-type="float">
            <text:p>0.61157538868270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.99507499034902" calcext:value-type="float">
            <text:p>2.9950749903490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9.8561" calcext:value-type="float">
            <text:p>-59.8561</text:p>
          </table:table-cell>
          <table:table-cell office:value-type="float" office:value="0.620590324068078" calcext:value-type="float">
            <text:p>0.6205903240680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9495917654212" calcext:value-type="float">
            <text:p>2.99495917654212</text:p>
          </table:table-cell>
          <table:table-cell office:value-type="float" office:value="-59" calcext:value-type="float">
            <text:p>-59</text:p>
          </table:table-cell>
          <table:table-cell office:value-type="float" office:value="-73" calcext:value-type="float">
            <text:p>-73</text:p>
          </table:table-cell>
          <table:table-cell office:value-type="float" office:value="-61.17049" calcext:value-type="float">
            <text:p>-61.17049</text:p>
          </table:table-cell>
          <table:table-cell office:value-type="float" office:value="0.721978891025227" calcext:value-type="float">
            <text:p>0.72197889102522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99452658097921" calcext:value-type="float">
            <text:p>2.99452658097921</text:p>
          </table:table-cell>
          <table:table-cell office:value-type="float" office:value="-59" calcext:value-type="float">
            <text:p>-59</text:p>
          </table:table-cell>
          <table:table-cell office:value-type="float" office:value="-73" calcext:value-type="float">
            <text:p>-73</text:p>
          </table:table-cell>
          <table:table-cell office:value-type="float" office:value="-62.353441" calcext:value-type="float">
            <text:p>-62.353441</text:p>
          </table:table-cell>
          <table:table-cell office:value-type="float" office:value="0.827317193441006" calcext:value-type="float">
            <text:p>0.82731719344100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99415801980675" calcext:value-type="float">
            <text:p>2.9941580198067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3.4180969" calcext:value-type="float">
            <text:p>-63.4180969</text:p>
          </table:table-cell>
          <table:table-cell office:value-type="float" office:value="0.935200746891165" calcext:value-type="float">
            <text:p>0.93520074689116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99840368974206" calcext:value-type="float">
            <text:p>2.9984036897420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4.37628721" calcext:value-type="float">
            <text:p>-64.37628721</text:p>
          </table:table-cell>
          <table:table-cell office:value-type="float" office:value="1.04427374821337" calcext:value-type="float">
            <text:p>1.0442737482133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99796653128437" calcext:value-type="float">
            <text:p>2.9979665312843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5.238658489" calcext:value-type="float">
            <text:p>-65.238658489</text:p>
          </table:table-cell>
          <table:table-cell office:value-type="float" office:value="1.15327512399595" calcext:value-type="float">
            <text:p>1.153275123995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001722153039" calcext:value-type="float">
            <text:p>3.000172215303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6.0147926401" calcext:value-type="float">
            <text:p>-66.0147926401</text:p>
          </table:table-cell>
          <table:table-cell office:value-type="float" office:value="1.26107127114348" calcext:value-type="float">
            <text:p>1.2610712711434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9994632487167" calcext:value-type="float">
            <text:p>2.999463248716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6.71331337609" calcext:value-type="float">
            <text:p>-66.71331337609</text:p>
          </table:table-cell>
          <table:table-cell office:value-type="float" office:value="1.36667631752422" calcext:value-type="float">
            <text:p>1.3666763175242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00260236159343" calcext:value-type="float">
            <text:p>3.0026023615934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7.341982038481" calcext:value-type="float">
            <text:p>-67.341982038481</text:p>
          </table:table-cell>
          <table:table-cell office:value-type="float" office:value="1.46926151107873" calcext:value-type="float">
            <text:p>1.4692615110787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00547462819585" calcext:value-type="float">
            <text:p>3.0054746281958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7.9077838346329" calcext:value-type="float">
            <text:p>-67.9077838346329</text:p>
          </table:table-cell>
          <table:table-cell office:value-type="float" office:value="1.56815573880496" calcext:value-type="float">
            <text:p>1.5681557388049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00285931782125" calcext:value-type="float">
            <text:p>3.00285931782125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8.4170054511696" calcext:value-type="float">
            <text:p>-68.4170054511696</text:p>
          </table:table-cell>
          <table:table-cell office:value-type="float" office:value="1.66283927077888" calcext:value-type="float">
            <text:p>1.662839270778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0285931782125" calcext:value-type="float">
            <text:p>3.0028593178212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8.8753049060527" calcext:value-type="float">
            <text:p>-68.8753049060527</text:p>
          </table:table-cell>
          <table:table-cell office:value-type="float" office:value="1.75293271078211" calcext:value-type="float">
            <text:p>1.7529327107821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00315675026986" calcext:value-type="float">
            <text:p>3.0031567502698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2877744154474" calcext:value-type="float">
            <text:p>-69.2877744154474</text:p>
          </table:table-cell>
          <table:table-cell office:value-type="float" office:value="1.83818289611451" calcext:value-type="float">
            <text:p>1.8381828961145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0029256000151" calcext:value-type="float">
            <text:p>3.002925600015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6589969739027" calcext:value-type="float">
            <text:p>-69.6589969739027</text:p>
          </table:table-cell>
          <table:table-cell office:value-type="float" office:value="1.9184471901111" calcext:value-type="float">
            <text:p>1.918447190111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00153464131311" calcext:value-type="float">
            <text:p>3.0015346413131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9930972765124" calcext:value-type="float">
            <text:p>-69.9930972765124</text:p>
          </table:table-cell>
          <table:table-cell office:value-type="float" office:value="1.9936772991062" calcext:value-type="float">
            <text:p>1.993677299106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00199730141492" calcext:value-type="float">
            <text:p>3.00199730141492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0.1937875488612" calcext:value-type="float">
            <text:p>-70.1937875488612</text:p>
          </table:table-cell>
          <table:table-cell office:value-type="float" office:value="2.04027814461" calcext:value-type="float">
            <text:p>2.040278144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0269347734138" calcext:value-type="float">
            <text:p>3.00269347734138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0.3744087939751" calcext:value-type="float">
            <text:p>-70.3744087939751</text:p>
          </table:table-cell>
          <table:table-cell office:value-type="float" office:value="2.08314950436635" calcext:value-type="float">
            <text:p>2.0831495043663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00318971479898" calcext:value-type="float">
            <text:p>3.00318971479898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69.3369679145775" calcext:value-type="float">
            <text:p>-69.3369679145775</text:p>
          </table:table-cell>
          <table:table-cell office:value-type="float" office:value="1.84862318574163" calcext:value-type="float">
            <text:p>1.8486231857416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0042168565582" calcext:value-type="float">
            <text:p>3.0042168565582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68.4032711231198" calcext:value-type="float">
            <text:p>-68.4032711231198</text:p>
          </table:table-cell>
          <table:table-cell office:value-type="float" office:value="1.66021202883431" calcext:value-type="float">
            <text:p>1.6602120288343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99843922339731" calcext:value-type="float">
            <text:p>2.99843922339731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7.4629440108078" calcext:value-type="float">
            <text:p>-67.4629440108078</text:p>
          </table:table-cell>
          <table:table-cell office:value-type="float" office:value="1.48986596995044" calcext:value-type="float">
            <text:p>1.4898659699504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98589737398153" calcext:value-type="float">
            <text:p>2.98589737398153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6.716649609727" calcext:value-type="float">
            <text:p>-66.716649609727</text:p>
          </table:table-cell>
          <table:table-cell office:value-type="float" office:value="1.36720135611683" calcext:value-type="float">
            <text:p>1.36720135611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8589737398153" calcext:value-type="float">
            <text:p>2.98589737398153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66.0449846487543" calcext:value-type="float">
            <text:p>-66.0449846487543</text:p>
          </table:table-cell>
          <table:table-cell office:value-type="float" office:value="1.26546236127176" calcext:value-type="float">
            <text:p>1.2654623612717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98566598947623" calcext:value-type="float">
            <text:p>2.98566598947623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5.4404861838789" calcext:value-type="float">
            <text:p>-65.4404861838789</text:p>
          </table:table-cell>
          <table:table-cell office:value-type="float" office:value="1.18038670475341" calcext:value-type="float">
            <text:p>1.1803867047534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98699451584139" calcext:value-type="float">
            <text:p>2.98699451584139</text:p>
          </table:table-cell>
          <table:table-cell office:value-type="float" office:value="-57" calcext:value-type="float">
            <text:p>-57</text:p>
          </table:table-cell>
          <table:table-cell office:value-type="float" office:value="-60" calcext:value-type="float">
            <text:p>-60</text:p>
          </table:table-cell>
          <table:table-cell office:value-type="float" office:value="-64.896437565491" calcext:value-type="float">
            <text:p>-64.896437565491</text:p>
          </table:table-cell>
          <table:table-cell office:value-type="float" office:value="1.10871999110426" calcext:value-type="float">
            <text:p>1.10871999110426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98696148752044" calcext:value-type="float">
            <text:p>2.98696148752044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64.4067938089419" calcext:value-type="float">
            <text:p>-64.4067938089419</text:p>
          </table:table-cell>
          <table:table-cell office:value-type="float" office:value="1.04794789695778" calcext:value-type="float">
            <text:p>1.0479478969577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98695981013901" calcext:value-type="float">
            <text:p>2.98695981013901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63.9661144280477" calcext:value-type="float">
            <text:p>-63.9661144280477</text:p>
          </table:table-cell>
          <table:table-cell office:value-type="float" office:value="0.996106379232863" calcext:value-type="float">
            <text:p>0.9961063792328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9480865241111" calcext:value-type="float">
            <text:p>2.99480865241111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63.569502985243" calcext:value-type="float">
            <text:p>-63.569502985243</text:p>
          </table:table-cell>
          <table:table-cell office:value-type="float" office:value="0.951645392512452" calcext:value-type="float">
            <text:p>0.95164539251245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.99089501673149" calcext:value-type="float">
            <text:p>2.99089501673149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3.2125526867187" calcext:value-type="float">
            <text:p>-63.2125526867187</text:p>
          </table:table-cell>
          <table:table-cell office:value-type="float" office:value="0.913329813366364" calcext:value-type="float">
            <text:p>0.91332981336636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99158826608882" calcext:value-type="float">
            <text:p>2.99158826608882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64.0912974180468" calcext:value-type="float">
            <text:p>-64.0912974180468</text:p>
          </table:table-cell>
          <table:table-cell office:value-type="float" office:value="1.01056643834484" calcext:value-type="float">
            <text:p>1.0105664383448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.99434764936828" calcext:value-type="float">
            <text:p>2.99434764936828</text:p>
          </table:table-cell>
          <table:table-cell office:value-type="float" office:value="-59" calcext:value-type="float">
            <text:p>-59</text:p>
          </table:table-cell>
          <table:table-cell office:value-type="float" office:value="-72" calcext:value-type="float">
            <text:p>-72</text:p>
          </table:table-cell>
          <table:table-cell office:value-type="float" office:value="-64.8821676762421" calcext:value-type="float">
            <text:p>-64.8821676762421</text:p>
          </table:table-cell>
          <table:table-cell office:value-type="float" office:value="1.10689999073787" calcext:value-type="float">
            <text:p>1.1068999907378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.99158826608882" calcext:value-type="float">
            <text:p>2.99158826608882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5.5939509086179" calcext:value-type="float">
            <text:p>-65.5939509086179</text:p>
          </table:table-cell>
          <table:table-cell office:value-type="float" office:value="1.20142743623271" calcext:value-type="float">
            <text:p>1.201427436232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887479609543" calcext:value-type="float">
            <text:p>2.9887479609543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6.2345558177561" calcext:value-type="float">
            <text:p>-66.2345558177561</text:p>
          </table:table-cell>
          <table:table-cell office:value-type="float" office:value="1.29338491353548" calcext:value-type="float">
            <text:p>1.2933849135354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.99410934025002" calcext:value-type="float">
            <text:p>2.99410934025002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6.8111002359805" calcext:value-type="float">
            <text:p>-66.8111002359805</text:p>
          </table:table-cell>
          <table:table-cell office:value-type="float" office:value="1.3821494707862" calcext:value-type="float">
            <text:p>1.382149470786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.99410934025002" calcext:value-type="float">
            <text:p>2.99410934025002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7.3299902123825" calcext:value-type="float">
            <text:p>-67.3299902123825</text:p>
          </table:table-cell>
          <table:table-cell office:value-type="float" office:value="1.46723443356674" calcext:value-type="float">
            <text:p>1.46723443356674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.99410934025002" calcext:value-type="float">
            <text:p>2.99410934025002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7.7969911911442" calcext:value-type="float">
            <text:p>-67.7969911911442</text:p>
          </table:table-cell>
          <table:table-cell office:value-type="float" office:value="1.54828019877434" calcext:value-type="float">
            <text:p>1.5482801987743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.00131461798785" calcext:value-type="float">
            <text:p>3.00131461798785</text:p>
          </table:table-cell>
          <table:table-cell office:value-type="float" office:value="-65" calcext:value-type="float">
            <text:p>-65</text:p>
          </table:table-cell>
          <table:table-cell office:value-type="float" office:value="-73" calcext:value-type="float">
            <text:p>-73</text:p>
          </table:table-cell>
          <table:table-cell office:value-type="float" office:value="-68.3172920720298" calcext:value-type="float">
            <text:p>-68.3172920720298</text:p>
          </table:table-cell>
          <table:table-cell office:value-type="float" office:value="1.64385915094798" calcext:value-type="float">
            <text:p>1.643859150947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006673238612" calcext:value-type="float">
            <text:p>3.0006673238612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68.7855628648268" calcext:value-type="float">
            <text:p>-68.7855628648268</text:p>
          </table:table-cell>
          <table:table-cell office:value-type="float" office:value="1.73491476554806" calcext:value-type="float">
            <text:p>1.7349147655480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.00056985916643" calcext:value-type="float">
            <text:p>3.0005698591664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2070065783441" calcext:value-type="float">
            <text:p>-69.2070065783441</text:p>
          </table:table-cell>
          <table:table-cell office:value-type="float" office:value="1.8211693346055" calcext:value-type="float">
            <text:p>1.821169334605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3.00056985916643" calcext:value-type="float">
            <text:p>3.00056985916643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9.4863059205097" calcext:value-type="float">
            <text:p>-69.4863059205097</text:p>
          </table:table-cell>
          <table:table-cell office:value-type="float" office:value="1.88068168854572" calcext:value-type="float">
            <text:p>1.8806816885457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.99050167025901" calcext:value-type="float">
            <text:p>2.99050167025901</text:p>
          </table:table-cell>
          <table:table-cell office:value-type="float" office:value="-73" calcext:value-type="float">
            <text:p>-73</text:p>
          </table:table-cell>
          <table:table-cell office:value-type="float" office:value="-61" calcext:value-type="float">
            <text:p>-61</text:p>
          </table:table-cell>
          <table:table-cell office:value-type="float" office:value="-68.6376753284588" calcext:value-type="float">
            <text:p>-68.6376753284588</text:p>
          </table:table-cell>
          <table:table-cell office:value-type="float" office:value="1.7056258381312" calcext:value-type="float">
            <text:p>1.7056258381312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.99050167025901" calcext:value-type="float">
            <text:p>2.99050167025901</text:p>
          </table:table-cell>
          <table:table-cell office:value-type="float" office:value="-72" calcext:value-type="float">
            <text:p>-72</text:p>
          </table:table-cell>
          <table:table-cell office:value-type="float" office:value="-61" calcext:value-type="float">
            <text:p>-61</text:p>
          </table:table-cell>
          <table:table-cell office:value-type="float" office:value="-67.8739077956129" calcext:value-type="float">
            <text:p>-67.8739077956129</text:p>
          </table:table-cell>
          <table:table-cell office:value-type="float" office:value="1.56205164943527" calcext:value-type="float">
            <text:p>1.562051649435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8975351135288" calcext:value-type="float">
            <text:p>2.98975351135288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7.1865170160516" calcext:value-type="float">
            <text:p>-67.1865170160516</text:p>
          </table:table-cell>
          <table:table-cell office:value-type="float" office:value="1.44319777554039" calcext:value-type="float">
            <text:p>1.4431977755403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.99700218986565" calcext:value-type="float">
            <text:p>2.99700218986565</text:p>
          </table:table-cell>
          <table:table-cell office:value-type="float" office:value="-58" calcext:value-type="float">
            <text:p>-58</text:p>
          </table:table-cell>
          <table:table-cell office:value-type="float" office:value="-71" calcext:value-type="float">
            <text:p>-71</text:p>
          </table:table-cell>
          <table:table-cell office:value-type="float" office:value="-67.5678653144464" calcext:value-type="float">
            <text:p>-67.5678653144464</text:p>
          </table:table-cell>
          <table:table-cell office:value-type="float" office:value="1.50797195863424" calcext:value-type="float">
            <text:p>1.5079719586342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.99101804079526" calcext:value-type="float">
            <text:p>2.99101804079526</text:p>
          </table:table-cell>
          <table:table-cell office:value-type="float" office:value="-59" calcext:value-type="float">
            <text:p>-59</text:p>
          </table:table-cell>
          <table:table-cell office:value-type="float" office:value="-72" calcext:value-type="float">
            <text:p>-72</text:p>
          </table:table-cell>
          <table:table-cell office:value-type="float" office:value="-68.0110787830018" calcext:value-type="float">
            <text:p>-68.0110787830018</text:p>
          </table:table-cell>
          <table:table-cell office:value-type="float" office:value="1.58691600085934" calcext:value-type="float">
            <text:p>1.5869160008593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.99537172495997" calcext:value-type="float">
            <text:p>2.99537172495997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8.5099709047016" calcext:value-type="float">
            <text:p>-68.5099709047016</text:p>
          </table:table-cell>
          <table:table-cell office:value-type="float" office:value="1.68073229571669" calcext:value-type="float">
            <text:p>1.6807322957166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.99999361047605" calcext:value-type="float">
            <text:p>2.99999361047605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68.9589738142315" calcext:value-type="float">
            <text:p>-68.9589738142315</text:p>
          </table:table-cell>
          <table:table-cell office:value-type="float" office:value="1.76989984291304" calcext:value-type="float">
            <text:p>1.769899842913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9773819100266" calcext:value-type="float">
            <text:p>2.9977381910026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3630764328083" calcext:value-type="float">
            <text:p>-69.3630764328083</text:p>
          </table:table-cell>
          <table:table-cell office:value-type="float" office:value="1.85418823726667" calcext:value-type="float">
            <text:p>1.85418823726667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.99785445935602" calcext:value-type="float">
            <text:p>2.9978544593560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7267687895275" calcext:value-type="float">
            <text:p>-69.7267687895275</text:p>
          </table:table-cell>
          <table:table-cell office:value-type="float" office:value="1.93347445906731" calcext:value-type="float">
            <text:p>1.9334744590673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.99868424970118" calcext:value-type="float">
            <text:p>2.9986842497011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0540919105747" calcext:value-type="float">
            <text:p>-70.0540919105747</text:p>
          </table:table-cell>
          <table:table-cell office:value-type="float" office:value="2.00772670453078" calcext:value-type="float">
            <text:p>2.00772670453078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.99868424970118" calcext:value-type="float">
            <text:p>2.9986842497011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3486827195173" calcext:value-type="float">
            <text:p>-70.3486827195173</text:p>
          </table:table-cell>
          <table:table-cell office:value-type="float" office:value="2.07698871072875" calcext:value-type="float">
            <text:p>2.0769887107287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.99416997405901" calcext:value-type="float">
            <text:p>2.9941699740590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6138144475655" calcext:value-type="float">
            <text:p>-70.6138144475655</text:p>
          </table:table-cell>
          <table:table-cell office:value-type="float" office:value="2.14136511044893" calcext:value-type="float">
            <text:p>2.141365110448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99165879261602" calcext:value-type="float">
            <text:p>2.9916587926160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852433002809" calcext:value-type="float">
            <text:p>-70.852433002809</text:p>
          </table:table-cell>
          <table:table-cell office:value-type="float" office:value="2.2010081472501" calcext:value-type="float">
            <text:p>2.201008147250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.99165879261602" calcext:value-type="float">
            <text:p>2.9916587926160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.0671897025281" calcext:value-type="float">
            <text:p>-71.0671897025281</text:p>
          </table:table-cell>
          <table:table-cell office:value-type="float" office:value="2.25610592007179" calcext:value-type="float">
            <text:p>2.2561059200717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.99378616442898" calcext:value-type="float">
            <text:p>2.9937861644289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.2604707322753" calcext:value-type="float">
            <text:p>-71.2604707322753</text:p>
          </table:table-cell>
          <table:table-cell office:value-type="float" office:value="2.30687220640077" calcext:value-type="float">
            <text:p>2.30687220640077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.99286213536208" calcext:value-type="float">
            <text:p>2.9928621353620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.4344236590478" calcext:value-type="float">
            <text:p>-71.4344236590478</text:p>
          </table:table-cell>
          <table:table-cell office:value-type="float" office:value="2.35353782753812" calcext:value-type="float">
            <text:p>2.35353782753812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.98894272601239" calcext:value-type="float">
            <text:p>2.9889427260123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.590981293143" calcext:value-type="float">
            <text:p>-71.590981293143</text:p>
          </table:table-cell>
          <table:table-cell office:value-type="float" office:value="2.39634346266955" calcext:value-type="float">
            <text:p>2.396343462669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99501790494712" calcext:value-type="float">
            <text:p>2.9950179049471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.7318831638287" calcext:value-type="float">
            <text:p>-71.7318831638287</text:p>
          </table:table-cell>
          <table:table-cell office:value-type="float" office:value="2.43553378409165" calcext:value-type="float">
            <text:p>2.4355337840916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.99213571723772" calcext:value-type="float">
            <text:p>2.99213571723772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7586948474458" calcext:value-type="float">
            <text:p>-71.7586948474458</text:p>
          </table:table-cell>
          <table:table-cell office:value-type="float" office:value="2.44306342737044" calcext:value-type="float">
            <text:p>2.44306342737044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2.99241884726931" calcext:value-type="float">
            <text:p>2.99241884726931</text:p>
          </table:table-cell>
          <table:table-cell office:value-type="float" office:value="-73" calcext:value-type="float">
            <text:p>-73</text:p>
          </table:table-cell>
          <table:table-cell office:value-type="float" office:value="-63" calcext:value-type="float">
            <text:p>-63</text:p>
          </table:table-cell>
          <table:table-cell office:value-type="float" office:value="-70.8828253627012" calcext:value-type="float">
            <text:p>-70.8828253627012</text:p>
          </table:table-cell>
          <table:table-cell office:value-type="float" office:value="2.20872307382318" calcext:value-type="float">
            <text:p>2.2087230738231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.99241884726931" calcext:value-type="float">
            <text:p>2.99241884726931</text:p>
          </table:table-cell>
          <table:table-cell office:value-type="float" office:value="-72" calcext:value-type="float">
            <text:p>-72</text:p>
          </table:table-cell>
          <table:table-cell office:value-type="float" office:value="-62" calcext:value-type="float">
            <text:p>-62</text:p>
          </table:table-cell>
          <table:table-cell office:value-type="float" office:value="-69.9945428264311" calcext:value-type="float">
            <text:p>-69.9945428264311</text:p>
          </table:table-cell>
          <table:table-cell office:value-type="float" office:value="1.99400912463085" calcext:value-type="float">
            <text:p>1.99400912463085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.99553965054323" calcext:value-type="float">
            <text:p>2.99553965054323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68.895088543788" calcext:value-type="float">
            <text:p>-68.895088543788</text:p>
          </table:table-cell>
          <table:table-cell office:value-type="float" office:value="1.75692987300341" calcext:value-type="float">
            <text:p>1.756929873003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99673808831007" calcext:value-type="float">
            <text:p>2.99673808831007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67.9055796894092" calcext:value-type="float">
            <text:p>-67.9055796894092</text:p>
          </table:table-cell>
          <table:table-cell office:value-type="float" office:value="1.56775785158712" calcext:value-type="float">
            <text:p>1.5677578515871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2.99313777781958" calcext:value-type="float">
            <text:p>2.99313777781958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7.0150217204683" calcext:value-type="float">
            <text:p>-67.0150217204683</text:p>
          </table:table-cell>
          <table:table-cell office:value-type="float" office:value="1.41498255646151" calcext:value-type="float">
            <text:p>1.41498255646151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.99072671568544" calcext:value-type="float">
            <text:p>2.99072671568544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66.2135195484215" calcext:value-type="float">
            <text:p>-66.2135195484215</text:p>
          </table:table-cell>
          <table:table-cell office:value-type="float" office:value="1.29025626768279" calcext:value-type="float">
            <text:p>1.29025626768279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2.98960170339481" calcext:value-type="float">
            <text:p>2.98960170339481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5.4921675935793" calcext:value-type="float">
            <text:p>-65.4921675935793</text:p>
          </table:table-cell>
          <table:table-cell office:value-type="float" office:value="1.1874309915525" calcext:value-type="float">
            <text:p>1.1874309915525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.98960170339481" calcext:value-type="float">
            <text:p>2.98960170339481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64.9429508342214" calcext:value-type="float">
            <text:p>-64.9429508342214</text:p>
          </table:table-cell>
          <table:table-cell office:value-type="float" office:value="1.11467315422487" calcext:value-type="float">
            <text:p>1.114673154224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98915272113115" calcext:value-type="float">
            <text:p>2.98915272113115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64.4486557507993" calcext:value-type="float">
            <text:p>-64.4486557507993</text:p>
          </table:table-cell>
          <table:table-cell office:value-type="float" office:value="1.05301070804512" calcext:value-type="float">
            <text:p>1.0530107080451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.98733672127408" calcext:value-type="float">
            <text:p>2.98733672127408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64.0037901757193" calcext:value-type="float">
            <text:p>-64.0037901757193</text:p>
          </table:table-cell>
          <table:table-cell office:value-type="float" office:value="1.00043645532448" calcext:value-type="float">
            <text:p>1.0004364553244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2.98643997718483" calcext:value-type="float">
            <text:p>2.98643997718483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3.6034111581474" calcext:value-type="float">
            <text:p>-63.6034111581474</text:p>
          </table:table-cell>
          <table:table-cell office:value-type="float" office:value="0.955367708275468" calcext:value-type="float">
            <text:p>0.95536770827546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.99070635038739" calcext:value-type="float">
            <text:p>2.99070635038739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63.2430700423327" calcext:value-type="float">
            <text:p>-63.2430700423327</text:p>
          </table:table-cell>
          <table:table-cell office:value-type="float" office:value="0.916544387036108" calcext:value-type="float">
            <text:p>0.916544387036108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2.99070635038739" calcext:value-type="float">
            <text:p>2.99070635038739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2.9187630380994" calcext:value-type="float">
            <text:p>-62.9187630380994</text:p>
          </table:table-cell>
          <table:table-cell office:value-type="float" office:value="0.882954149521287" calcext:value-type="float">
            <text:p>0.8829541495212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98827714736892" calcext:value-type="float">
            <text:p>2.98827714736892</text:p>
          </table:table-cell>
          <table:table-cell office:value-type="float" office:value="-59" calcext:value-type="float">
            <text:p>-59</text:p>
          </table:table-cell>
          <table:table-cell office:value-type="float" office:value="-73" calcext:value-type="float">
            <text:p>-73</text:p>
          </table:table-cell>
          <table:table-cell office:value-type="float" office:value="-63.9268867342895" calcext:value-type="float">
            <text:p>-63.9268867342895</text:p>
          </table:table-cell>
          <table:table-cell office:value-type="float" office:value="0.991617851970044" calcext:value-type="float">
            <text:p>0.99161785197004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2.99628461499241" calcext:value-type="float">
            <text:p>2.99628461499241</text:p>
          </table:table-cell>
          <table:table-cell office:value-type="float" office:value="-60" calcext:value-type="float">
            <text:p>-60</text:p>
          </table:table-cell>
          <table:table-cell office:value-type="float" office:value="-73" calcext:value-type="float">
            <text:p>-73</text:p>
          </table:table-cell>
          <table:table-cell office:value-type="float" office:value="-64.8341980608605" calcext:value-type="float">
            <text:p>-64.8341980608605</text:p>
          </table:table-cell>
          <table:table-cell office:value-type="float" office:value="1.10080375679481" calcext:value-type="float">
            <text:p>1.10080375679481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2.99012431289134" calcext:value-type="float">
            <text:p>2.9901243128913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5.6507782547745" calcext:value-type="float">
            <text:p>-65.6507782547745</text:p>
          </table:table-cell>
          <table:table-cell office:value-type="float" office:value="1.20931353245112" calcext:value-type="float">
            <text:p>1.2093135324511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2.99038010351737" calcext:value-type="float">
            <text:p>2.9903801035173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6.385700429297" calcext:value-type="float">
            <text:p>-66.385700429297</text:p>
          </table:table-cell>
          <table:table-cell office:value-type="float" office:value="1.31608827937137" calcext:value-type="float">
            <text:p>1.31608827937137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.99143702827966" calcext:value-type="float">
            <text:p>2.9914370282796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7.0471303863673" calcext:value-type="float">
            <text:p>-67.0471303863673</text:p>
          </table:table-cell>
          <table:table-cell office:value-type="float" office:value="1.42022292709439" calcext:value-type="float">
            <text:p>1.420222927094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99090526103441" calcext:value-type="float">
            <text:p>2.9909052610344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7.6424173477306" calcext:value-type="float">
            <text:p>-67.6424173477306</text:p>
          </table:table-cell>
          <table:table-cell office:value-type="float" office:value="1.52097076831912" calcext:value-type="float">
            <text:p>1.52097076831912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.99090526103441" calcext:value-type="float">
            <text:p>2.9909052610344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8.1781756129575" calcext:value-type="float">
            <text:p>-68.1781756129575</text:p>
          </table:table-cell>
          <table:table-cell office:value-type="float" office:value="1.61774021128341" calcext:value-type="float">
            <text:p>1.61774021128341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.98735571480747" calcext:value-type="float">
            <text:p>2.9873557148074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8.6603580516618" calcext:value-type="float">
            <text:p>-68.6603580516618</text:p>
          </table:table-cell>
          <table:table-cell office:value-type="float" office:value="1.71008580717234" calcext:value-type="float">
            <text:p>1.71008580717234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.98690576489321" calcext:value-type="float">
            <text:p>2.98690576489321</text:p>
          </table:table-cell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office:value-type="float" office:value="-67.7943222464956" calcext:value-type="float">
            <text:p>-67.7943222464956</text:p>
          </table:table-cell>
          <table:table-cell office:value-type="float" office:value="1.54780452621587" calcext:value-type="float">
            <text:p>1.54780452621587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.98863085829598" calcext:value-type="float">
            <text:p>2.98863085829598</text:p>
          </table:table-cell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office:value-type="float" office:value="-67.014890021846" calcext:value-type="float">
            <text:p>-67.014890021846</text:p>
          </table:table-cell>
          <table:table-cell office:value-type="float" office:value="1.41496110214328" calcext:value-type="float">
            <text:p>1.414961102143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98767940928595" calcext:value-type="float">
            <text:p>2.98767940928595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66.2134010196615" calcext:value-type="float">
            <text:p>-66.2134010196615</text:p>
          </table:table-cell>
          <table:table-cell office:value-type="float" office:value="1.290238660801" calcext:value-type="float">
            <text:p>1.29023866080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.98767940928595" calcext:value-type="float">
            <text:p>2.98767940928595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65.4920609176953" calcext:value-type="float">
            <text:p>-65.4920609176953</text:p>
          </table:table-cell>
          <table:table-cell office:value-type="float" office:value="1.1874164081905" calcext:value-type="float">
            <text:p>1.1874164081905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.98943592692834" calcext:value-type="float">
            <text:p>2.98943592692834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64.8428548259258" calcext:value-type="float">
            <text:p>-64.8428548259258</text:p>
          </table:table-cell>
          <table:table-cell office:value-type="float" office:value="1.10190141635578" calcext:value-type="float">
            <text:p>1.10190141635578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.99022407423507" calcext:value-type="float">
            <text:p>2.99022407423507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4.2585693433332" calcext:value-type="float">
            <text:p>-64.2585693433332</text:p>
          </table:table-cell>
          <table:table-cell office:value-type="float" office:value="1.03021641907095" calcext:value-type="float">
            <text:p>1.03021641907095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.99651474991066" calcext:value-type="float">
            <text:p>2.99651474991066</text:p>
          </table:table-cell>
          <table:table-cell office:value-type="float" office:value="-59" calcext:value-type="float">
            <text:p>-59</text:p>
          </table:table-cell>
          <table:table-cell office:value-type="float" office:value="-61" calcext:value-type="float">
            <text:p>-61</text:p>
          </table:table-cell>
          <table:table-cell office:value-type="float" office:value="-63.9327124089999" calcext:value-type="float">
            <text:p>-63.9327124089999</text:p>
          </table:table-cell>
          <table:table-cell office:value-type="float" office:value="0.992283158691297" calcext:value-type="float">
            <text:p>0.9922831586912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00683272533867" calcext:value-type="float">
            <text:p>3.00683272533867</text:p>
          </table:table-cell>
          <table:table-cell office:value-type="float" office:value="-59" calcext:value-type="float">
            <text:p>-59</text:p>
          </table:table-cell>
          <table:table-cell office:value-type="float" office:value="-72" calcext:value-type="float">
            <text:p>-72</text:p>
          </table:table-cell>
          <table:table-cell office:value-type="float" office:value="-64.7394411680999" calcext:value-type="float">
            <text:p>-64.7394411680999</text:p>
          </table:table-cell>
          <table:table-cell office:value-type="float" office:value="1.08886003611153" calcext:value-type="float">
            <text:p>1.0888600361115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3.0035270529444" calcext:value-type="float">
            <text:p>3.0035270529444</text:p>
          </table:table-cell>
          <table:table-cell office:value-type="float" office:value="-61" calcext:value-type="float">
            <text:p>-61</text:p>
          </table:table-cell>
          <table:table-cell office:value-type="float" office:value="-72" calcext:value-type="float">
            <text:p>-72</text:p>
          </table:table-cell>
          <table:table-cell office:value-type="float" office:value="-65.4654970512899" calcext:value-type="float">
            <text:p>-65.4654970512899</text:p>
          </table:table-cell>
          <table:table-cell office:value-type="float" office:value="1.1837905058814" calcext:value-type="float">
            <text:p>1.1837905058814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3.0035270529444" calcext:value-type="float">
            <text:p>3.0035270529444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6.2189473461609" calcext:value-type="float">
            <text:p>-66.2189473461609</text:p>
          </table:table-cell>
          <table:table-cell office:value-type="float" office:value="1.29106279861518" calcext:value-type="float">
            <text:p>1.29106279861518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.99988304853165" calcext:value-type="float">
            <text:p>2.99988304853165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6.8970526115448" calcext:value-type="float">
            <text:p>-66.8970526115448</text:p>
          </table:table-cell>
          <table:table-cell office:value-type="float" office:value="1.3958946108754" calcext:value-type="float">
            <text:p>1.395894610875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.99593348276563" calcext:value-type="float">
            <text:p>2.9959334827656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7.5073473503904" calcext:value-type="float">
            <text:p>-67.5073473503904</text:p>
          </table:table-cell>
          <table:table-cell office:value-type="float" office:value="1.49750184977392" calcext:value-type="float">
            <text:p>1.497501849773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0042671197095" calcext:value-type="float">
            <text:p>3.0004267119709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8.0566126153513" calcext:value-type="float">
            <text:p>-68.0566126153513</text:p>
          </table:table-cell>
          <table:table-cell office:value-type="float" office:value="1.59525689634711" calcext:value-type="float">
            <text:p>1.59525689634711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.99339062091768" calcext:value-type="float">
            <text:p>2.9933906209176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8.5509513538162" calcext:value-type="float">
            <text:p>-68.5509513538162</text:p>
          </table:table-cell>
          <table:table-cell office:value-type="float" office:value="1.68868080829692" calcext:value-type="float">
            <text:p>1.68868080829692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.98090619788779" calcext:value-type="float">
            <text:p>2.9809061978877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8.9958562184346" calcext:value-type="float">
            <text:p>-68.9958562184346</text:p>
          </table:table-cell>
          <table:table-cell office:value-type="float" office:value="1.77743124775445" calcext:value-type="float">
            <text:p>1.77743124775445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.97152952935544" calcext:value-type="float">
            <text:p>2.9715295293554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3962705965911" calcext:value-type="float">
            <text:p>-69.3962705965911</text:p>
          </table:table-cell>
          <table:table-cell office:value-type="float" office:value="1.86128779615014" calcext:value-type="float">
            <text:p>1.86128779615014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.97163615369945" calcext:value-type="float">
            <text:p>2.9716361536994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756643536932" calcext:value-type="float">
            <text:p>-69.756643536932</text:p>
          </table:table-cell>
          <table:table-cell office:value-type="float" office:value="1.9401360116022" calcext:value-type="float">
            <text:p>1.94013601160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97361092732577" calcext:value-type="float">
            <text:p>2.9736109273257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0809791832388" calcext:value-type="float">
            <text:p>-70.0809791832388</text:p>
          </table:table-cell>
          <table:table-cell office:value-type="float" office:value="2.0139512751025" calcext:value-type="float">
            <text:p>2.0139512751025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.96481869103195" calcext:value-type="float">
            <text:p>2.9648186910319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3728812649149" calcext:value-type="float">
            <text:p>-70.3728812649149</text:p>
          </table:table-cell>
          <table:table-cell office:value-type="float" office:value="2.08278318706913" calcext:value-type="float">
            <text:p>2.08278318706913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.96481869103195" calcext:value-type="float">
            <text:p>2.9648186910319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6355931384235" calcext:value-type="float">
            <text:p>-70.6355931384235</text:p>
          </table:table-cell>
          <table:table-cell office:value-type="float" office:value="2.14674103007055" calcext:value-type="float">
            <text:p>2.1467410300705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.96556693595713" calcext:value-type="float">
            <text:p>2.9655669359571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8720338245811" calcext:value-type="float">
            <text:p>-70.8720338245811</text:p>
          </table:table-cell>
          <table:table-cell office:value-type="float" office:value="2.20598061225768" calcext:value-type="float">
            <text:p>2.20598061225768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.96563207611539" calcext:value-type="float">
            <text:p>2.9656320761153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.084830442123" calcext:value-type="float">
            <text:p>-71.084830442123</text:p>
          </table:table-cell>
          <table:table-cell office:value-type="float" office:value="2.26069264885195" calcext:value-type="float">
            <text:p>2.260692648851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96322671772953" calcext:value-type="float">
            <text:p>2.96322671772953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1763473979107" calcext:value-type="float">
            <text:p>-71.1763473979107</text:p>
          </table:table-cell>
          <table:table-cell office:value-type="float" office:value="2.28463786232947" calcext:value-type="float">
            <text:p>2.28463786232947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.9655354794066" calcext:value-type="float">
            <text:p>2.9655354794066</text:p>
          </table:table-cell>
          <table:table-cell office:value-type="float" office:value="-73" calcext:value-type="float">
            <text:p>-73</text:p>
          </table:table-cell>
          <table:table-cell office:value-type="float" office:value="-61" calcext:value-type="float">
            <text:p>-61</text:p>
          </table:table-cell>
          <table:table-cell office:value-type="float" office:value="-70.1587126581196" calcext:value-type="float">
            <text:p>-70.1587126581196</text:p>
          </table:table-cell>
          <table:table-cell office:value-type="float" office:value="2.03205581617898" calcext:value-type="float">
            <text:p>2.03205581617898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.97396807452614" calcext:value-type="float">
            <text:p>2.97396807452614</text:p>
          </table:table-cell>
          <table:table-cell office:value-type="float" office:value="-72" calcext:value-type="float">
            <text:p>-72</text:p>
          </table:table-cell>
          <table:table-cell office:value-type="float" office:value="-61" calcext:value-type="float">
            <text:p>-61</text:p>
          </table:table-cell>
          <table:table-cell office:value-type="float" office:value="-69.2428413923077" calcext:value-type="float">
            <text:p>-69.2428413923077</text:p>
          </table:table-cell>
          <table:table-cell office:value-type="float" office:value="1.82869833559947" calcext:value-type="float">
            <text:p>1.82869833559947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2.96707110375698" calcext:value-type="float">
            <text:p>2.96707110375698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68.2185572530769" calcext:value-type="float">
            <text:p>-68.2185572530769</text:p>
          </table:table-cell>
          <table:table-cell office:value-type="float" office:value="1.62527877065996" calcext:value-type="float">
            <text:p>1.62527877065996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.96903274157906" calcext:value-type="float">
            <text:p>2.96903274157906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67.2967015277692" calcext:value-type="float">
            <text:p>-67.2967015277692</text:p>
          </table:table-cell>
          <table:table-cell office:value-type="float" office:value="1.46162201714251" calcext:value-type="float">
            <text:p>1.461622017142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97175438281445" calcext:value-type="float">
            <text:p>2.97175438281445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6.4670313749923" calcext:value-type="float">
            <text:p>-66.4670313749923</text:p>
          </table:table-cell>
          <table:table-cell office:value-type="float" office:value="1.32846944110851" calcext:value-type="float">
            <text:p>1.32846944110851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.96897905600249" calcext:value-type="float">
            <text:p>2.96897905600249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65.6203282374931" calcext:value-type="float">
            <text:p>-65.6203282374931</text:p>
          </table:table-cell>
          <table:table-cell office:value-type="float" office:value="1.20508147922462" calcext:value-type="float">
            <text:p>1.20508147922462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.97050130090439" calcext:value-type="float">
            <text:p>2.97050130090439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64.8582954137438" calcext:value-type="float">
            <text:p>-64.8582954137438</text:p>
          </table:table-cell>
          <table:table-cell office:value-type="float" office:value="1.10386196822183" calcext:value-type="float">
            <text:p>1.10386196822183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.9699330354826" calcext:value-type="float">
            <text:p>2.9699330354826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-64.1724658723694" calcext:value-type="float">
            <text:p>-64.1724658723694</text:p>
          </table:table-cell>
          <table:table-cell office:value-type="float" office:value="1.02005430628868" calcext:value-type="float">
            <text:p>1.02005430628868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.96758408658092" calcext:value-type="float">
            <text:p>2.96758408658092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-63.5552192851325" calcext:value-type="float">
            <text:p>-63.5552192851325</text:p>
          </table:table-cell>
          <table:table-cell office:value-type="float" office:value="0.950081724607188" calcext:value-type="float">
            <text:p>0.9500817246071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96622235956073" calcext:value-type="float">
            <text:p>2.96622235956073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-62.9996973566192" calcext:value-type="float">
            <text:p>-62.9996973566192</text:p>
          </table:table-cell>
          <table:table-cell office:value-type="float" office:value="0.891219884723075" calcext:value-type="float">
            <text:p>0.891219884723075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.96548567473393" calcext:value-type="float">
            <text:p>2.96548567473393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62.6997276209573" calcext:value-type="float">
            <text:p>-62.6997276209573</text:p>
          </table:table-cell>
          <table:table-cell office:value-type="float" office:value="0.860966752880358" calcext:value-type="float">
            <text:p>0.860966752880358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.96522636068196" calcext:value-type="float">
            <text:p>2.96522636068196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2.4297548588616" calcext:value-type="float">
            <text:p>-62.4297548588616</text:p>
          </table:table-cell>
          <table:table-cell office:value-type="float" office:value="0.834617992590963" calcext:value-type="float">
            <text:p>0.834617992590963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.96522636068196" calcext:value-type="float">
            <text:p>2.96522636068196</text:p>
          </table:table-cell>
          <table:table-cell office:value-type="float" office:value="-60" calcext:value-type="float">
            <text:p>-60</text:p>
          </table:table-cell>
          <table:table-cell office:value-type="float" office:value="-71" calcext:value-type="float">
            <text:p>-71</text:p>
          </table:table-cell>
          <table:table-cell office:value-type="float" office:value="-63.2867793729754" calcext:value-type="float">
            <text:p>-63.2867793729754</text:p>
          </table:table-cell>
          <table:table-cell office:value-type="float" office:value="0.921168266906625" calcext:value-type="float">
            <text:p>0.921168266906625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.96720044036586" calcext:value-type="float">
            <text:p>2.96720044036586</text:p>
          </table:table-cell>
          <table:table-cell office:value-type="float" office:value="-58" calcext:value-type="float">
            <text:p>-58</text:p>
          </table:table-cell>
          <table:table-cell office:value-type="float" office:value="-72" calcext:value-type="float">
            <text:p>-72</text:p>
          </table:table-cell>
          <table:table-cell office:value-type="float" office:value="-64.1581014356779" calcext:value-type="float">
            <text:p>-64.1581014356779</text:p>
          </table:table-cell>
          <table:table-cell office:value-type="float" office:value="1.01836876837874" calcext:value-type="float">
            <text:p>1.018368768378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9710303196574" calcext:value-type="float">
            <text:p>2.9710303196574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64.9422912921101" calcext:value-type="float">
            <text:p>-64.9422912921101</text:p>
          </table:table-cell>
          <table:table-cell office:value-type="float" office:value="1.11458851741678" calcext:value-type="float">
            <text:p>1.11458851741678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2.97061179073265" calcext:value-type="float">
            <text:p>2.9706117907326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5.6480621628991" calcext:value-type="float">
            <text:p>-65.6480621628991</text:p>
          </table:table-cell>
          <table:table-cell office:value-type="float" office:value="1.20893543725308" calcext:value-type="float">
            <text:p>1.20893543725308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2.97171073663896" calcext:value-type="float">
            <text:p>2.9717107366389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6.2832559466092" calcext:value-type="float">
            <text:p>-66.2832559466092</text:p>
          </table:table-cell>
          <table:table-cell office:value-type="float" office:value="1.30065704407736" calcext:value-type="float">
            <text:p>1.30065704407736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2.97009243225505" calcext:value-type="float">
            <text:p>2.97009243225505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6.9549303519483" calcext:value-type="float">
            <text:p>-66.9549303519483</text:p>
          </table:table-cell>
          <table:table-cell office:value-type="float" office:value="1.40522710312952" calcext:value-type="float">
            <text:p>1.40522710312952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2.97009243225505" calcext:value-type="float">
            <text:p>2.9700924322550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7.5594373167534" calcext:value-type="float">
            <text:p>-67.5594373167534</text:p>
          </table:table-cell>
          <table:table-cell office:value-type="float" office:value="1.50650946937948" calcext:value-type="float">
            <text:p>1.506509469379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97024523683931" calcext:value-type="float">
            <text:p>2.9702452368393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8.1034935850781" calcext:value-type="float">
            <text:p>-68.1034935850781</text:p>
          </table:table-cell>
          <table:table-cell office:value-type="float" office:value="1.60389036788555" calcext:value-type="float">
            <text:p>1.60389036788555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2.96254505022879" calcext:value-type="float">
            <text:p>2.9625450502287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8.4931442265703" calcext:value-type="float">
            <text:p>-68.4931442265703</text:p>
          </table:table-cell>
          <table:table-cell office:value-type="float" office:value="1.67747946077372" calcext:value-type="float">
            <text:p>1.67747946077372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.96285708277898" calcext:value-type="float">
            <text:p>2.96285708277898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8.5438298039133" calcext:value-type="float">
            <text:p>-68.5438298039133</text:p>
          </table:table-cell>
          <table:table-cell office:value-type="float" office:value="1.68729682848216" calcext:value-type="float">
            <text:p>1.68729682848216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.96251628485748" calcext:value-type="float">
            <text:p>2.96251628485748</text:p>
          </table:table-cell>
          <table:table-cell office:value-type="float" office:value="-73" calcext:value-type="float">
            <text:p>-73</text:p>
          </table:table-cell>
          <table:table-cell office:value-type="float" office:value="-61" calcext:value-type="float">
            <text:p>-61</text:p>
          </table:table-cell>
          <table:table-cell office:value-type="float" office:value="-67.7894468235219" calcext:value-type="float">
            <text:p>-67.7894468235219</text:p>
          </table:table-cell>
          <table:table-cell office:value-type="float" office:value="1.54693598141499" calcext:value-type="float">
            <text:p>1.54693598141499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.96310971570118" calcext:value-type="float">
            <text:p>2.96310971570118</text:p>
          </table:table-cell>
          <table:table-cell office:value-type="float" office:value="-69" calcext:value-type="float">
            <text:p>-69</text:p>
          </table:table-cell>
          <table:table-cell office:value-type="float" office:value="-59" calcext:value-type="float">
            <text:p>-59</text:p>
          </table:table-cell>
          <table:table-cell office:value-type="float" office:value="-66.9105021411698" calcext:value-type="float">
            <text:p>-66.9105021411698</text:p>
          </table:table-cell>
          <table:table-cell office:value-type="float" office:value="1.39805773629615" calcext:value-type="float">
            <text:p>1.398057736296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9629363623418" calcext:value-type="float">
            <text:p>2.9629363623418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66.1194519270528" calcext:value-type="float">
            <text:p>-66.1194519270528</text:p>
          </table:table-cell>
          <table:table-cell office:value-type="float" office:value="1.27635826904651" calcext:value-type="float">
            <text:p>1.27635826904651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.96342599561593" calcext:value-type="float">
            <text:p>2.96342599561593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5.4075067343475" calcext:value-type="float">
            <text:p>-65.4075067343475</text:p>
          </table:table-cell>
          <table:table-cell office:value-type="float" office:value="1.17591339286306" calcext:value-type="float">
            <text:p>1.17591339286306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.96301630601466" calcext:value-type="float">
            <text:p>2.96301630601466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4.7667560609128" calcext:value-type="float">
            <text:p>-64.7667560609128</text:p>
          </table:table-cell>
          <table:table-cell office:value-type="float" office:value="1.09228961110073" calcext:value-type="float">
            <text:p>1.09228961110073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.96258013787629" calcext:value-type="float">
            <text:p>2.96258013787629</text:p>
          </table:table-cell>
          <table:table-cell office:value-type="float" office:value="-59" calcext:value-type="float">
            <text:p>-59</text:p>
          </table:table-cell>
          <table:table-cell office:value-type="float" office:value="-73" calcext:value-type="float">
            <text:p>-73</text:p>
          </table:table-cell>
          <table:table-cell office:value-type="float" office:value="-65.5900804548215" calcext:value-type="float">
            <text:p>-65.5900804548215</text:p>
          </table:table-cell>
          <table:table-cell office:value-type="float" office:value="1.20089219647166" calcext:value-type="float">
            <text:p>1.20089219647166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.9638620392761" calcext:value-type="float">
            <text:p>2.9638620392761</text:p>
          </table:table-cell>
          <table:table-cell office:value-type="float" office:value="-59" calcext:value-type="float">
            <text:p>-59</text:p>
          </table:table-cell>
          <table:table-cell office:value-type="float" office:value="-73" calcext:value-type="float">
            <text:p>-73</text:p>
          </table:table-cell>
          <table:table-cell office:value-type="float" office:value="-66.3310724093393" calcext:value-type="float">
            <text:p>-66.3310724093393</text:p>
          </table:table-cell>
          <table:table-cell office:value-type="float" office:value="1.30783700194757" calcext:value-type="float">
            <text:p>1.307837001947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96575526002492" calcext:value-type="float">
            <text:p>2.9657552600249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6.9979651684054" calcext:value-type="float">
            <text:p>-66.9979651684054</text:p>
          </table:table-cell>
          <table:table-cell office:value-type="float" office:value="1.41220667012469" calcext:value-type="float">
            <text:p>1.41220667012469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.96721932393878" calcext:value-type="float">
            <text:p>2.9672193239387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7.5981686515649" calcext:value-type="float">
            <text:p>-67.5981686515649</text:p>
          </table:table-cell>
          <table:table-cell office:value-type="float" office:value="1.51324216012769" calcext:value-type="float">
            <text:p>1.51324216012769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.96746091419213" calcext:value-type="float">
            <text:p>2.9674609141921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8.1383517864084" calcext:value-type="float">
            <text:p>-68.1383517864084</text:p>
          </table:table-cell>
          <table:table-cell office:value-type="float" office:value="1.61034003192056" calcext:value-type="float">
            <text:p>1.61034003192056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.96854849373433" calcext:value-type="float">
            <text:p>2.9685484937343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8.6245166077675" calcext:value-type="float">
            <text:p>-68.6245166077675</text:p>
          </table:table-cell>
          <table:table-cell office:value-type="float" office:value="1.70304385023772" calcext:value-type="float">
            <text:p>1.70304385023772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.96622370301703" calcext:value-type="float">
            <text:p>2.96622370301703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9.0620649469908" calcext:value-type="float">
            <text:p>-69.0620649469908</text:p>
          </table:table-cell>
          <table:table-cell office:value-type="float" office:value="1.79103159576973" calcext:value-type="float">
            <text:p>1.791031595769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96646223639163" calcext:value-type="float">
            <text:p>2.9664622363916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4558584522917" calcext:value-type="float">
            <text:p>-69.4558584522917</text:p>
          </table:table-cell>
          <table:table-cell office:value-type="float" office:value="1.87410069885413" calcext:value-type="float">
            <text:p>1.87410069885413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.96646223639163" calcext:value-type="float">
            <text:p>2.9664622363916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8102726070625" calcext:value-type="float">
            <text:p>-69.8102726070625</text:p>
          </table:table-cell>
          <table:table-cell office:value-type="float" office:value="1.95215200146598" calcext:value-type="float">
            <text:p>1.95215200146598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.96597209291627" calcext:value-type="float">
            <text:p>2.9659720929162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1292453463563" calcext:value-type="float">
            <text:p>-70.1292453463563</text:p>
          </table:table-cell>
          <table:table-cell office:value-type="float" office:value="2.02517364660342" calcext:value-type="float">
            <text:p>2.02517364660342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.96577622524542" calcext:value-type="float">
            <text:p>2.9657762252454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4163208117207" calcext:value-type="float">
            <text:p>-70.4163208117207</text:p>
          </table:table-cell>
          <table:table-cell office:value-type="float" office:value="2.09322561491903" calcext:value-type="float">
            <text:p>2.09322561491903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.95802134201258" calcext:value-type="float">
            <text:p>2.9580213420125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6746887305486" calcext:value-type="float">
            <text:p>-70.6746887305486</text:p>
          </table:table-cell>
          <table:table-cell office:value-type="float" office:value="2.1564253895415" calcext:value-type="float">
            <text:p>2.15642538954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95709244808128" calcext:value-type="float">
            <text:p>2.9570924480812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0.9072198574937" calcext:value-type="float">
            <text:p>-70.9072198574937</text:p>
          </table:table-cell>
          <table:table-cell office:value-type="float" office:value="2.21493503588377" calcext:value-type="float">
            <text:p>2.21493503588377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2.95689611396346" calcext:value-type="float">
            <text:p>2.9568961139634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.1164978717444" calcext:value-type="float">
            <text:p>-71.1164978717444</text:p>
          </table:table-cell>
          <table:table-cell office:value-type="float" office:value="2.2689498327205" calcext:value-type="float">
            <text:p>2.2689498327205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2.95924128846834" calcext:value-type="float">
            <text:p>2.9592412884683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.3048480845699" calcext:value-type="float">
            <text:p>-71.3048480845699</text:p>
          </table:table-cell>
          <table:table-cell office:value-type="float" office:value="2.318688479584" calcext:value-type="float">
            <text:p>2.318688479584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2.95851249853826" calcext:value-type="float">
            <text:p>2.95851249853826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1.2743632761129" calcext:value-type="float">
            <text:p>-71.2743632761129</text:p>
          </table:table-cell>
          <table:table-cell office:value-type="float" office:value="2.31056485826696" calcext:value-type="float">
            <text:p>2.31056485826696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2.9559614646114" calcext:value-type="float">
            <text:p>2.9559614646114</text:p>
          </table:table-cell>
          <table:table-cell office:value-type="float" office:value="-73" calcext:value-type="float">
            <text:p>-73</text:p>
          </table:table-cell>
          <table:table-cell office:value-type="float" office:value="-59" calcext:value-type="float">
            <text:p>-59</text:p>
          </table:table-cell>
          <table:table-cell office:value-type="float" office:value="-70.0469269485017" calcext:value-type="float">
            <text:p>-70.0469269485017</text:p>
          </table:table-cell>
          <table:table-cell office:value-type="float" office:value="2.00607122020693" calcext:value-type="float">
            <text:p>2.006071220206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95893687874146" calcext:value-type="float">
            <text:p>2.95893687874146</text:p>
          </table:table-cell>
          <table:table-cell office:value-type="float" office:value="-71" calcext:value-type="float">
            <text:p>-71</text:p>
          </table:table-cell>
          <table:table-cell office:value-type="float" office:value="-59" calcext:value-type="float">
            <text:p>-59</text:p>
          </table:table-cell>
          <table:table-cell office:value-type="float" office:value="-68.9422342536515" calcext:value-type="float">
            <text:p>-68.9422342536515</text:p>
          </table:table-cell>
          <table:table-cell office:value-type="float" office:value="1.76649215341885" calcext:value-type="float">
            <text:p>1.76649215341885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2.95779031031148" calcext:value-type="float">
            <text:p>2.95779031031148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7.9480108282863" calcext:value-type="float">
            <text:p>-67.9480108282863</text:p>
          </table:table-cell>
          <table:table-cell office:value-type="float" office:value="1.57543518809016" calcext:value-type="float">
            <text:p>1.57543518809016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2.95779031031148" calcext:value-type="float">
            <text:p>2.95779031031148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67.0532097454577" calcext:value-type="float">
            <text:p>-67.0532097454577</text:p>
          </table:table-cell>
          <table:table-cell office:value-type="float" office:value="1.42121730622692" calcext:value-type="float">
            <text:p>1.42121730622692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2.95916578778747" calcext:value-type="float">
            <text:p>2.95916578778747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6.2478887709119" calcext:value-type="float">
            <text:p>-66.2478887709119</text:p>
          </table:table-cell>
          <table:table-cell office:value-type="float" office:value="1.29537180069751" calcext:value-type="float">
            <text:p>1.29537180069751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2.95893687874146" calcext:value-type="float">
            <text:p>2.95893687874146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-65.6230998938208" calcext:value-type="float">
            <text:p>-65.6230998938208</text:p>
          </table:table-cell>
          <table:table-cell office:value-type="float" office:value="1.20546608055039" calcext:value-type="float">
            <text:p>1.205466080550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95735591004467" calcext:value-type="float">
            <text:p>2.95735591004467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64.9607899044387" calcext:value-type="float">
            <text:p>-64.9607899044387</text:p>
          </table:table-cell>
          <table:table-cell office:value-type="float" office:value="1.11696482118175" calcext:value-type="float">
            <text:p>1.11696482118175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2.95533645075173" calcext:value-type="float">
            <text:p>2.95533645075173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64.3647109139948" calcext:value-type="float">
            <text:p>-64.3647109139948</text:p>
          </table:table-cell>
          <table:table-cell office:value-type="float" office:value="1.04288289819234" calcext:value-type="float">
            <text:p>1.04288289819234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2.95625034258378" calcext:value-type="float">
            <text:p>2.95625034258378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63.9282398225953" calcext:value-type="float">
            <text:p>-63.9282398225953</text:p>
          </table:table-cell>
          <table:table-cell office:value-type="float" office:value="0.99177233827938" calcext:value-type="float">
            <text:p>0.99177233827938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2.95625034258378" calcext:value-type="float">
            <text:p>2.9562503425837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4.4354158403358" calcext:value-type="float">
            <text:p>-64.4354158403358</text:p>
          </table:table-cell>
          <table:table-cell office:value-type="float" office:value="1.05140682545581" calcext:value-type="float">
            <text:p>1.05140682545581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2.95649412800604" calcext:value-type="float">
            <text:p>2.95649412800604</text:p>
          </table:table-cell>
          <table:table-cell office:value-type="float" office:value="-58" calcext:value-type="float">
            <text:p>-58</text:p>
          </table:table-cell>
          <table:table-cell office:value-type="float" office:value="-72" calcext:value-type="float">
            <text:p>-72</text:p>
          </table:table-cell>
          <table:table-cell office:value-type="float" office:value="-65.1918742563022" calcext:value-type="float">
            <text:p>-65.1918742563022</text:p>
          </table:table-cell>
          <table:table-cell office:value-type="float" office:value="1.14708001363042" calcext:value-type="float">
            <text:p>1.147080013630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95703667255207" calcext:value-type="float">
            <text:p>2.95703667255207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65.872686830672" calcext:value-type="float">
            <text:p>-65.872686830672</text:p>
          </table:table-cell>
          <table:table-cell office:value-type="float" office:value="1.24060732632377" calcext:value-type="float">
            <text:p>1.24060732632377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2.95180353602381" calcext:value-type="float">
            <text:p>2.9518035360238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6.4854181476048" calcext:value-type="float">
            <text:p>-66.4854181476048</text:p>
          </table:table-cell>
          <table:table-cell office:value-type="float" office:value="1.33128459744181" calcext:value-type="float">
            <text:p>1.33128459744181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2.95131522434796" calcext:value-type="float">
            <text:p>2.9513152243479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7.1368763328443" calcext:value-type="float">
            <text:p>-67.1368763328443</text:p>
          </table:table-cell>
          <table:table-cell office:value-type="float" office:value="1.43497328760463" calcext:value-type="float">
            <text:p>1.43497328760463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2.95138063839796" calcext:value-type="float">
            <text:p>2.9513806383979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7.7231886995599" calcext:value-type="float">
            <text:p>-67.7231886995599</text:p>
          </table:table-cell>
          <table:table-cell office:value-type="float" office:value="1.53518046345953" calcext:value-type="float">
            <text:p>1.53518046345953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2.95109785023617" calcext:value-type="float">
            <text:p>2.95109785023617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8.2508698296039" calcext:value-type="float">
            <text:p>-68.2508698296039</text:p>
          </table:table-cell>
          <table:table-cell office:value-type="float" office:value="1.63133626768512" calcext:value-type="float">
            <text:p>1.631336267685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94698508831322" calcext:value-type="float">
            <text:p>2.94698508831322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8.7257828466435" calcext:value-type="float">
            <text:p>-68.7257828466435</text:p>
          </table:table-cell>
          <table:table-cell office:value-type="float" office:value="1.72301533343226" calcext:value-type="float">
            <text:p>1.72301533343226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2.95018288308473" calcext:value-type="float">
            <text:p>2.9501828830847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1532045619792" calcext:value-type="float">
            <text:p>-69.1532045619792</text:p>
          </table:table-cell>
          <table:table-cell office:value-type="float" office:value="1.80992353816575" calcext:value-type="float">
            <text:p>1.80992353816575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.94816965510004" calcext:value-type="float">
            <text:p>2.9481696551000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5378841057813" calcext:value-type="float">
            <text:p>-69.5378841057813</text:p>
          </table:table-cell>
          <table:table-cell office:value-type="float" office:value="1.8918826973762" calcext:value-type="float">
            <text:p>1.8918826973762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2.94816965510004" calcext:value-type="float">
            <text:p>2.94816965510004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69.6840956952031" calcext:value-type="float">
            <text:p>-69.6840956952031</text:p>
          </table:table-cell>
          <table:table-cell office:value-type="float" office:value="1.9239987465198" calcext:value-type="float">
            <text:p>1.9239987465198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2.94982102133769" calcext:value-type="float">
            <text:p>2.94982102133769</text:p>
          </table:table-cell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office:value-type="float" office:value="-68.7156861256828" calcext:value-type="float">
            <text:p>-68.7156861256828</text:p>
          </table:table-cell>
          <table:table-cell office:value-type="float" office:value="1.72101361588718" calcext:value-type="float">
            <text:p>1.721013615887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94934228002433" calcext:value-type="float">
            <text:p>2.94934228002433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-67.8441175131145" calcext:value-type="float">
            <text:p>-67.8441175131145</text:p>
          </table:table-cell>
          <table:table-cell office:value-type="float" office:value="1.55670340608057" calcext:value-type="float">
            <text:p>1.55670340608057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2.94855390557066" calcext:value-type="float">
            <text:p>2.94855390557066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7.0597057618031" calcext:value-type="float">
            <text:p>-67.0597057618031</text:p>
          </table:table-cell>
          <table:table-cell office:value-type="float" office:value="1.42228060594775" calcext:value-type="float">
            <text:p>1.42228060594775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2.94855390557066" calcext:value-type="float">
            <text:p>2.94855390557066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6.3537351856228" calcext:value-type="float">
            <text:p>-66.3537351856228</text:p>
          </table:table-cell>
          <table:table-cell office:value-type="float" office:value="1.3112537984806" calcext:value-type="float">
            <text:p>1.3112537984806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2.94919239057478" calcext:value-type="float">
            <text:p>2.94919239057478</text:p>
          </table:table-cell>
          <table:table-cell office:value-type="float" office:value="-58" calcext:value-type="float">
            <text:p>-58</text:p>
          </table:table-cell>
          <table:table-cell office:value-type="float" office:value="-71" calcext:value-type="float">
            <text:p>-71</text:p>
          </table:table-cell>
          <table:table-cell office:value-type="float" office:value="-66.8183616670605" calcext:value-type="float">
            <text:p>-66.8183616670605</text:p>
          </table:table-cell>
          <table:table-cell office:value-type="float" office:value="1.38330543522232" calcext:value-type="float">
            <text:p>1.38330543522232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2.94717347519048" calcext:value-type="float">
            <text:p>2.94717347519048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67.4365255003545" calcext:value-type="float">
            <text:p>-67.4365255003545</text:p>
          </table:table-cell>
          <table:table-cell office:value-type="float" office:value="1.48534136230005" calcext:value-type="float">
            <text:p>1.485341362300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94852675294311" calcext:value-type="float">
            <text:p>2.94852675294311</text:p>
          </table:table-cell>
          <table:table-cell office:value-type="float" office:value="-60" calcext:value-type="float">
            <text:p>-60</text:p>
          </table:table-cell>
          <table:table-cell office:value-type="float" office:value="-73" calcext:value-type="float">
            <text:p>-73</text:p>
          </table:table-cell>
          <table:table-cell office:value-type="float" office:value="-67.992872950319" calcext:value-type="float">
            <text:p>-67.992872950319</text:p>
          </table:table-cell>
          <table:table-cell office:value-type="float" office:value="1.58359327039738" calcext:value-type="float">
            <text:p>1.58359327039738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2.94953177623338" calcext:value-type="float">
            <text:p>2.9495317762333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8.4935856552871" calcext:value-type="float">
            <text:p>-68.4935856552871</text:p>
          </table:table-cell>
          <table:table-cell office:value-type="float" office:value="1.6775647147262" calcext:value-type="float">
            <text:p>1.6775647147262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2.94964490756849" calcext:value-type="float">
            <text:p>2.9496449075684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8.9442270897584" calcext:value-type="float">
            <text:p>-68.9442270897584</text:p>
          </table:table-cell>
          <table:table-cell office:value-type="float" office:value="1.76689749281005" calcext:value-type="float">
            <text:p>1.76689749281005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2.94707026665254" calcext:value-type="float">
            <text:p>2.9470702666525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3498043807826" calcext:value-type="float">
            <text:p>-69.3498043807826</text:p>
          </table:table-cell>
          <table:table-cell office:value-type="float" office:value="1.85135719840442" calcext:value-type="float">
            <text:p>1.85135719840442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2.94710314140783" calcext:value-type="float">
            <text:p>2.9471031414078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7148239427043" calcext:value-type="float">
            <text:p>-69.7148239427043</text:p>
          </table:table-cell>
          <table:table-cell office:value-type="float" office:value="1.93081736989015" calcext:value-type="float">
            <text:p>1.93081736989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94689063825091" calcext:value-type="float">
            <text:p>2.9468906382509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0433415484339" calcext:value-type="float">
            <text:p>-70.0433415484339</text:p>
          </table:table-cell>
          <table:table-cell office:value-type="float" office:value="2.00524331611158" calcext:value-type="float">
            <text:p>2.00524331611158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2.94689063825091" calcext:value-type="float">
            <text:p>2.94689063825091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0.3390073935905" calcext:value-type="float">
            <text:p>-70.3390073935905</text:p>
          </table:table-cell>
          <table:table-cell office:value-type="float" office:value="2.0746764139612" calcext:value-type="float">
            <text:p>2.0746764139612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2.94858368116239" calcext:value-type="float">
            <text:p>2.9485836811623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6051066542315" calcext:value-type="float">
            <text:p>-70.6051066542315</text:p>
          </table:table-cell>
          <table:table-cell office:value-type="float" office:value="2.1392194210676" calcext:value-type="float">
            <text:p>2.1392194210676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2.94931476986005" calcext:value-type="float">
            <text:p>2.94931476986005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0.8445959888083" calcext:value-type="float">
            <text:p>-70.8445959888083</text:p>
          </table:table-cell>
          <table:table-cell office:value-type="float" office:value="2.19902314019264" calcext:value-type="float">
            <text:p>2.19902314019264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2.94799873299445" calcext:value-type="float">
            <text:p>2.9479987329944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.0601363899275" calcext:value-type="float">
            <text:p>-71.0601363899275</text:p>
          </table:table-cell>
          <table:table-cell office:value-type="float" office:value="2.2542746095555" calcext:value-type="float">
            <text:p>2.25427460955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94781395922567" calcext:value-type="float">
            <text:p>2.9478139592256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.2541227509347" calcext:value-type="float">
            <text:p>-71.2541227509347</text:p>
          </table:table-cell>
          <table:table-cell office:value-type="float" office:value="2.30518687162875" calcext:value-type="float">
            <text:p>2.30518687162875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2.94867909710411" calcext:value-type="float">
            <text:p>2.9486790971041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.4287104758413" calcext:value-type="float">
            <text:p>-71.4287104758413</text:p>
          </table:table-cell>
          <table:table-cell office:value-type="float" office:value="2.35199028639097" calcext:value-type="float">
            <text:p>2.35199028639097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2.94787150680331" calcext:value-type="float">
            <text:p>2.9478715068033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.5858394282571" calcext:value-type="float">
            <text:p>-71.5858394282571</text:p>
          </table:table-cell>
          <table:table-cell office:value-type="float" office:value="2.39492529729428" calcext:value-type="float">
            <text:p>2.39492529729428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2.9477856798364" calcext:value-type="float">
            <text:p>2.947785679836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.7272554854314" calcext:value-type="float">
            <text:p>-71.7272554854314</text:p>
          </table:table-cell>
          <table:table-cell office:value-type="float" office:value="2.43423652317443" calcext:value-type="float">
            <text:p>2.43423652317443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2.94713244049631" calcext:value-type="float">
            <text:p>2.94713244049631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71.4545299368883" calcext:value-type="float">
            <text:p>-71.4545299368883</text:p>
          </table:table-cell>
          <table:table-cell office:value-type="float" office:value="2.3589921562727" calcext:value-type="float">
            <text:p>2.35899215627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94713244049631" calcext:value-type="float">
            <text:p>2.94713244049631</text:p>
          </table:table-cell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office:value-type="float" office:value="-70.3090769431995" calcext:value-type="float">
            <text:p>-70.3090769431995</text:p>
          </table:table-cell>
          <table:table-cell office:value-type="float" office:value="2.06753965106571" calcext:value-type="float">
            <text:p>2.06753965106571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2.9484410028737" calcext:value-type="float">
            <text:p>2.9484410028737</text:p>
          </table:table-cell>
          <table:table-cell office:value-type="float" office:value="-69" calcext:value-type="float">
            <text:p>-69</text:p>
          </table:table-cell>
          <table:table-cell office:value-type="float" office:value="-60" calcext:value-type="float">
            <text:p>-60</text:p>
          </table:table-cell>
          <table:table-cell office:value-type="float" office:value="-69.2781692488795" calcext:value-type="float">
            <text:p>-69.2781692488795</text:p>
          </table:table-cell>
          <table:table-cell office:value-type="float" office:value="1.83615129142164" calcext:value-type="float">
            <text:p>1.83615129142164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2.94873468018557" calcext:value-type="float">
            <text:p>2.94873468018557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8.2503523239916" calcext:value-type="float">
            <text:p>-68.2503523239916</text:p>
          </table:table-cell>
          <table:table-cell office:value-type="float" office:value="1.63123907550788" calcext:value-type="float">
            <text:p>1.63123907550788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2.94494695575674" calcext:value-type="float">
            <text:p>2.94494695575674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7.4253170915924" calcext:value-type="float">
            <text:p>-67.4253170915924</text:p>
          </table:table-cell>
          <table:table-cell office:value-type="float" office:value="1.48342589056034" calcext:value-type="float">
            <text:p>1.48342589056034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2.94532104130794" calcext:value-type="float">
            <text:p>2.94532104130794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66.6827853824332" calcext:value-type="float">
            <text:p>-66.6827853824332</text:p>
          </table:table-cell>
          <table:table-cell office:value-type="float" office:value="1.36188133919955" calcext:value-type="float">
            <text:p>1.361881339199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94424221854713" calcext:value-type="float">
            <text:p>2.94424221854713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-66.0145068441899" calcext:value-type="float">
            <text:p>-66.0145068441899</text:p>
          </table:table-cell>
          <table:table-cell office:value-type="float" office:value="1.26102977820523" calcext:value-type="float">
            <text:p>1.26102977820523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2.94301020354921" calcext:value-type="float">
            <text:p>2.94301020354921</text:p>
          </table:table-cell>
          <table:table-cell office:value-type="float" office:value="-45" calcext:value-type="float">
            <text:p>-45</text:p>
          </table:table-cell>
          <table:table-cell office:value-type="float" office:value="-60" calcext:value-type="float">
            <text:p>-60</text:p>
          </table:table-cell>
          <table:table-cell office:value-type="float" office:value="-65.4130561597709" calcext:value-type="float">
            <text:p>-65.4130561597709</text:p>
          </table:table-cell>
          <table:table-cell office:value-type="float" office:value="1.17666492540779" calcext:value-type="float">
            <text:p>1.17666492540779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2.94205461048558" calcext:value-type="float">
            <text:p>2.94205461048558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4.8717505437938" calcext:value-type="float">
            <text:p>-64.8717505437938</text:p>
          </table:table-cell>
          <table:table-cell office:value-type="float" office:value="1.10557326284248" calcext:value-type="float">
            <text:p>1.10557326284248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2.94039334126265" calcext:value-type="float">
            <text:p>2.94039334126265</text:p>
          </table:table-cell>
          <table:table-cell office:value-type="float" office:value="-70" calcext:value-type="float">
            <text:p>-70</text:p>
          </table:table-cell>
          <table:table-cell office:value-type="float" office:value="-60" calcext:value-type="float">
            <text:p>-60</text:p>
          </table:table-cell>
          <table:table-cell office:value-type="float" office:value="-64.3845754894144" calcext:value-type="float">
            <text:p>-64.3845754894144</text:p>
          </table:table-cell>
          <table:table-cell office:value-type="float" office:value="1.04527069427162" calcext:value-type="float">
            <text:p>1.04527069427162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2.94145587312018" calcext:value-type="float">
            <text:p>2.94145587312018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63.946117940473" calcext:value-type="float">
            <text:p>-63.946117940473</text:p>
          </table:table-cell>
          <table:table-cell office:value-type="float" office:value="0.993815800016717" calcext:value-type="float">
            <text:p>0.9938158000167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94181634388534" calcext:value-type="float">
            <text:p>2.94181634388534</text:p>
          </table:table-cell>
          <table:table-cell office:value-type="float" office:value="-60" calcext:value-type="float">
            <text:p>-60</text:p>
          </table:table-cell>
          <table:table-cell office:value-type="float" office:value="-71" calcext:value-type="float">
            <text:p>-71</text:p>
          </table:table-cell>
          <table:table-cell office:value-type="float" office:value="-64.6515061464257" calcext:value-type="float">
            <text:p>-64.6515061464257</text:p>
          </table:table-cell>
          <table:table-cell office:value-type="float" office:value="1.07789214562165" calcext:value-type="float">
            <text:p>1.07789214562165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2.94145587312018" calcext:value-type="float">
            <text:p>2.94145587312018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65.3863555317831" calcext:value-type="float">
            <text:p>-65.3863555317831</text:p>
          </table:table-cell>
          <table:table-cell office:value-type="float" office:value="1.17305338372021" calcext:value-type="float">
            <text:p>1.17305338372021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2.93820660220737" calcext:value-type="float">
            <text:p>2.93820660220737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66.0477199786048" calcext:value-type="float">
            <text:p>-66.0477199786048</text:p>
          </table:table-cell>
          <table:table-cell office:value-type="float" office:value="1.26586093898894" calcext:value-type="float">
            <text:p>1.26586093898894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2.94399942331517" calcext:value-type="float">
            <text:p>2.9439994233151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6.6429479807443" calcext:value-type="float">
            <text:p>-66.6429479807443</text:p>
          </table:table-cell>
          <table:table-cell office:value-type="float" office:value="1.35564944010837" calcext:value-type="float">
            <text:p>1.35564944010837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2.94455009802893" calcext:value-type="float">
            <text:p>2.94455009802893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7.1786531826699" calcext:value-type="float">
            <text:p>-67.1786531826699</text:p>
          </table:table-cell>
          <table:table-cell office:value-type="float" office:value="1.44189175722951" calcext:value-type="float">
            <text:p>1.441891757229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94373651467046" calcext:value-type="float">
            <text:p>2.94373651467046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7.6607878644029" calcext:value-type="float">
            <text:p>-67.6607878644029</text:p>
          </table:table-cell>
          <table:table-cell office:value-type="float" office:value="1.52419100116425" calcext:value-type="float">
            <text:p>1.52419100116425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2.94318386445099" calcext:value-type="float">
            <text:p>2.9431838644509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8.0947090779626" calcext:value-type="float">
            <text:p>-68.0947090779626</text:p>
          </table:table-cell>
          <table:table-cell office:value-type="float" office:value="1.60226908731899" calcext:value-type="float">
            <text:p>1.60226908731899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2.93989701509612" calcext:value-type="float">
            <text:p>2.93989701509612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office:value-type="float" office:value="-68.4852381701664" calcext:value-type="float">
            <text:p>-68.4852381701664</text:p>
          </table:table-cell>
          <table:table-cell office:value-type="float" office:value="1.67595328281776" calcext:value-type="float">
            <text:p>1.67595328281776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2.93989701509612" calcext:value-type="float">
            <text:p>2.93989701509612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8.8367143531497" calcext:value-type="float">
            <text:p>-68.8367143531497</text:p>
          </table:table-cell>
          <table:table-cell office:value-type="float" office:value="1.74516187855435" calcext:value-type="float">
            <text:p>1.74516187855435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2.93845092741726" calcext:value-type="float">
            <text:p>2.9384509274172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9.1530429178348" calcext:value-type="float">
            <text:p>-69.1530429178348</text:p>
          </table:table-cell>
          <table:table-cell office:value-type="float" office:value="1.80988985585666" calcext:value-type="float">
            <text:p>1.809889855856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93795330658664" calcext:value-type="float">
            <text:p>2.9379533065866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9.2377386260513" calcext:value-type="float">
            <text:p>-69.2377386260513</text:p>
          </table:table-cell>
          <table:table-cell office:value-type="float" office:value="1.82762433165918" calcext:value-type="float">
            <text:p>1.82762433165918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2.93856846649456" calcext:value-type="float">
            <text:p>2.93856846649456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68.3139647634462" calcext:value-type="float">
            <text:p>-68.3139647634462</text:p>
          </table:table-cell>
          <table:table-cell office:value-type="float" office:value="1.64322955750409" calcext:value-type="float">
            <text:p>1.64322955750409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2.93918383788248" calcext:value-type="float">
            <text:p>2.93918383788248</text:p>
          </table:table-cell>
          <table:table-cell office:value-type="float" office:value="-70" calcext:value-type="float">
            <text:p>-70</text:p>
          </table:table-cell>
          <table:table-cell office:value-type="float" office:value="-60" calcext:value-type="float">
            <text:p>-60</text:p>
          </table:table-cell>
          <table:table-cell office:value-type="float" office:value="-67.4825682871015" calcext:value-type="float">
            <text:p>-67.4825682871015</text:p>
          </table:table-cell>
          <table:table-cell office:value-type="float" office:value="1.49323587172738" calcext:value-type="float">
            <text:p>1.49323587172738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2.94013004670653" calcext:value-type="float">
            <text:p>2.94013004670653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6.7343114583914" calcext:value-type="float">
            <text:p>-66.7343114583914</text:p>
          </table:table-cell>
          <table:table-cell office:value-type="float" office:value="1.36998424556283" calcext:value-type="float">
            <text:p>1.36998424556283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2.94013004670653" calcext:value-type="float">
            <text:p>2.94013004670653</text:p>
          </table:table-cell>
          <table:table-cell office:value-type="float" office:value="-59" calcext:value-type="float">
            <text:p>-59</text:p>
          </table:table-cell>
          <table:table-cell office:value-type="float" office:value="-71" calcext:value-type="float">
            <text:p>-71</text:p>
          </table:table-cell>
          <table:table-cell office:value-type="float" office:value="-67.1608803125523" calcext:value-type="float">
            <text:p>-67.1608803125523</text:p>
          </table:table-cell>
          <table:table-cell office:value-type="float" office:value="1.43894440749015" calcext:value-type="float">
            <text:p>1.43894440749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94019157554945" calcext:value-type="float">
            <text:p>2.94019157554945</text:p>
          </table:table-cell>
          <table:table-cell office:value-type="float" office:value="-59" calcext:value-type="float">
            <text:p>-59</text:p>
          </table:table-cell>
          <table:table-cell office:value-type="float" office:value="-72" calcext:value-type="float">
            <text:p>-72</text:p>
          </table:table-cell>
          <table:table-cell office:value-type="float" office:value="-67.644792281297" calcext:value-type="float">
            <text:p>-67.644792281297</text:p>
          </table:table-cell>
          <table:table-cell office:value-type="float" office:value="1.52138669559417" calcext:value-type="float">
            <text:p>1.52138669559417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2.93803107376593" calcext:value-type="float">
            <text:p>2.93803107376593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68.1803130531673" calcext:value-type="float">
            <text:p>-68.1803130531673</text:p>
          </table:table-cell>
          <table:table-cell office:value-type="float" office:value="1.61813835685161" calcext:value-type="float">
            <text:p>1.61813835685161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2.93437076457306" calcext:value-type="float">
            <text:p>2.9343707645730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8.6622817478506" calcext:value-type="float">
            <text:p>-68.6622817478506</text:p>
          </table:table-cell>
          <table:table-cell office:value-type="float" office:value="1.71046458816119" calcext:value-type="float">
            <text:p>1.71046458816119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2.9344689865385" calcext:value-type="float">
            <text:p>2.9344689865385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9.0960535730656" calcext:value-type="float">
            <text:p>-69.0960535730656</text:p>
          </table:table-cell>
          <table:table-cell office:value-type="float" office:value="1.79805378522811" calcext:value-type="float">
            <text:p>1.79805378522811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2.9344689865385" calcext:value-type="float">
            <text:p>2.934468986538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486448215759" calcext:value-type="float">
            <text:p>-69.486448215759</text:p>
          </table:table-cell>
          <table:table-cell office:value-type="float" office:value="1.8807124987762" calcext:value-type="float">
            <text:p>1.88071249877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93243808228608" calcext:value-type="float">
            <text:p>2.9324380822860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8378033941831" calcext:value-type="float">
            <text:p>-69.8378033941831</text:p>
          </table:table-cell>
          <table:table-cell office:value-type="float" office:value="1.9583493568772" calcext:value-type="float">
            <text:p>1.9583493568772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2.9315544591195" calcext:value-type="float">
            <text:p>2.931554459119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1540230547648" calcext:value-type="float">
            <text:p>-70.1540230547648</text:p>
          </table:table-cell>
          <table:table-cell office:value-type="float" office:value="2.03095898395059" calcext:value-type="float">
            <text:p>2.03095898395059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2.93352602572264" calcext:value-type="float">
            <text:p>2.9335260257226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0.3386207492883" calcext:value-type="float">
            <text:p>-70.3386207492883</text:p>
          </table:table-cell>
          <table:table-cell office:value-type="float" office:value="2.07458406372487" calcext:value-type="float">
            <text:p>2.07458406372487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2.93288811706627" calcext:value-type="float">
            <text:p>2.9328881170662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6047586743595" calcext:value-type="float">
            <text:p>-70.6047586743595</text:p>
          </table:table-cell>
          <table:table-cell office:value-type="float" office:value="2.13913371995694" calcext:value-type="float">
            <text:p>2.13913371995694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2.93277811294995" calcext:value-type="float">
            <text:p>2.9327781129499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8442828069235" calcext:value-type="float">
            <text:p>-70.8442828069235</text:p>
          </table:table-cell>
          <table:table-cell office:value-type="float" office:value="2.19894385277078" calcext:value-type="float">
            <text:p>2.198943852770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93636704657813" calcext:value-type="float">
            <text:p>2.93636704657813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1.0598545262312" calcext:value-type="float">
            <text:p>-71.0598545262312</text:p>
          </table:table-cell>
          <table:table-cell office:value-type="float" office:value="2.25420145782426" calcext:value-type="float">
            <text:p>2.25420145782426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2.93587923594028" calcext:value-type="float">
            <text:p>2.9358792359402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1.2538690736081" calcext:value-type="float">
            <text:p>-71.2538690736081</text:p>
          </table:table-cell>
          <table:table-cell office:value-type="float" office:value="2.30511954805821" calcext:value-type="float">
            <text:p>2.30511954805821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2.93447874935442" calcext:value-type="float">
            <text:p>2.9344787493544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.4284821662473" calcext:value-type="float">
            <text:p>-71.4284821662473</text:p>
          </table:table-cell>
          <table:table-cell office:value-type="float" office:value="2.3519284648721" calcext:value-type="float">
            <text:p>2.3519284648721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2.93541319303995" calcext:value-type="float">
            <text:p>2.93541319303995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4856339496225" calcext:value-type="float">
            <text:p>-71.4856339496225</text:p>
          </table:table-cell>
          <table:table-cell office:value-type="float" office:value="2.36745480751375" calcext:value-type="float">
            <text:p>2.36745480751375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2.93294980905982" calcext:value-type="float">
            <text:p>2.93294980905982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5370705546603" calcext:value-type="float">
            <text:p>-71.5370705546603</text:p>
          </table:table-cell>
          <table:table-cell office:value-type="float" office:value="2.38151613219627" calcext:value-type="float">
            <text:p>2.381516132196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93630912720375" calcext:value-type="float">
            <text:p>2.93630912720375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4833634991943" calcext:value-type="float">
            <text:p>-71.4833634991943</text:p>
          </table:table-cell>
          <table:table-cell office:value-type="float" office:value="2.36683604690978" calcext:value-type="float">
            <text:p>2.36683604690978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2.93936599913843" calcext:value-type="float">
            <text:p>2.93936599913843</text:p>
          </table:table-cell>
          <table:table-cell office:value-type="float" office:value="-72" calcext:value-type="float">
            <text:p>-72</text:p>
          </table:table-cell>
          <table:table-cell office:value-type="float" office:value="-61" calcext:value-type="float">
            <text:p>-61</text:p>
          </table:table-cell>
          <table:table-cell office:value-type="float" office:value="-70.4350271492748" calcext:value-type="float">
            <text:p>-70.4350271492748</text:p>
          </table:table-cell>
          <table:table-cell office:value-type="float" office:value="2.09773854123674" calcext:value-type="float">
            <text:p>2.09773854123674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2.93957500220831" calcext:value-type="float">
            <text:p>2.93957500220831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-69.3915244343473" calcext:value-type="float">
            <text:p>-69.3915244343473</text:p>
          </table:table-cell>
          <table:table-cell office:value-type="float" office:value="1.86027102514209" calcext:value-type="float">
            <text:p>1.86027102514209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2.93964715983412" calcext:value-type="float">
            <text:p>2.93964715983412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8.3523719909126" calcext:value-type="float">
            <text:p>-68.3523719909126</text:p>
          </table:table-cell>
          <table:table-cell office:value-type="float" office:value="1.65051167066223" calcext:value-type="float">
            <text:p>1.65051167066223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2.94198611032082" calcext:value-type="float">
            <text:p>2.94198611032082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7.5171347918213" calcext:value-type="float">
            <text:p>-67.5171347918213</text:p>
          </table:table-cell>
          <table:table-cell office:value-type="float" office:value="1.49919021712661" calcext:value-type="float">
            <text:p>1.499190217126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94337725262284" calcext:value-type="float">
            <text:p>2.94337725262284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6.7654213126392" calcext:value-type="float">
            <text:p>-66.7654213126392</text:p>
          </table:table-cell>
          <table:table-cell office:value-type="float" office:value="1.37489985331949" calcext:value-type="float">
            <text:p>1.37489985331949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2.94231247426141" calcext:value-type="float">
            <text:p>2.94231247426141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5.9888791813753" calcext:value-type="float">
            <text:p>-65.9888791813753</text:p>
          </table:table-cell>
          <table:table-cell office:value-type="float" office:value="1.25731460126439" calcext:value-type="float">
            <text:p>1.25731460126439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2.94211948286359" calcext:value-type="float">
            <text:p>2.94211948286359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65.3899912632378" calcext:value-type="float">
            <text:p>-65.3899912632378</text:p>
          </table:table-cell>
          <table:table-cell office:value-type="float" office:value="1.17354450207283" calcext:value-type="float">
            <text:p>1.17354450207283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2.94191798393915" calcext:value-type="float">
            <text:p>2.94191798393915</text:p>
          </table:table-cell>
          <table:table-cell office:value-type="float" office:value="-72" calcext:value-type="float">
            <text:p>-72</text:p>
          </table:table-cell>
          <table:table-cell office:value-type="float" office:value="-61" calcext:value-type="float">
            <text:p>-61</text:p>
          </table:table-cell>
          <table:table-cell office:value-type="float" office:value="-64.950992136914" calcext:value-type="float">
            <text:p>-64.950992136914</text:p>
          </table:table-cell>
          <table:table-cell office:value-type="float" office:value="1.11570558440893" calcext:value-type="float">
            <text:p>1.11570558440893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2.93713774560333" calcext:value-type="float">
            <text:p>2.93713774560333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4.4558929232226" calcext:value-type="float">
            <text:p>-64.4558929232226</text:p>
          </table:table-cell>
          <table:table-cell office:value-type="float" office:value="1.05388845300046" calcext:value-type="float">
            <text:p>1.053888453000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93545271452112" calcext:value-type="float">
            <text:p>2.93545271452112</text:p>
          </table:table-cell>
          <table:table-cell office:value-type="float" office:value="-59" calcext:value-type="float">
            <text:p>-59</text:p>
          </table:table-cell>
          <table:table-cell office:value-type="float" office:value="-61" calcext:value-type="float">
            <text:p>-61</text:p>
          </table:table-cell>
          <table:table-cell office:value-type="float" office:value="-64.1103036309003" calcext:value-type="float">
            <text:p>-64.1103036309003</text:p>
          </table:table-cell>
          <table:table-cell office:value-type="float" office:value="1.01278015174818" calcext:value-type="float">
            <text:p>1.01278015174818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2.93661758337379" calcext:value-type="float">
            <text:p>2.93661758337379</text:p>
          </table:table-cell>
          <table:table-cell office:value-type="float" office:value="-61" calcext:value-type="float">
            <text:p>-61</text:p>
          </table:table-cell>
          <table:table-cell office:value-type="float" office:value="-72" calcext:value-type="float">
            <text:p>-72</text:p>
          </table:table-cell>
          <table:table-cell office:value-type="float" office:value="-64.8992732678103" calcext:value-type="float">
            <text:p>-64.8992732678103</text:p>
          </table:table-cell>
          <table:table-cell office:value-type="float" office:value="1.10908201655605" calcext:value-type="float">
            <text:p>1.10908201655605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2.93561116465582" calcext:value-type="float">
            <text:p>2.93561116465582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5.6093459410293" calcext:value-type="float">
            <text:p>-65.6093459410293</text:p>
          </table:table-cell>
          <table:table-cell office:value-type="float" office:value="1.20355875681362" calcext:value-type="float">
            <text:p>1.20355875681362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2.93903960152957" calcext:value-type="float">
            <text:p>2.93903960152957</text:p>
          </table:table-cell>
          <table:table-cell office:value-type="float" office:value="-58" calcext:value-type="float">
            <text:p>-58</text:p>
          </table:table-cell>
          <table:table-cell office:value-type="float" office:value="-72" calcext:value-type="float">
            <text:p>-72</text:p>
          </table:table-cell>
          <table:table-cell office:value-type="float" office:value="-66.2484113469264" calcext:value-type="float">
            <text:p>-66.2484113469264</text:p>
          </table:table-cell>
          <table:table-cell office:value-type="float" office:value="1.29544973751512" calcext:value-type="float">
            <text:p>1.29544973751512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2.93787968524002" calcext:value-type="float">
            <text:p>2.93787968524002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6.8235702122337" calcext:value-type="float">
            <text:p>-66.8235702122337</text:p>
          </table:table-cell>
          <table:table-cell office:value-type="float" office:value="1.38413519127991" calcext:value-type="float">
            <text:p>1.384135191279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93763558110642" calcext:value-type="float">
            <text:p>2.93763558110642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67.2412131910104" calcext:value-type="float">
            <text:p>-67.2412131910104</text:p>
          </table:table-cell>
          <table:table-cell office:value-type="float" office:value="1.45231445366677" calcext:value-type="float">
            <text:p>1.45231445366677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2.93763558110642" calcext:value-type="float">
            <text:p>2.93763558110642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67.6170918719093" calcext:value-type="float">
            <text:p>-67.6170918719093</text:p>
          </table:table-cell>
          <table:table-cell office:value-type="float" office:value="1.51654252790577" calcext:value-type="float">
            <text:p>1.51654252790577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2.93769484729536" calcext:value-type="float">
            <text:p>2.93769484729536</text:p>
          </table:table-cell>
          <table:table-cell office:value-type="float" office:value="-58" calcext:value-type="float">
            <text:p>-58</text:p>
          </table:table-cell>
          <table:table-cell office:value-type="float" office:value="-71" calcext:value-type="float">
            <text:p>-71</text:p>
          </table:table-cell>
          <table:table-cell office:value-type="float" office:value="-67.9553826847184" calcext:value-type="float">
            <text:p>-67.9553826847184</text:p>
          </table:table-cell>
          <table:table-cell office:value-type="float" office:value="1.57677285324007" calcext:value-type="float">
            <text:p>1.57677285324007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2.93603150300524" calcext:value-type="float">
            <text:p>2.93603150300524</text:p>
          </table:table-cell>
          <table:table-cell office:value-type="float" office:value="-61" calcext:value-type="float">
            <text:p>-61</text:p>
          </table:table-cell>
          <table:table-cell office:value-type="float" office:value="-71" calcext:value-type="float">
            <text:p>-71</text:p>
          </table:table-cell>
          <table:table-cell office:value-type="float" office:value="-68.2598444162465" calcext:value-type="float">
            <text:p>-68.2598444162465</text:p>
          </table:table-cell>
          <table:table-cell office:value-type="float" office:value="1.63302269653532" calcext:value-type="float">
            <text:p>1.63302269653532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2.93622717949138" calcext:value-type="float">
            <text:p>2.93622717949138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8.5338599746219" calcext:value-type="float">
            <text:p>-68.5338599746219</text:p>
          </table:table-cell>
          <table:table-cell office:value-type="float" office:value="1.6853612281699" calcext:value-type="float">
            <text:p>1.68536122816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93822740639422" calcext:value-type="float">
            <text:p>2.93822740639422</text:p>
          </table:table-cell>
          <table:table-cell office:value-type="float" office:value="-73" calcext:value-type="float">
            <text:p>-73</text:p>
          </table:table-cell>
          <table:table-cell office:value-type="float" office:value="-59" calcext:value-type="float">
            <text:p>-59</text:p>
          </table:table-cell>
          <table:table-cell office:value-type="float" office:value="-67.5804739771597" calcext:value-type="float">
            <text:p>-67.5804739771597</text:p>
          </table:table-cell>
          <table:table-cell office:value-type="float" office:value="1.51016255942845" calcext:value-type="float">
            <text:p>1.51016255942845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2.9388626176651" calcext:value-type="float">
            <text:p>2.9388626176651</text:p>
          </table:table-cell>
          <table:table-cell office:value-type="float" office:value="-72" calcext:value-type="float">
            <text:p>-72</text:p>
          </table:table-cell>
          <table:table-cell office:value-type="float" office:value="-59" calcext:value-type="float">
            <text:p>-59</text:p>
          </table:table-cell>
          <table:table-cell office:value-type="float" office:value="-66.7224265794437" calcext:value-type="float">
            <text:p>-66.7224265794437</text:p>
          </table:table-cell>
          <table:table-cell office:value-type="float" office:value="1.36811098176357" calcext:value-type="float">
            <text:p>1.36811098176357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2.93744137947334" calcext:value-type="float">
            <text:p>2.93744137947334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-65.8501839214994" calcext:value-type="float">
            <text:p>-65.8501839214994</text:p>
          </table:table-cell>
          <table:table-cell office:value-type="float" office:value="1.23739739123234" calcext:value-type="float">
            <text:p>1.23739739123234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2.93070541619547" calcext:value-type="float">
            <text:p>2.93070541619547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5.1651655293494" calcext:value-type="float">
            <text:p>-65.1651655293494</text:p>
          </table:table-cell>
          <table:table-cell office:value-type="float" office:value="1.14355821072796" calcext:value-type="float">
            <text:p>1.14355821072796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2.9312480047219" calcext:value-type="float">
            <text:p>2.9312480047219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64.5486489764145" calcext:value-type="float">
            <text:p>-64.5486489764145</text:p>
          </table:table-cell>
          <table:table-cell office:value-type="float" office:value="1.06520316659003" calcext:value-type="float">
            <text:p>1.065203166590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93173315794444" calcext:value-type="float">
            <text:p>2.93173315794444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4.093784078773" calcext:value-type="float">
            <text:p>-64.093784078773</text:p>
          </table:table-cell>
          <table:table-cell office:value-type="float" office:value="1.01085579219614" calcext:value-type="float">
            <text:p>1.01085579219614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2.93075924677435" calcext:value-type="float">
            <text:p>2.93075924677435</text:p>
          </table:table-cell>
          <table:table-cell office:value-type="float" office:value="-57" calcext:value-type="float">
            <text:p>-57</text:p>
          </table:table-cell>
          <table:table-cell office:value-type="float" office:value="-72" calcext:value-type="float">
            <text:p>-72</text:p>
          </table:table-cell>
          <table:table-cell office:value-type="float" office:value="-64.8844056708957" calcext:value-type="float">
            <text:p>-64.8844056708957</text:p>
          </table:table-cell>
          <table:table-cell office:value-type="float" office:value="1.10718522984782" calcext:value-type="float">
            <text:p>1.10718522984782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2.92931850300703" calcext:value-type="float">
            <text:p>2.92931850300703</text:p>
          </table:table-cell>
          <table:table-cell office:value-type="float" office:value="-59" calcext:value-type="float">
            <text:p>-59</text:p>
          </table:table-cell>
          <table:table-cell office:value-type="float" office:value="-73" calcext:value-type="float">
            <text:p>-73</text:p>
          </table:table-cell>
          <table:table-cell office:value-type="float" office:value="-65.6959651038062" calcext:value-type="float">
            <text:p>-65.6959651038062</text:p>
          </table:table-cell>
          <table:table-cell office:value-type="float" office:value="1.21562117138103" calcext:value-type="float">
            <text:p>1.21562117138103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2.93082763248593" calcext:value-type="float">
            <text:p>2.9308276324859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6.4263685934256" calcext:value-type="float">
            <text:p>-66.4263685934256</text:p>
          </table:table-cell>
          <table:table-cell office:value-type="float" office:value="1.32226477847757" calcext:value-type="float">
            <text:p>1.32226477847757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2.93089239150555" calcext:value-type="float">
            <text:p>2.9308923915055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7.083731734083" calcext:value-type="float">
            <text:p>-67.083731734083</text:p>
          </table:table-cell>
          <table:table-cell office:value-type="float" office:value="1.42622021149736" calcext:value-type="float">
            <text:p>1.426220211497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92997312774911" calcext:value-type="float">
            <text:p>2.92997312774911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7.6753585606747" calcext:value-type="float">
            <text:p>-67.6753585606747</text:p>
          </table:table-cell>
          <table:table-cell office:value-type="float" office:value="1.5267499977706" calcext:value-type="float">
            <text:p>1.5267499977706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2.92936377063244" calcext:value-type="float">
            <text:p>2.9293637706324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8.2078227046072" calcext:value-type="float">
            <text:p>-68.2078227046072</text:p>
          </table:table-cell>
          <table:table-cell office:value-type="float" office:value="1.62327139339598" calcext:value-type="float">
            <text:p>1.62327139339598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2.9306541916887" calcext:value-type="float">
            <text:p>2.9306541916887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8.6870404341465" calcext:value-type="float">
            <text:p>-68.6870404341465</text:p>
          </table:table-cell>
          <table:table-cell office:value-type="float" office:value="1.71534713582687" calcext:value-type="float">
            <text:p>1.71534713582687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2.92907611744742" calcext:value-type="float">
            <text:p>2.9290761174474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1183363907319" calcext:value-type="float">
            <text:p>-69.1183363907319</text:p>
          </table:table-cell>
          <table:table-cell office:value-type="float" office:value="1.80267244176889" calcext:value-type="float">
            <text:p>1.80267244176889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2.92735040099542" calcext:value-type="float">
            <text:p>2.9273504009954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5065027516587" calcext:value-type="float">
            <text:p>-69.5065027516587</text:p>
          </table:table-cell>
          <table:table-cell office:value-type="float" office:value="1.88505982448748" calcext:value-type="float">
            <text:p>1.885059824487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92673968596709" calcext:value-type="float">
            <text:p>2.9267396859670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9.7558524764928" calcext:value-type="float">
            <text:p>-69.7558524764928</text:p>
          </table:table-cell>
          <table:table-cell office:value-type="float" office:value="1.93995932331547" calcext:value-type="float">
            <text:p>1.93995932331547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2.92616263279912" calcext:value-type="float">
            <text:p>2.9261626327991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0802672288435" calcext:value-type="float">
            <text:p>-70.0802672288435</text:p>
          </table:table-cell>
          <table:table-cell office:value-type="float" office:value="2.0137862047689" calcext:value-type="float">
            <text:p>2.0137862047689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2.92782194307593" calcext:value-type="float">
            <text:p>2.9278219430759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3722405059592" calcext:value-type="float">
            <text:p>-70.3722405059592</text:p>
          </table:table-cell>
          <table:table-cell office:value-type="float" office:value="2.08262954561023" calcext:value-type="float">
            <text:p>2.08262954561023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2.94117767744287" calcext:value-type="float">
            <text:p>2.94117767744287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0.6350164553633" calcext:value-type="float">
            <text:p>-70.6350164553633</text:p>
          </table:table-cell>
          <table:table-cell office:value-type="float" office:value="2.14659850602959" calcext:value-type="float">
            <text:p>2.14659850602959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2.94117767744287" calcext:value-type="float">
            <text:p>2.94117767744287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0.8715148098269" calcext:value-type="float">
            <text:p>-70.8715148098269</text:p>
          </table:table-cell>
          <table:table-cell office:value-type="float" office:value="2.20584880051168" calcext:value-type="float">
            <text:p>2.205848800511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94117767744287" calcext:value-type="float">
            <text:p>2.9411776774428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.0843633288443" calcext:value-type="float">
            <text:p>-71.0843633288443</text:p>
          </table:table-cell>
          <table:table-cell office:value-type="float" office:value="2.26057107567925" calcext:value-type="float">
            <text:p>2.26057107567925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2.943485936278" calcext:value-type="float">
            <text:p>2.943485936278</text:p>
          </table:table-cell>
          <table:table-cell office:value-type="float" office:value="-73" calcext:value-type="float">
            <text:p>-73</text:p>
          </table:table-cell>
          <table:table-cell office:value-type="float" office:value="-59" calcext:value-type="float">
            <text:p>-59</text:p>
          </table:table-cell>
          <table:table-cell office:value-type="float" office:value="-69.8759269959598" calcext:value-type="float">
            <text:p>-69.8759269959598</text:p>
          </table:table-cell>
          <table:table-cell office:value-type="float" office:value="1.9669637210141" calcext:value-type="float">
            <text:p>1.9669637210141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2.94817883996314" calcext:value-type="float">
            <text:p>2.94817883996314</text:p>
          </table:table-cell>
          <table:table-cell office:value-type="float" office:value="-73" calcext:value-type="float">
            <text:p>-73</text:p>
          </table:table-cell>
          <table:table-cell office:value-type="float" office:value="-59" calcext:value-type="float">
            <text:p>-59</text:p>
          </table:table-cell>
          <table:table-cell office:value-type="float" office:value="-68.7883342963639" calcext:value-type="float">
            <text:p>-68.7883342963639</text:p>
          </table:table-cell>
          <table:table-cell office:value-type="float" office:value="1.73546841806494" calcext:value-type="float">
            <text:p>1.73546841806494</text:p>
          </table:table-cell>
        </table:table-row>
        <table:table-row table:style-name="ro1">
          <table:table-cell table:number-columns-repeated="6" office:value-type="string" calcext:value-type="string">
            <text:p>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4T12:51:24.375565401</dc:date>
    <meta:editing-duration>PT18M52S</meta:editing-duration>
    <meta:editing-cycles>1</meta:editing-cycles>
    <meta:document-statistic meta:table-count="1" meta:cell-count="1650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3.952cm" style:legend-expansion="high" chart:style-name="ch2"/>
        <chart:plot-area chart:style-name="ch3" table:cell-range-address="test.B1:test.B275 test.F1:test.F275" chart:data-source-has-labels="row" svg:x="0.32cm" svg:y="0.18cm" svg:width="13.15cm" svg:height="8.64cm">
          <chartooo:coordinate-region svg:x="1.047cm" svg:y="0.301cm" svg:width="12.28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2:test.B275" chart:label-cell-address="test.B1:test.B1" chart:class="chart:line">
            <chart:data-point chart:repeated="274"/>
          </chart:series>
          <chart:series chart:style-name="ch7" chart:values-cell-range-address="test.F2:test.F275" chart:label-cell-address="test.F1:test.F1" chart:class="chart:line">
            <chart:data-point chart:repeated="2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 (true)</text:p>
                <draw:g>
                  <svg:desc>test.B1:test.B1</svg:desc>
                </draw:g>
              </table:table-cell>
              <table:table-cell office:value-type="string">
                <text:p>dist est</text:p>
                <draw:g>
                  <svg:desc>test.F1:tes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9577469868131">
                <text:p>2.99577469868131</text:p>
                <draw:g>
                  <svg:desc>test.B2:test.B275</svg:desc>
                </draw:g>
              </table:table-cell>
              <table:table-cell office:value-type="float" office:value="0.630957344480193">
                <text:p>0.630957344480193</text:p>
                <draw:g>
                  <svg:desc>test.F2:test.F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082888746894">
                <text:p>3.00082888746894</text:p>
              </table:table-cell>
              <table:table-cell office:value-type="float" office:value="0.623734835482419">
                <text:p>0.623734835482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9712366025077">
                <text:p>2.99712366025077</text:p>
              </table:table-cell>
              <table:table-cell office:value-type="float" office:value="0.617305291888683">
                <text:p>0.617305291888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934264715781">
                <text:p>2.99934264715781</text:p>
              </table:table-cell>
              <table:table-cell office:value-type="float" office:value="0.611575388682707">
                <text:p>0.611575388682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9507499034902">
                <text:p>2.99507499034902</text:p>
              </table:table-cell>
              <table:table-cell office:value-type="float" office:value="0.620590324068078">
                <text:p>0.620590324068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9495917654212">
                <text:p>2.99495917654212</text:p>
              </table:table-cell>
              <table:table-cell office:value-type="float" office:value="0.721978891025227">
                <text:p>0.721978891025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9452658097921">
                <text:p>2.99452658097921</text:p>
              </table:table-cell>
              <table:table-cell office:value-type="float" office:value="0.827317193441006">
                <text:p>0.827317193441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9415801980675">
                <text:p>2.99415801980675</text:p>
              </table:table-cell>
              <table:table-cell office:value-type="float" office:value="0.935200746891165">
                <text:p>0.935200746891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9840368974206">
                <text:p>2.99840368974206</text:p>
              </table:table-cell>
              <table:table-cell office:value-type="float" office:value="1.04427374821337">
                <text:p>1.04427374821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9796653128437">
                <text:p>2.99796653128437</text:p>
              </table:table-cell>
              <table:table-cell office:value-type="float" office:value="1.15327512399595">
                <text:p>1.15327512399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001722153039">
                <text:p>3.0001722153039</text:p>
              </table:table-cell>
              <table:table-cell office:value-type="float" office:value="1.26107127114348">
                <text:p>1.26107127114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994632487167">
                <text:p>2.9994632487167</text:p>
              </table:table-cell>
              <table:table-cell office:value-type="float" office:value="1.36667631752422">
                <text:p>1.36667631752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0260236159343">
                <text:p>3.00260236159343</text:p>
              </table:table-cell>
              <table:table-cell office:value-type="float" office:value="1.46926151107873">
                <text:p>1.469261511078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0547462819585">
                <text:p>3.00547462819585</text:p>
              </table:table-cell>
              <table:table-cell office:value-type="float" office:value="1.56815573880496">
                <text:p>1.56815573880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0285931782125">
                <text:p>3.00285931782125</text:p>
              </table:table-cell>
              <table:table-cell office:value-type="float" office:value="1.66283927077888">
                <text:p>1.66283927077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0285931782125">
                <text:p>3.00285931782125</text:p>
              </table:table-cell>
              <table:table-cell office:value-type="float" office:value="1.75293271078211">
                <text:p>1.75293271078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0315675026986">
                <text:p>3.00315675026986</text:p>
              </table:table-cell>
              <table:table-cell office:value-type="float" office:value="1.83818289611451">
                <text:p>1.83818289611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029256000151">
                <text:p>3.0029256000151</text:p>
              </table:table-cell>
              <table:table-cell office:value-type="float" office:value="1.9184471901111">
                <text:p>1.918447190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0153464131311">
                <text:p>3.00153464131311</text:p>
              </table:table-cell>
              <table:table-cell office:value-type="float" office:value="1.9936772991062">
                <text:p>1.9936772991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0199730141492">
                <text:p>3.00199730141492</text:p>
              </table:table-cell>
              <table:table-cell office:value-type="float" office:value="2.04027814461">
                <text:p>2.04027814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0269347734138">
                <text:p>3.00269347734138</text:p>
              </table:table-cell>
              <table:table-cell office:value-type="float" office:value="2.08314950436635">
                <text:p>2.08314950436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0318971479898">
                <text:p>3.00318971479898</text:p>
              </table:table-cell>
              <table:table-cell office:value-type="float" office:value="1.84862318574163">
                <text:p>1.84862318574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042168565582">
                <text:p>3.0042168565582</text:p>
              </table:table-cell>
              <table:table-cell office:value-type="float" office:value="1.66021202883431">
                <text:p>1.66021202883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9843922339731">
                <text:p>2.99843922339731</text:p>
              </table:table-cell>
              <table:table-cell office:value-type="float" office:value="1.48986596995044">
                <text:p>1.489865969950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8589737398153">
                <text:p>2.98589737398153</text:p>
              </table:table-cell>
              <table:table-cell office:value-type="float" office:value="1.36720135611683">
                <text:p>1.367201356116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8589737398153">
                <text:p>2.98589737398153</text:p>
              </table:table-cell>
              <table:table-cell office:value-type="float" office:value="1.26546236127176">
                <text:p>1.26546236127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8566598947623">
                <text:p>2.98566598947623</text:p>
              </table:table-cell>
              <table:table-cell office:value-type="float" office:value="1.18038670475341">
                <text:p>1.180386704753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8699451584139">
                <text:p>2.98699451584139</text:p>
              </table:table-cell>
              <table:table-cell office:value-type="float" office:value="1.10871999110426">
                <text:p>1.108719991104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8696148752044">
                <text:p>2.98696148752044</text:p>
              </table:table-cell>
              <table:table-cell office:value-type="float" office:value="1.04794789695778">
                <text:p>1.04794789695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8695981013901">
                <text:p>2.98695981013901</text:p>
              </table:table-cell>
              <table:table-cell office:value-type="float" office:value="0.996106379232863">
                <text:p>0.9961063792328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9480865241111">
                <text:p>2.99480865241111</text:p>
              </table:table-cell>
              <table:table-cell office:value-type="float" office:value="0.951645392512452">
                <text:p>0.951645392512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9089501673149">
                <text:p>2.99089501673149</text:p>
              </table:table-cell>
              <table:table-cell office:value-type="float" office:value="0.913329813366364">
                <text:p>0.913329813366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9158826608882">
                <text:p>2.99158826608882</text:p>
              </table:table-cell>
              <table:table-cell office:value-type="float" office:value="1.01056643834484">
                <text:p>1.010566438344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9434764936828">
                <text:p>2.99434764936828</text:p>
              </table:table-cell>
              <table:table-cell office:value-type="float" office:value="1.10689999073787">
                <text:p>1.106899990737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9158826608882">
                <text:p>2.99158826608882</text:p>
              </table:table-cell>
              <table:table-cell office:value-type="float" office:value="1.20142743623271">
                <text:p>1.201427436232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9887479609543">
                <text:p>2.9887479609543</text:p>
              </table:table-cell>
              <table:table-cell office:value-type="float" office:value="1.29338491353548">
                <text:p>1.293384913535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99410934025002">
                <text:p>2.99410934025002</text:p>
              </table:table-cell>
              <table:table-cell office:value-type="float" office:value="1.3821494707862">
                <text:p>1.38214947078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9410934025002">
                <text:p>2.99410934025002</text:p>
              </table:table-cell>
              <table:table-cell office:value-type="float" office:value="1.46723443356674">
                <text:p>1.46723443356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99410934025002">
                <text:p>2.99410934025002</text:p>
              </table:table-cell>
              <table:table-cell office:value-type="float" office:value="1.54828019877434">
                <text:p>1.548280198774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0131461798785">
                <text:p>3.00131461798785</text:p>
              </table:table-cell>
              <table:table-cell office:value-type="float" office:value="1.64385915094798">
                <text:p>1.643859150947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006673238612">
                <text:p>3.0006673238612</text:p>
              </table:table-cell>
              <table:table-cell office:value-type="float" office:value="1.73491476554806">
                <text:p>1.73491476554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0056985916643">
                <text:p>3.00056985916643</text:p>
              </table:table-cell>
              <table:table-cell office:value-type="float" office:value="1.8211693346055">
                <text:p>1.8211693346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00056985916643">
                <text:p>3.00056985916643</text:p>
              </table:table-cell>
              <table:table-cell office:value-type="float" office:value="1.88068168854572">
                <text:p>1.880681688545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050167025901">
                <text:p>2.99050167025901</text:p>
              </table:table-cell>
              <table:table-cell office:value-type="float" office:value="1.7056258381312">
                <text:p>1.70562583813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050167025901">
                <text:p>2.99050167025901</text:p>
              </table:table-cell>
              <table:table-cell office:value-type="float" office:value="1.56205164943527">
                <text:p>1.562051649435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8975351135288">
                <text:p>2.98975351135288</text:p>
              </table:table-cell>
              <table:table-cell office:value-type="float" office:value="1.44319777554039">
                <text:p>1.44319777554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9700218986565">
                <text:p>2.99700218986565</text:p>
              </table:table-cell>
              <table:table-cell office:value-type="float" office:value="1.50797195863424">
                <text:p>1.50797195863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9101804079526">
                <text:p>2.99101804079526</text:p>
              </table:table-cell>
              <table:table-cell office:value-type="float" office:value="1.58691600085934">
                <text:p>1.586916000859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9537172495997">
                <text:p>2.99537172495997</text:p>
              </table:table-cell>
              <table:table-cell office:value-type="float" office:value="1.68073229571669">
                <text:p>1.680732295716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9999361047605">
                <text:p>2.99999361047605</text:p>
              </table:table-cell>
              <table:table-cell office:value-type="float" office:value="1.76989984291304">
                <text:p>1.76989984291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9773819100266">
                <text:p>2.99773819100266</text:p>
              </table:table-cell>
              <table:table-cell office:value-type="float" office:value="1.85418823726667">
                <text:p>1.8541882372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9785445935602">
                <text:p>2.99785445935602</text:p>
              </table:table-cell>
              <table:table-cell office:value-type="float" office:value="1.93347445906731">
                <text:p>1.933474459067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9868424970118">
                <text:p>2.99868424970118</text:p>
              </table:table-cell>
              <table:table-cell office:value-type="float" office:value="2.00772670453078">
                <text:p>2.00772670453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9868424970118">
                <text:p>2.99868424970118</text:p>
              </table:table-cell>
              <table:table-cell office:value-type="float" office:value="2.07698871072875">
                <text:p>2.07698871072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9416997405901">
                <text:p>2.99416997405901</text:p>
              </table:table-cell>
              <table:table-cell office:value-type="float" office:value="2.14136511044893">
                <text:p>2.141365110448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9165879261602">
                <text:p>2.99165879261602</text:p>
              </table:table-cell>
              <table:table-cell office:value-type="float" office:value="2.2010081472501">
                <text:p>2.20100814725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9165879261602">
                <text:p>2.99165879261602</text:p>
              </table:table-cell>
              <table:table-cell office:value-type="float" office:value="2.25610592007179">
                <text:p>2.256105920071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9378616442898">
                <text:p>2.99378616442898</text:p>
              </table:table-cell>
              <table:table-cell office:value-type="float" office:value="2.30687220640077">
                <text:p>2.306872206400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9286213536208">
                <text:p>2.99286213536208</text:p>
              </table:table-cell>
              <table:table-cell office:value-type="float" office:value="2.35353782753812">
                <text:p>2.353537827538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8894272601239">
                <text:p>2.98894272601239</text:p>
              </table:table-cell>
              <table:table-cell office:value-type="float" office:value="2.39634346266955">
                <text:p>2.396343462669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9501790494712">
                <text:p>2.99501790494712</text:p>
              </table:table-cell>
              <table:table-cell office:value-type="float" office:value="2.43553378409165">
                <text:p>2.43553378409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9213571723772">
                <text:p>2.99213571723772</text:p>
              </table:table-cell>
              <table:table-cell office:value-type="float" office:value="2.44306342737044">
                <text:p>2.443063427370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9241884726931">
                <text:p>2.99241884726931</text:p>
              </table:table-cell>
              <table:table-cell office:value-type="float" office:value="2.20872307382318">
                <text:p>2.20872307382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9241884726931">
                <text:p>2.99241884726931</text:p>
              </table:table-cell>
              <table:table-cell office:value-type="float" office:value="1.99400912463085">
                <text:p>1.994009124630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9553965054323">
                <text:p>2.99553965054323</text:p>
              </table:table-cell>
              <table:table-cell office:value-type="float" office:value="1.75692987300341">
                <text:p>1.756929873003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9673808831007">
                <text:p>2.99673808831007</text:p>
              </table:table-cell>
              <table:table-cell office:value-type="float" office:value="1.56775785158712">
                <text:p>1.567757851587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9313777781958">
                <text:p>2.99313777781958</text:p>
              </table:table-cell>
              <table:table-cell office:value-type="float" office:value="1.41498255646151">
                <text:p>1.414982556461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9072671568544">
                <text:p>2.99072671568544</text:p>
              </table:table-cell>
              <table:table-cell office:value-type="float" office:value="1.29025626768279">
                <text:p>1.290256267682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8960170339481">
                <text:p>2.98960170339481</text:p>
              </table:table-cell>
              <table:table-cell office:value-type="float" office:value="1.1874309915525">
                <text:p>1.18743099155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8960170339481">
                <text:p>2.98960170339481</text:p>
              </table:table-cell>
              <table:table-cell office:value-type="float" office:value="1.11467315422487">
                <text:p>1.114673154224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8915272113115">
                <text:p>2.98915272113115</text:p>
              </table:table-cell>
              <table:table-cell office:value-type="float" office:value="1.05301070804512">
                <text:p>1.053010708045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98733672127408">
                <text:p>2.98733672127408</text:p>
              </table:table-cell>
              <table:table-cell office:value-type="float" office:value="1.00043645532448">
                <text:p>1.000436455324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8643997718483">
                <text:p>2.98643997718483</text:p>
              </table:table-cell>
              <table:table-cell office:value-type="float" office:value="0.955367708275468">
                <text:p>0.9553677082754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9070635038739">
                <text:p>2.99070635038739</text:p>
              </table:table-cell>
              <table:table-cell office:value-type="float" office:value="0.916544387036108">
                <text:p>0.9165443870361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9070635038739">
                <text:p>2.99070635038739</text:p>
              </table:table-cell>
              <table:table-cell office:value-type="float" office:value="0.882954149521287">
                <text:p>0.8829541495212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98827714736892">
                <text:p>2.98827714736892</text:p>
              </table:table-cell>
              <table:table-cell office:value-type="float" office:value="0.991617851970044">
                <text:p>0.9916178519700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99628461499241">
                <text:p>2.99628461499241</text:p>
              </table:table-cell>
              <table:table-cell office:value-type="float" office:value="1.10080375679481">
                <text:p>1.100803756794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99012431289134">
                <text:p>2.99012431289134</text:p>
              </table:table-cell>
              <table:table-cell office:value-type="float" office:value="1.20931353245112">
                <text:p>1.20931353245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9038010351737">
                <text:p>2.99038010351737</text:p>
              </table:table-cell>
              <table:table-cell office:value-type="float" office:value="1.31608827937137">
                <text:p>1.316088279371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9143702827966">
                <text:p>2.99143702827966</text:p>
              </table:table-cell>
              <table:table-cell office:value-type="float" office:value="1.42022292709439">
                <text:p>1.420222927094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090526103441">
                <text:p>2.99090526103441</text:p>
              </table:table-cell>
              <table:table-cell office:value-type="float" office:value="1.52097076831912">
                <text:p>1.520970768319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99090526103441">
                <text:p>2.99090526103441</text:p>
              </table:table-cell>
              <table:table-cell office:value-type="float" office:value="1.61774021128341">
                <text:p>1.617740211283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98735571480747">
                <text:p>2.98735571480747</text:p>
              </table:table-cell>
              <table:table-cell office:value-type="float" office:value="1.71008580717234">
                <text:p>1.710085807172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8690576489321">
                <text:p>2.98690576489321</text:p>
              </table:table-cell>
              <table:table-cell office:value-type="float" office:value="1.54780452621587">
                <text:p>1.54780452621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98863085829598">
                <text:p>2.98863085829598</text:p>
              </table:table-cell>
              <table:table-cell office:value-type="float" office:value="1.41496110214328">
                <text:p>1.414961102143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8767940928595">
                <text:p>2.98767940928595</text:p>
              </table:table-cell>
              <table:table-cell office:value-type="float" office:value="1.290238660801">
                <text:p>1.290238660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8767940928595">
                <text:p>2.98767940928595</text:p>
              </table:table-cell>
              <table:table-cell office:value-type="float" office:value="1.1874164081905">
                <text:p>1.18741640819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8943592692834">
                <text:p>2.98943592692834</text:p>
              </table:table-cell>
              <table:table-cell office:value-type="float" office:value="1.10190141635578">
                <text:p>1.101901416355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9022407423507">
                <text:p>2.99022407423507</text:p>
              </table:table-cell>
              <table:table-cell office:value-type="float" office:value="1.03021641907095">
                <text:p>1.030216419070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9651474991066">
                <text:p>2.99651474991066</text:p>
              </table:table-cell>
              <table:table-cell office:value-type="float" office:value="0.992283158691297">
                <text:p>0.9922831586912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0683272533867">
                <text:p>3.00683272533867</text:p>
              </table:table-cell>
              <table:table-cell office:value-type="float" office:value="1.08886003611153">
                <text:p>1.08886003611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035270529444">
                <text:p>3.0035270529444</text:p>
              </table:table-cell>
              <table:table-cell office:value-type="float" office:value="1.1837905058814">
                <text:p>1.18379050588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035270529444">
                <text:p>3.0035270529444</text:p>
              </table:table-cell>
              <table:table-cell office:value-type="float" office:value="1.29106279861518">
                <text:p>1.29106279861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9988304853165">
                <text:p>2.99988304853165</text:p>
              </table:table-cell>
              <table:table-cell office:value-type="float" office:value="1.3958946108754">
                <text:p>1.39589461087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99593348276563">
                <text:p>2.99593348276563</text:p>
              </table:table-cell>
              <table:table-cell office:value-type="float" office:value="1.49750184977392">
                <text:p>1.49750184977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0042671197095">
                <text:p>3.00042671197095</text:p>
              </table:table-cell>
              <table:table-cell office:value-type="float" office:value="1.59525689634711">
                <text:p>1.595256896347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99339062091768">
                <text:p>2.99339062091768</text:p>
              </table:table-cell>
              <table:table-cell office:value-type="float" office:value="1.68868080829692">
                <text:p>1.688680808296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98090619788779">
                <text:p>2.98090619788779</text:p>
              </table:table-cell>
              <table:table-cell office:value-type="float" office:value="1.77743124775445">
                <text:p>1.777431247754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7152952935544">
                <text:p>2.97152952935544</text:p>
              </table:table-cell>
              <table:table-cell office:value-type="float" office:value="1.86128779615014">
                <text:p>1.861287796150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97163615369945">
                <text:p>2.97163615369945</text:p>
              </table:table-cell>
              <table:table-cell office:value-type="float" office:value="1.9401360116022">
                <text:p>1.94013601160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97361092732577">
                <text:p>2.97361092732577</text:p>
              </table:table-cell>
              <table:table-cell office:value-type="float" office:value="2.0139512751025">
                <text:p>2.01395127510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96481869103195">
                <text:p>2.96481869103195</text:p>
              </table:table-cell>
              <table:table-cell office:value-type="float" office:value="2.08278318706913">
                <text:p>2.082783187069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96481869103195">
                <text:p>2.96481869103195</text:p>
              </table:table-cell>
              <table:table-cell office:value-type="float" office:value="2.14674103007055">
                <text:p>2.146741030070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6556693595713">
                <text:p>2.96556693595713</text:p>
              </table:table-cell>
              <table:table-cell office:value-type="float" office:value="2.20598061225768">
                <text:p>2.205980612257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96563207611539">
                <text:p>2.96563207611539</text:p>
              </table:table-cell>
              <table:table-cell office:value-type="float" office:value="2.26069264885195">
                <text:p>2.260692648851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6322671772953">
                <text:p>2.96322671772953</text:p>
              </table:table-cell>
              <table:table-cell office:value-type="float" office:value="2.28463786232947">
                <text:p>2.284637862329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9655354794066">
                <text:p>2.9655354794066</text:p>
              </table:table-cell>
              <table:table-cell office:value-type="float" office:value="2.03205581617898">
                <text:p>2.032055816178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97396807452614">
                <text:p>2.97396807452614</text:p>
              </table:table-cell>
              <table:table-cell office:value-type="float" office:value="1.82869833559947">
                <text:p>1.828698335599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96707110375698">
                <text:p>2.96707110375698</text:p>
              </table:table-cell>
              <table:table-cell office:value-type="float" office:value="1.62527877065996">
                <text:p>1.625278770659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6903274157906">
                <text:p>2.96903274157906</text:p>
              </table:table-cell>
              <table:table-cell office:value-type="float" office:value="1.46162201714251">
                <text:p>1.46162201714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7175438281445">
                <text:p>2.97175438281445</text:p>
              </table:table-cell>
              <table:table-cell office:value-type="float" office:value="1.32846944110851">
                <text:p>1.328469441108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6897905600249">
                <text:p>2.96897905600249</text:p>
              </table:table-cell>
              <table:table-cell office:value-type="float" office:value="1.20508147922462">
                <text:p>1.205081479224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7050130090439">
                <text:p>2.97050130090439</text:p>
              </table:table-cell>
              <table:table-cell office:value-type="float" office:value="1.10386196822183">
                <text:p>1.103861968221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699330354826">
                <text:p>2.9699330354826</text:p>
              </table:table-cell>
              <table:table-cell office:value-type="float" office:value="1.02005430628868">
                <text:p>1.020054306288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6758408658092">
                <text:p>2.96758408658092</text:p>
              </table:table-cell>
              <table:table-cell office:value-type="float" office:value="0.950081724607188">
                <text:p>0.9500817246071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96622235956073">
                <text:p>2.96622235956073</text:p>
              </table:table-cell>
              <table:table-cell office:value-type="float" office:value="0.891219884723075">
                <text:p>0.8912198847230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96548567473393">
                <text:p>2.96548567473393</text:p>
              </table:table-cell>
              <table:table-cell office:value-type="float" office:value="0.860966752880358">
                <text:p>0.8609667528803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96522636068196">
                <text:p>2.96522636068196</text:p>
              </table:table-cell>
              <table:table-cell office:value-type="float" office:value="0.834617992590963">
                <text:p>0.8346179925909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96522636068196">
                <text:p>2.96522636068196</text:p>
              </table:table-cell>
              <table:table-cell office:value-type="float" office:value="0.921168266906625">
                <text:p>0.921168266906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6720044036586">
                <text:p>2.96720044036586</text:p>
              </table:table-cell>
              <table:table-cell office:value-type="float" office:value="1.01836876837874">
                <text:p>1.018368768378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710303196574">
                <text:p>2.9710303196574</text:p>
              </table:table-cell>
              <table:table-cell office:value-type="float" office:value="1.11458851741678">
                <text:p>1.114588517416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97061179073265">
                <text:p>2.97061179073265</text:p>
              </table:table-cell>
              <table:table-cell office:value-type="float" office:value="1.20893543725308">
                <text:p>1.208935437253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97171073663896">
                <text:p>2.97171073663896</text:p>
              </table:table-cell>
              <table:table-cell office:value-type="float" office:value="1.30065704407736">
                <text:p>1.300657044077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97009243225505">
                <text:p>2.97009243225505</text:p>
              </table:table-cell>
              <table:table-cell office:value-type="float" office:value="1.40522710312952">
                <text:p>1.405227103129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97009243225505">
                <text:p>2.97009243225505</text:p>
              </table:table-cell>
              <table:table-cell office:value-type="float" office:value="1.50650946937948">
                <text:p>1.506509469379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97024523683931">
                <text:p>2.97024523683931</text:p>
              </table:table-cell>
              <table:table-cell office:value-type="float" office:value="1.60389036788555">
                <text:p>1.603890367885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96254505022879">
                <text:p>2.96254505022879</text:p>
              </table:table-cell>
              <table:table-cell office:value-type="float" office:value="1.67747946077372">
                <text:p>1.677479460773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96285708277898">
                <text:p>2.96285708277898</text:p>
              </table:table-cell>
              <table:table-cell office:value-type="float" office:value="1.68729682848216">
                <text:p>1.687296828482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6251628485748">
                <text:p>2.96251628485748</text:p>
              </table:table-cell>
              <table:table-cell office:value-type="float" office:value="1.54693598141499">
                <text:p>1.546935981414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96310971570118">
                <text:p>2.96310971570118</text:p>
              </table:table-cell>
              <table:table-cell office:value-type="float" office:value="1.39805773629615">
                <text:p>1.398057736296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629363623418">
                <text:p>2.9629363623418</text:p>
              </table:table-cell>
              <table:table-cell office:value-type="float" office:value="1.27635826904651">
                <text:p>1.276358269046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96342599561593">
                <text:p>2.96342599561593</text:p>
              </table:table-cell>
              <table:table-cell office:value-type="float" office:value="1.17591339286306">
                <text:p>1.175913392863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6301630601466">
                <text:p>2.96301630601466</text:p>
              </table:table-cell>
              <table:table-cell office:value-type="float" office:value="1.09228961110073">
                <text:p>1.092289611100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96258013787629">
                <text:p>2.96258013787629</text:p>
              </table:table-cell>
              <table:table-cell office:value-type="float" office:value="1.20089219647166">
                <text:p>1.200892196471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9638620392761">
                <text:p>2.9638620392761</text:p>
              </table:table-cell>
              <table:table-cell office:value-type="float" office:value="1.30783700194757">
                <text:p>1.307837001947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96575526002492">
                <text:p>2.96575526002492</text:p>
              </table:table-cell>
              <table:table-cell office:value-type="float" office:value="1.41220667012469">
                <text:p>1.412206670124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96721932393878">
                <text:p>2.96721932393878</text:p>
              </table:table-cell>
              <table:table-cell office:value-type="float" office:value="1.51324216012769">
                <text:p>1.513242160127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96746091419213">
                <text:p>2.96746091419213</text:p>
              </table:table-cell>
              <table:table-cell office:value-type="float" office:value="1.61034003192056">
                <text:p>1.610340031920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96854849373433">
                <text:p>2.96854849373433</text:p>
              </table:table-cell>
              <table:table-cell office:value-type="float" office:value="1.70304385023772">
                <text:p>1.703043850237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96622370301703">
                <text:p>2.96622370301703</text:p>
              </table:table-cell>
              <table:table-cell office:value-type="float" office:value="1.79103159576973">
                <text:p>1.791031595769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96646223639163">
                <text:p>2.96646223639163</text:p>
              </table:table-cell>
              <table:table-cell office:value-type="float" office:value="1.87410069885413">
                <text:p>1.874100698854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96646223639163">
                <text:p>2.96646223639163</text:p>
              </table:table-cell>
              <table:table-cell office:value-type="float" office:value="1.95215200146598">
                <text:p>1.952152001465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6597209291627">
                <text:p>2.96597209291627</text:p>
              </table:table-cell>
              <table:table-cell office:value-type="float" office:value="2.02517364660342">
                <text:p>2.025173646603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96577622524542">
                <text:p>2.96577622524542</text:p>
              </table:table-cell>
              <table:table-cell office:value-type="float" office:value="2.09322561491903">
                <text:p>2.093225614919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95802134201258">
                <text:p>2.95802134201258</text:p>
              </table:table-cell>
              <table:table-cell office:value-type="float" office:value="2.1564253895415">
                <text:p>2.15642538954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5709244808128">
                <text:p>2.95709244808128</text:p>
              </table:table-cell>
              <table:table-cell office:value-type="float" office:value="2.21493503588377">
                <text:p>2.214935035883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5689611396346">
                <text:p>2.95689611396346</text:p>
              </table:table-cell>
              <table:table-cell office:value-type="float" office:value="2.2689498327205">
                <text:p>2.26894983272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5924128846834">
                <text:p>2.95924128846834</text:p>
              </table:table-cell>
              <table:table-cell office:value-type="float" office:value="2.318688479584">
                <text:p>2.3186884795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5851249853826">
                <text:p>2.95851249853826</text:p>
              </table:table-cell>
              <table:table-cell office:value-type="float" office:value="2.31056485826696">
                <text:p>2.310564858266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559614646114">
                <text:p>2.9559614646114</text:p>
              </table:table-cell>
              <table:table-cell office:value-type="float" office:value="2.00607122020693">
                <text:p>2.006071220206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95893687874146">
                <text:p>2.95893687874146</text:p>
              </table:table-cell>
              <table:table-cell office:value-type="float" office:value="1.76649215341885">
                <text:p>1.766492153418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95779031031148">
                <text:p>2.95779031031148</text:p>
              </table:table-cell>
              <table:table-cell office:value-type="float" office:value="1.57543518809016">
                <text:p>1.575435188090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95779031031148">
                <text:p>2.95779031031148</text:p>
              </table:table-cell>
              <table:table-cell office:value-type="float" office:value="1.42121730622692">
                <text:p>1.421217306226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95916578778747">
                <text:p>2.95916578778747</text:p>
              </table:table-cell>
              <table:table-cell office:value-type="float" office:value="1.29537180069751">
                <text:p>1.295371800697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95893687874146">
                <text:p>2.95893687874146</text:p>
              </table:table-cell>
              <table:table-cell office:value-type="float" office:value="1.20546608055039">
                <text:p>1.205466080550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95735591004467">
                <text:p>2.95735591004467</text:p>
              </table:table-cell>
              <table:table-cell office:value-type="float" office:value="1.11696482118175">
                <text:p>1.116964821181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95533645075173">
                <text:p>2.95533645075173</text:p>
              </table:table-cell>
              <table:table-cell office:value-type="float" office:value="1.04288289819234">
                <text:p>1.042882898192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5625034258378">
                <text:p>2.95625034258378</text:p>
              </table:table-cell>
              <table:table-cell office:value-type="float" office:value="0.99177233827938">
                <text:p>0.991772338279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5625034258378">
                <text:p>2.95625034258378</text:p>
              </table:table-cell>
              <table:table-cell office:value-type="float" office:value="1.05140682545581">
                <text:p>1.051406825455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95649412800604">
                <text:p>2.95649412800604</text:p>
              </table:table-cell>
              <table:table-cell office:value-type="float" office:value="1.14708001363042">
                <text:p>1.147080013630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95703667255207">
                <text:p>2.95703667255207</text:p>
              </table:table-cell>
              <table:table-cell office:value-type="float" office:value="1.24060732632377">
                <text:p>1.240607326323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95180353602381">
                <text:p>2.95180353602381</text:p>
              </table:table-cell>
              <table:table-cell office:value-type="float" office:value="1.33128459744181">
                <text:p>1.331284597441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95131522434796">
                <text:p>2.95131522434796</text:p>
              </table:table-cell>
              <table:table-cell office:value-type="float" office:value="1.43497328760463">
                <text:p>1.434973287604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95138063839796">
                <text:p>2.95138063839796</text:p>
              </table:table-cell>
              <table:table-cell office:value-type="float" office:value="1.53518046345953">
                <text:p>1.535180463459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95109785023617">
                <text:p>2.95109785023617</text:p>
              </table:table-cell>
              <table:table-cell office:value-type="float" office:value="1.63133626768512">
                <text:p>1.631336267685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94698508831322">
                <text:p>2.94698508831322</text:p>
              </table:table-cell>
              <table:table-cell office:value-type="float" office:value="1.72301533343226">
                <text:p>1.723015333432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95018288308473">
                <text:p>2.95018288308473</text:p>
              </table:table-cell>
              <table:table-cell office:value-type="float" office:value="1.80992353816575">
                <text:p>1.809923538165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94816965510004">
                <text:p>2.94816965510004</text:p>
              </table:table-cell>
              <table:table-cell office:value-type="float" office:value="1.8918826973762">
                <text:p>1.89188269737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94816965510004">
                <text:p>2.94816965510004</text:p>
              </table:table-cell>
              <table:table-cell office:value-type="float" office:value="1.9239987465198">
                <text:p>1.92399874651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94982102133769">
                <text:p>2.94982102133769</text:p>
              </table:table-cell>
              <table:table-cell office:value-type="float" office:value="1.72101361588718">
                <text:p>1.721013615887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94934228002433">
                <text:p>2.94934228002433</text:p>
              </table:table-cell>
              <table:table-cell office:value-type="float" office:value="1.55670340608057">
                <text:p>1.556703406080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94855390557066">
                <text:p>2.94855390557066</text:p>
              </table:table-cell>
              <table:table-cell office:value-type="float" office:value="1.42228060594775">
                <text:p>1.422280605947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94855390557066">
                <text:p>2.94855390557066</text:p>
              </table:table-cell>
              <table:table-cell office:value-type="float" office:value="1.3112537984806">
                <text:p>1.31125379848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94919239057478">
                <text:p>2.94919239057478</text:p>
              </table:table-cell>
              <table:table-cell office:value-type="float" office:value="1.38330543522232">
                <text:p>1.383305435222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94717347519048">
                <text:p>2.94717347519048</text:p>
              </table:table-cell>
              <table:table-cell office:value-type="float" office:value="1.48534136230005">
                <text:p>1.485341362300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94852675294311">
                <text:p>2.94852675294311</text:p>
              </table:table-cell>
              <table:table-cell office:value-type="float" office:value="1.58359327039738">
                <text:p>1.583593270397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94953177623338">
                <text:p>2.94953177623338</text:p>
              </table:table-cell>
              <table:table-cell office:value-type="float" office:value="1.6775647147262">
                <text:p>1.67756471472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4964490756849">
                <text:p>2.94964490756849</text:p>
              </table:table-cell>
              <table:table-cell office:value-type="float" office:value="1.76689749281005">
                <text:p>1.766897492810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4707026665254">
                <text:p>2.94707026665254</text:p>
              </table:table-cell>
              <table:table-cell office:value-type="float" office:value="1.85135719840442">
                <text:p>1.851357198404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4710314140783">
                <text:p>2.94710314140783</text:p>
              </table:table-cell>
              <table:table-cell office:value-type="float" office:value="1.93081736989015">
                <text:p>1.930817369890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4689063825091">
                <text:p>2.94689063825091</text:p>
              </table:table-cell>
              <table:table-cell office:value-type="float" office:value="2.00524331611158">
                <text:p>2.005243316111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4689063825091">
                <text:p>2.94689063825091</text:p>
              </table:table-cell>
              <table:table-cell office:value-type="float" office:value="2.0746764139612">
                <text:p>2.07467641396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4858368116239">
                <text:p>2.94858368116239</text:p>
              </table:table-cell>
              <table:table-cell office:value-type="float" office:value="2.1392194210676">
                <text:p>2.13921942106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94931476986005">
                <text:p>2.94931476986005</text:p>
              </table:table-cell>
              <table:table-cell office:value-type="float" office:value="2.19902314019264">
                <text:p>2.199023140192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94799873299445">
                <text:p>2.94799873299445</text:p>
              </table:table-cell>
              <table:table-cell office:value-type="float" office:value="2.2542746095555">
                <text:p>2.25427460955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94781395922567">
                <text:p>2.94781395922567</text:p>
              </table:table-cell>
              <table:table-cell office:value-type="float" office:value="2.30518687162875">
                <text:p>2.30518687162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94867909710411">
                <text:p>2.94867909710411</text:p>
              </table:table-cell>
              <table:table-cell office:value-type="float" office:value="2.35199028639097">
                <text:p>2.351990286390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4787150680331">
                <text:p>2.94787150680331</text:p>
              </table:table-cell>
              <table:table-cell office:value-type="float" office:value="2.39492529729428">
                <text:p>2.394925297294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477856798364">
                <text:p>2.9477856798364</text:p>
              </table:table-cell>
              <table:table-cell office:value-type="float" office:value="2.43423652317443">
                <text:p>2.434236523174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4713244049631">
                <text:p>2.94713244049631</text:p>
              </table:table-cell>
              <table:table-cell office:value-type="float" office:value="2.3589921562727">
                <text:p>2.35899215627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94713244049631">
                <text:p>2.94713244049631</text:p>
              </table:table-cell>
              <table:table-cell office:value-type="float" office:value="2.06753965106571">
                <text:p>2.067539651065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9484410028737">
                <text:p>2.9484410028737</text:p>
              </table:table-cell>
              <table:table-cell office:value-type="float" office:value="1.83615129142164">
                <text:p>1.836151291421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4873468018557">
                <text:p>2.94873468018557</text:p>
              </table:table-cell>
              <table:table-cell office:value-type="float" office:value="1.63123907550788">
                <text:p>1.631239075507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94494695575674">
                <text:p>2.94494695575674</text:p>
              </table:table-cell>
              <table:table-cell office:value-type="float" office:value="1.48342589056034">
                <text:p>1.483425890560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94532104130794">
                <text:p>2.94532104130794</text:p>
              </table:table-cell>
              <table:table-cell office:value-type="float" office:value="1.36188133919955">
                <text:p>1.361881339199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94424221854713">
                <text:p>2.94424221854713</text:p>
              </table:table-cell>
              <table:table-cell office:value-type="float" office:value="1.26102977820523">
                <text:p>1.261029778205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94301020354921">
                <text:p>2.94301020354921</text:p>
              </table:table-cell>
              <table:table-cell office:value-type="float" office:value="1.17666492540779">
                <text:p>1.176664925407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94205461048558">
                <text:p>2.94205461048558</text:p>
              </table:table-cell>
              <table:table-cell office:value-type="float" office:value="1.10557326284248">
                <text:p>1.105573262842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94039334126265">
                <text:p>2.94039334126265</text:p>
              </table:table-cell>
              <table:table-cell office:value-type="float" office:value="1.04527069427162">
                <text:p>1.045270694271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94145587312018">
                <text:p>2.94145587312018</text:p>
              </table:table-cell>
              <table:table-cell office:value-type="float" office:value="0.993815800016717">
                <text:p>0.9938158000167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4181634388534">
                <text:p>2.94181634388534</text:p>
              </table:table-cell>
              <table:table-cell office:value-type="float" office:value="1.07789214562165">
                <text:p>1.077892145621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94145587312018">
                <text:p>2.94145587312018</text:p>
              </table:table-cell>
              <table:table-cell office:value-type="float" office:value="1.17305338372021">
                <text:p>1.17305338372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93820660220737">
                <text:p>2.93820660220737</text:p>
              </table:table-cell>
              <table:table-cell office:value-type="float" office:value="1.26586093898894">
                <text:p>1.265860938988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94399942331517">
                <text:p>2.94399942331517</text:p>
              </table:table-cell>
              <table:table-cell office:value-type="float" office:value="1.35564944010837">
                <text:p>1.355649440108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94455009802893">
                <text:p>2.94455009802893</text:p>
              </table:table-cell>
              <table:table-cell office:value-type="float" office:value="1.44189175722951">
                <text:p>1.441891757229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94373651467046">
                <text:p>2.94373651467046</text:p>
              </table:table-cell>
              <table:table-cell office:value-type="float" office:value="1.52419100116425">
                <text:p>1.524191001164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94318386445099">
                <text:p>2.94318386445099</text:p>
              </table:table-cell>
              <table:table-cell office:value-type="float" office:value="1.60226908731899">
                <text:p>1.602269087318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93989701509612">
                <text:p>2.93989701509612</text:p>
              </table:table-cell>
              <table:table-cell office:value-type="float" office:value="1.67595328281776">
                <text:p>1.675953282817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93989701509612">
                <text:p>2.93989701509612</text:p>
              </table:table-cell>
              <table:table-cell office:value-type="float" office:value="1.74516187855435">
                <text:p>1.745161878554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93845092741726">
                <text:p>2.93845092741726</text:p>
              </table:table-cell>
              <table:table-cell office:value-type="float" office:value="1.80988985585666">
                <text:p>1.809889855856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93795330658664">
                <text:p>2.93795330658664</text:p>
              </table:table-cell>
              <table:table-cell office:value-type="float" office:value="1.82762433165918">
                <text:p>1.827624331659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93856846649456">
                <text:p>2.93856846649456</text:p>
              </table:table-cell>
              <table:table-cell office:value-type="float" office:value="1.64322955750409">
                <text:p>1.643229557504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93918383788248">
                <text:p>2.93918383788248</text:p>
              </table:table-cell>
              <table:table-cell office:value-type="float" office:value="1.49323587172738">
                <text:p>1.493235871727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94013004670653">
                <text:p>2.94013004670653</text:p>
              </table:table-cell>
              <table:table-cell office:value-type="float" office:value="1.36998424556283">
                <text:p>1.369984245562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94013004670653">
                <text:p>2.94013004670653</text:p>
              </table:table-cell>
              <table:table-cell office:value-type="float" office:value="1.43894440749015">
                <text:p>1.438944407490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94019157554945">
                <text:p>2.94019157554945</text:p>
              </table:table-cell>
              <table:table-cell office:value-type="float" office:value="1.52138669559417">
                <text:p>1.521386695594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3803107376593">
                <text:p>2.93803107376593</text:p>
              </table:table-cell>
              <table:table-cell office:value-type="float" office:value="1.61813835685161">
                <text:p>1.618138356851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93437076457306">
                <text:p>2.93437076457306</text:p>
              </table:table-cell>
              <table:table-cell office:value-type="float" office:value="1.71046458816119">
                <text:p>1.710464588161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9344689865385">
                <text:p>2.9344689865385</text:p>
              </table:table-cell>
              <table:table-cell office:value-type="float" office:value="1.79805378522811">
                <text:p>1.798053785228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9344689865385">
                <text:p>2.9344689865385</text:p>
              </table:table-cell>
              <table:table-cell office:value-type="float" office:value="1.8807124987762">
                <text:p>1.88071249877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93243808228608">
                <text:p>2.93243808228608</text:p>
              </table:table-cell>
              <table:table-cell office:value-type="float" office:value="1.9583493568772">
                <text:p>1.95834935687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9315544591195">
                <text:p>2.9315544591195</text:p>
              </table:table-cell>
              <table:table-cell office:value-type="float" office:value="2.03095898395059">
                <text:p>2.030958983950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93352602572264">
                <text:p>2.93352602572264</text:p>
              </table:table-cell>
              <table:table-cell office:value-type="float" office:value="2.07458406372487">
                <text:p>2.074584063724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93288811706627">
                <text:p>2.93288811706627</text:p>
              </table:table-cell>
              <table:table-cell office:value-type="float" office:value="2.13913371995694">
                <text:p>2.139133719956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93277811294995">
                <text:p>2.93277811294995</text:p>
              </table:table-cell>
              <table:table-cell office:value-type="float" office:value="2.19894385277078">
                <text:p>2.198943852770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93636704657813">
                <text:p>2.93636704657813</text:p>
              </table:table-cell>
              <table:table-cell office:value-type="float" office:value="2.25420145782426">
                <text:p>2.254201457824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93587923594028">
                <text:p>2.93587923594028</text:p>
              </table:table-cell>
              <table:table-cell office:value-type="float" office:value="2.30511954805821">
                <text:p>2.305119548058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93447874935442">
                <text:p>2.93447874935442</text:p>
              </table:table-cell>
              <table:table-cell office:value-type="float" office:value="2.3519284648721">
                <text:p>2.35192846487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93541319303995">
                <text:p>2.93541319303995</text:p>
              </table:table-cell>
              <table:table-cell office:value-type="float" office:value="2.36745480751375">
                <text:p>2.367454807513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3294980905982">
                <text:p>2.93294980905982</text:p>
              </table:table-cell>
              <table:table-cell office:value-type="float" office:value="2.38151613219627">
                <text:p>2.381516132196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93630912720375">
                <text:p>2.93630912720375</text:p>
              </table:table-cell>
              <table:table-cell office:value-type="float" office:value="2.36683604690978">
                <text:p>2.366836046909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93936599913843">
                <text:p>2.93936599913843</text:p>
              </table:table-cell>
              <table:table-cell office:value-type="float" office:value="2.09773854123674">
                <text:p>2.097738541236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3957500220831">
                <text:p>2.93957500220831</text:p>
              </table:table-cell>
              <table:table-cell office:value-type="float" office:value="1.86027102514209">
                <text:p>1.860271025142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3964715983412">
                <text:p>2.93964715983412</text:p>
              </table:table-cell>
              <table:table-cell office:value-type="float" office:value="1.65051167066223">
                <text:p>1.650511670662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94198611032082">
                <text:p>2.94198611032082</text:p>
              </table:table-cell>
              <table:table-cell office:value-type="float" office:value="1.49919021712661">
                <text:p>1.499190217126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4337725262284">
                <text:p>2.94337725262284</text:p>
              </table:table-cell>
              <table:table-cell office:value-type="float" office:value="1.37489985331949">
                <text:p>1.374899853319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4231247426141">
                <text:p>2.94231247426141</text:p>
              </table:table-cell>
              <table:table-cell office:value-type="float" office:value="1.25731460126439">
                <text:p>1.257314601264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94211948286359">
                <text:p>2.94211948286359</text:p>
              </table:table-cell>
              <table:table-cell office:value-type="float" office:value="1.17354450207283">
                <text:p>1.173544502072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94191798393915">
                <text:p>2.94191798393915</text:p>
              </table:table-cell>
              <table:table-cell office:value-type="float" office:value="1.11570558440893">
                <text:p>1.115705584408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93713774560333">
                <text:p>2.93713774560333</text:p>
              </table:table-cell>
              <table:table-cell office:value-type="float" office:value="1.05388845300046">
                <text:p>1.053888453000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93545271452112">
                <text:p>2.93545271452112</text:p>
              </table:table-cell>
              <table:table-cell office:value-type="float" office:value="1.01278015174818">
                <text:p>1.012780151748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93661758337379">
                <text:p>2.93661758337379</text:p>
              </table:table-cell>
              <table:table-cell office:value-type="float" office:value="1.10908201655605">
                <text:p>1.109082016556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93561116465582">
                <text:p>2.93561116465582</text:p>
              </table:table-cell>
              <table:table-cell office:value-type="float" office:value="1.20355875681362">
                <text:p>1.203558756813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93903960152957">
                <text:p>2.93903960152957</text:p>
              </table:table-cell>
              <table:table-cell office:value-type="float" office:value="1.29544973751512">
                <text:p>1.295449737515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93787968524002">
                <text:p>2.93787968524002</text:p>
              </table:table-cell>
              <table:table-cell office:value-type="float" office:value="1.38413519127991">
                <text:p>1.384135191279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93763558110642">
                <text:p>2.93763558110642</text:p>
              </table:table-cell>
              <table:table-cell office:value-type="float" office:value="1.45231445366677">
                <text:p>1.452314453666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93763558110642">
                <text:p>2.93763558110642</text:p>
              </table:table-cell>
              <table:table-cell office:value-type="float" office:value="1.51654252790577">
                <text:p>1.516542527905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93769484729536">
                <text:p>2.93769484729536</text:p>
              </table:table-cell>
              <table:table-cell office:value-type="float" office:value="1.57677285324007">
                <text:p>1.576772853240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93603150300524">
                <text:p>2.93603150300524</text:p>
              </table:table-cell>
              <table:table-cell office:value-type="float" office:value="1.63302269653532">
                <text:p>1.633022696535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93622717949138">
                <text:p>2.93622717949138</text:p>
              </table:table-cell>
              <table:table-cell office:value-type="float" office:value="1.6853612281699">
                <text:p>1.6853612281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93822740639422">
                <text:p>2.93822740639422</text:p>
              </table:table-cell>
              <table:table-cell office:value-type="float" office:value="1.51016255942845">
                <text:p>1.510162559428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9388626176651">
                <text:p>2.9388626176651</text:p>
              </table:table-cell>
              <table:table-cell office:value-type="float" office:value="1.36811098176357">
                <text:p>1.368110981763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93744137947334">
                <text:p>2.93744137947334</text:p>
              </table:table-cell>
              <table:table-cell office:value-type="float" office:value="1.23739739123234">
                <text:p>1.237397391232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93070541619547">
                <text:p>2.93070541619547</text:p>
              </table:table-cell>
              <table:table-cell office:value-type="float" office:value="1.14355821072796">
                <text:p>1.143558210727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9312480047219">
                <text:p>2.9312480047219</text:p>
              </table:table-cell>
              <table:table-cell office:value-type="float" office:value="1.06520316659003">
                <text:p>1.065203166590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93173315794444">
                <text:p>2.93173315794444</text:p>
              </table:table-cell>
              <table:table-cell office:value-type="float" office:value="1.01085579219614">
                <text:p>1.010855792196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93075924677435">
                <text:p>2.93075924677435</text:p>
              </table:table-cell>
              <table:table-cell office:value-type="float" office:value="1.10718522984782">
                <text:p>1.107185229847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92931850300703">
                <text:p>2.92931850300703</text:p>
              </table:table-cell>
              <table:table-cell office:value-type="float" office:value="1.21562117138103">
                <text:p>1.215621171381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93082763248593">
                <text:p>2.93082763248593</text:p>
              </table:table-cell>
              <table:table-cell office:value-type="float" office:value="1.32226477847757">
                <text:p>1.322264778477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93089239150555">
                <text:p>2.93089239150555</text:p>
              </table:table-cell>
              <table:table-cell office:value-type="float" office:value="1.42622021149736">
                <text:p>1.426220211497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92997312774911">
                <text:p>2.92997312774911</text:p>
              </table:table-cell>
              <table:table-cell office:value-type="float" office:value="1.5267499977706">
                <text:p>1.52674999777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92936377063244">
                <text:p>2.92936377063244</text:p>
              </table:table-cell>
              <table:table-cell office:value-type="float" office:value="1.62327139339598">
                <text:p>1.623271393395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9306541916887">
                <text:p>2.9306541916887</text:p>
              </table:table-cell>
              <table:table-cell office:value-type="float" office:value="1.71534713582687">
                <text:p>1.715347135826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92907611744742">
                <text:p>2.92907611744742</text:p>
              </table:table-cell>
              <table:table-cell office:value-type="float" office:value="1.80267244176889">
                <text:p>1.802672441768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92735040099542">
                <text:p>2.92735040099542</text:p>
              </table:table-cell>
              <table:table-cell office:value-type="float" office:value="1.88505982448748">
                <text:p>1.885059824487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92673968596709">
                <text:p>2.92673968596709</text:p>
              </table:table-cell>
              <table:table-cell office:value-type="float" office:value="1.93995932331547">
                <text:p>1.939959323315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92616263279912">
                <text:p>2.92616263279912</text:p>
              </table:table-cell>
              <table:table-cell office:value-type="float" office:value="2.0137862047689">
                <text:p>2.01378620476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92782194307593">
                <text:p>2.92782194307593</text:p>
              </table:table-cell>
              <table:table-cell office:value-type="float" office:value="2.08262954561023">
                <text:p>2.082629545610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94117767744287">
                <text:p>2.94117767744287</text:p>
              </table:table-cell>
              <table:table-cell office:value-type="float" office:value="2.14659850602959">
                <text:p>2.146598506029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94117767744287">
                <text:p>2.94117767744287</text:p>
              </table:table-cell>
              <table:table-cell office:value-type="float" office:value="2.20584880051168">
                <text:p>2.205848800511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94117767744287">
                <text:p>2.94117767744287</text:p>
              </table:table-cell>
              <table:table-cell office:value-type="float" office:value="2.26057107567925">
                <text:p>2.260571075679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943485936278">
                <text:p>2.943485936278</text:p>
              </table:table-cell>
              <table:table-cell office:value-type="float" office:value="1.9669637210141">
                <text:p>1.96696372101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94817883996314">
                <text:p>2.94817883996314</text:p>
              </table:table-cell>
              <table:table-cell office:value-type="float" office:value="1.73546841806494">
                <text:p>1.735468418064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-5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64cm" svg:height="14.108cm" xlink:href=".." xlink:type="simple" chart:class="chart:scatter" chart:style-name="ch1">
        <chart:legend chart:legend-position="end" svg:x="20.46cm" svg:y="6.257cm" style:legend-expansion="high" chart:style-name="ch2"/>
        <chart:plot-area chart:style-name="ch3" table:cell-range-address="test.A2:test.A275 test.C1:test.E275" chart:data-source-has-labels="row" svg:x="0.451cm" svg:y="0.282cm" svg:width="19.558cm" svg:height="13.544cm">
          <chartooo:coordinate-region svg:x="1.178cm" svg:y="0.481cm" svg:width="18.645cm" svg:height="13.1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.C2:test.C275" chart:label-cell-address="test.C1:test.C1" chart:class="chart:scatter">
            <chart:domain table:cell-range-address="test.A2:test.A275"/>
            <chart:data-point chart:repeated="274"/>
          </chart:series>
          <chart:series chart:style-name="ch8" chart:values-cell-range-address="test.D2:test.D275" chart:label-cell-address="test.D1:test.D1" chart:class="chart:scatter">
            <chart:data-point chart:repeated="274"/>
          </chart:series>
          <chart:series chart:style-name="ch9" chart:values-cell-range-address="test.E2:test.E275" chart:label-cell-address="test.E1:test.E1" chart:class="chart:scatter">
            <chart:data-point chart:repeated="27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SSI</text:p>
                <draw:g>
                  <svg:desc>test.C1:test.C1</svg:desc>
                </draw:g>
              </table:table-cell>
              <table:table-cell office:value-type="string">
                <text:p>median</text:p>
                <draw:g>
                  <svg:desc>test.D1:test.D1</svg:desc>
                </draw:g>
              </table:table-cell>
              <table:table-cell office:value-type="string">
                <text:p>low pass</text:p>
                <draw:g>
                  <svg:desc>test.E1:tes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st.A2:test.A275</svg:desc>
                </draw:g>
              </table:table-cell>
              <table:table-cell office:value-type="float" office:value="-72">
                <text:p>-72</text:p>
                <draw:g>
                  <svg:desc>test.C2:test.C275</svg:desc>
                </draw:g>
              </table:table-cell>
              <table:table-cell office:value-type="float" office:value="-60">
                <text:p>-60</text:p>
                <draw:g>
                  <svg:desc>test.D2:test.D275</svg:desc>
                </draw:g>
              </table:table-cell>
              <table:table-cell office:value-type="float" office:value="-60">
                <text:p>-60</text:p>
                <draw:g>
                  <svg:desc>test.E2:test.E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-60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-59.9">
                <text:p>-59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">
                <text:p>1.4</text:p>
              </table:table-cell>
              <table:table-cell office:value-type="float" office:value="-58">
                <text:p>-58</text:p>
              </table:table-cell>
              <table:table-cell office:value-type="float" office:value="-59">
                <text:p>-59</text:p>
              </table:table-cell>
              <table:table-cell office:value-type="float" office:value="-59.81">
                <text:p>-59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-58">
                <text:p>-58</text:p>
              </table:table-cell>
              <table:table-cell office:value-type="float" office:value="-59">
                <text:p>-59</text:p>
              </table:table-cell>
              <table:table-cell office:value-type="float" office:value="-59.729">
                <text:p>-59.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  <table:table-cell office:value-type="float" office:value="-59.8561">
                <text:p>-59.8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-59">
                <text:p>-59</text:p>
              </table:table-cell>
              <table:table-cell office:value-type="float" office:value="-73">
                <text:p>-73</text:p>
              </table:table-cell>
              <table:table-cell office:value-type="float" office:value="-61.17049">
                <text:p>-61.17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-59">
                <text:p>-59</text:p>
              </table:table-cell>
              <table:table-cell office:value-type="float" office:value="-73">
                <text:p>-73</text:p>
              </table:table-cell>
              <table:table-cell office:value-type="float" office:value="-62.353441">
                <text:p>-62.353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">
                <text:p>2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3.4180969">
                <text:p>-63.41809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">
                <text:p>2.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4.37628721">
                <text:p>-64.376287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">
                <text:p>2.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5.238658489">
                <text:p>-65.238658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6.0147926401">
                <text:p>-66.0147926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">
                <text:p>3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6.71331337609">
                <text:p>-66.71331337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">
                <text:p>3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7.341982038481">
                <text:p>-67.341982038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">
                <text:p>3.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7.9077838346329">
                <text:p>-67.9077838346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">
                <text:p>3.8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68.4170054511696">
                <text:p>-68.4170054511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8.8753049060527">
                <text:p>-68.87530490605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">
                <text:p>4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2877744154474">
                <text:p>-69.2877744154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4">
                <text:p>4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6589969739027">
                <text:p>-69.6589969739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">
                <text:p>4.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9930972765124">
                <text:p>-69.9930972765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8">
                <text:p>4.8</text:p>
              </table:table-cell>
              <table:table-cell office:value-type="float" office:value="-73">
                <text:p>-73</text:p>
              </table:table-cell>
              <table:table-cell office:value-type="float" office:value="-72">
                <text:p>-72</text:p>
              </table:table-cell>
              <table:table-cell office:value-type="float" office:value="-70.1937875488612">
                <text:p>-70.1937875488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-73">
                <text:p>-73</text:p>
              </table:table-cell>
              <table:table-cell office:value-type="float" office:value="-72">
                <text:p>-72</text:p>
              </table:table-cell>
              <table:table-cell office:value-type="float" office:value="-70.3744087939751">
                <text:p>-70.3744087939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">
                <text:p>5.2</text:p>
              </table:table-cell>
              <table:table-cell office:value-type="float" office:value="-72">
                <text:p>-72</text:p>
              </table:table-cell>
              <table:table-cell office:value-type="float" office:value="-60">
                <text:p>-60</text:p>
              </table:table-cell>
              <table:table-cell office:value-type="float" office:value="-69.3369679145775">
                <text:p>-69.3369679145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4">
                <text:p>5.4</text:p>
              </table:table-cell>
              <table:table-cell office:value-type="float" office:value="-72">
                <text:p>-72</text:p>
              </table:table-cell>
              <table:table-cell office:value-type="float" office:value="-60">
                <text:p>-60</text:p>
              </table:table-cell>
              <table:table-cell office:value-type="float" office:value="-68.4032711231198">
                <text:p>-68.4032711231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6">
                <text:p>5.6</text:p>
              </table:table-cell>
              <table:table-cell office:value-type="float" office:value="-59">
                <text:p>-59</text:p>
              </table:table-cell>
              <table:table-cell office:value-type="float" office:value="-59">
                <text:p>-59</text:p>
              </table:table-cell>
              <table:table-cell office:value-type="float" office:value="-67.4629440108078">
                <text:p>-67.4629440108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8">
                <text:p>5.8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6.716649609727">
                <text:p>-66.716649609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-58">
                <text:p>-58</text:p>
              </table:table-cell>
              <table:table-cell office:value-type="float" office:value="-60">
                <text:p>-60</text:p>
              </table:table-cell>
              <table:table-cell office:value-type="float" office:value="-66.0449846487543">
                <text:p>-66.0449846487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2">
                <text:p>6.2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5.4404861838789">
                <text:p>-65.44048618387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4">
                <text:p>6.4</text:p>
              </table:table-cell>
              <table:table-cell office:value-type="float" office:value="-57">
                <text:p>-57</text:p>
              </table:table-cell>
              <table:table-cell office:value-type="float" office:value="-60">
                <text:p>-60</text:p>
              </table:table-cell>
              <table:table-cell office:value-type="float" office:value="-64.896437565491">
                <text:p>-64.8964375654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">
                <text:p>6.6</text:p>
              </table:table-cell>
              <table:table-cell office:value-type="float" office:value="-72">
                <text:p>-72</text:p>
              </table:table-cell>
              <table:table-cell office:value-type="float" office:value="-60">
                <text:p>-60</text:p>
              </table:table-cell>
              <table:table-cell office:value-type="float" office:value="-64.4067938089419">
                <text:p>-64.4067938089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8">
                <text:p>6.8</text:p>
              </table:table-cell>
              <table:table-cell office:value-type="float" office:value="-72">
                <text:p>-72</text:p>
              </table:table-cell>
              <table:table-cell office:value-type="float" office:value="-60">
                <text:p>-60</text:p>
              </table:table-cell>
              <table:table-cell office:value-type="float" office:value="-63.9661144280477">
                <text:p>-63.9661144280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-59">
                <text:p>-59</text:p>
              </table:table-cell>
              <table:table-cell office:value-type="float" office:value="-60">
                <text:p>-60</text:p>
              </table:table-cell>
              <table:table-cell office:value-type="float" office:value="-63.569502985243">
                <text:p>-63.569502985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">
                <text:p>7.2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3.2125526867187">
                <text:p>-63.2125526867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4">
                <text:p>7.4</text:p>
              </table:table-cell>
              <table:table-cell office:value-type="float" office:value="-60">
                <text:p>-60</text:p>
              </table:table-cell>
              <table:table-cell office:value-type="float" office:value="-72">
                <text:p>-72</text:p>
              </table:table-cell>
              <table:table-cell office:value-type="float" office:value="-64.0912974180468">
                <text:p>-64.0912974180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6">
                <text:p>7.6</text:p>
              </table:table-cell>
              <table:table-cell office:value-type="float" office:value="-59">
                <text:p>-59</text:p>
              </table:table-cell>
              <table:table-cell office:value-type="float" office:value="-72">
                <text:p>-72</text:p>
              </table:table-cell>
              <table:table-cell office:value-type="float" office:value="-64.8821676762421">
                <text:p>-64.88216767624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8">
                <text:p>7.8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65.5939509086179">
                <text:p>-65.59395090861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-73">
                <text:p>-73</text:p>
              </table:table-cell>
              <table:table-cell office:value-type="float" office:value="-72">
                <text:p>-72</text:p>
              </table:table-cell>
              <table:table-cell office:value-type="float" office:value="-66.2345558177561">
                <text:p>-66.23455581775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2">
                <text:p>8.2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66.8111002359805">
                <text:p>-66.81110023598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4">
                <text:p>8.4</text:p>
              </table:table-cell>
              <table:table-cell office:value-type="float" office:value="-73">
                <text:p>-73</text:p>
              </table:table-cell>
              <table:table-cell office:value-type="float" office:value="-72">
                <text:p>-72</text:p>
              </table:table-cell>
              <table:table-cell office:value-type="float" office:value="-67.3299902123825">
                <text:p>-67.3299902123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6">
                <text:p>8.6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67.7969911911442">
                <text:p>-67.79699119114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8">
                <text:p>8.8</text:p>
              </table:table-cell>
              <table:table-cell office:value-type="float" office:value="-65">
                <text:p>-65</text:p>
              </table:table-cell>
              <table:table-cell office:value-type="float" office:value="-73">
                <text:p>-73</text:p>
              </table:table-cell>
              <table:table-cell office:value-type="float" office:value="-68.3172920720298">
                <text:p>-68.31729207202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-71">
                <text:p>-71</text:p>
              </table:table-cell>
              <table:table-cell office:value-type="float" office:value="-73">
                <text:p>-73</text:p>
              </table:table-cell>
              <table:table-cell office:value-type="float" office:value="-68.7855628648268">
                <text:p>-68.7855628648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2">
                <text:p>9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2070065783441">
                <text:p>-69.2070065783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4">
                <text:p>9.4</text:p>
              </table:table-cell>
              <table:table-cell office:value-type="float" office:value="-73">
                <text:p>-73</text:p>
              </table:table-cell>
              <table:table-cell office:value-type="float" office:value="-72">
                <text:p>-72</text:p>
              </table:table-cell>
              <table:table-cell office:value-type="float" office:value="-69.4863059205097">
                <text:p>-69.48630592050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6">
                <text:p>9.6</text:p>
              </table:table-cell>
              <table:table-cell office:value-type="float" office:value="-73">
                <text:p>-73</text:p>
              </table:table-cell>
              <table:table-cell office:value-type="float" office:value="-61">
                <text:p>-61</text:p>
              </table:table-cell>
              <table:table-cell office:value-type="float" office:value="-68.6376753284588">
                <text:p>-68.6376753284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8">
                <text:p>9.8</text:p>
              </table:table-cell>
              <table:table-cell office:value-type="float" office:value="-72">
                <text:p>-72</text:p>
              </table:table-cell>
              <table:table-cell office:value-type="float" office:value="-61">
                <text:p>-61</text:p>
              </table:table-cell>
              <table:table-cell office:value-type="float" office:value="-67.8739077956129">
                <text:p>-67.8739077956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  <table:table-cell office:value-type="float" office:value="-67.1865170160516">
                <text:p>-67.1865170160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2">
                <text:p>10.2</text:p>
              </table:table-cell>
              <table:table-cell office:value-type="float" office:value="-58">
                <text:p>-58</text:p>
              </table:table-cell>
              <table:table-cell office:value-type="float" office:value="-71">
                <text:p>-71</text:p>
              </table:table-cell>
              <table:table-cell office:value-type="float" office:value="-67.5678653144464">
                <text:p>-67.5678653144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4">
                <text:p>10.4</text:p>
              </table:table-cell>
              <table:table-cell office:value-type="float" office:value="-59">
                <text:p>-59</text:p>
              </table:table-cell>
              <table:table-cell office:value-type="float" office:value="-72">
                <text:p>-72</text:p>
              </table:table-cell>
              <table:table-cell office:value-type="float" office:value="-68.0110787830018">
                <text:p>-68.0110787830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6">
                <text:p>10.6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68.5099709047016">
                <text:p>-68.5099709047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8">
                <text:p>10.8</text:p>
              </table:table-cell>
              <table:table-cell office:value-type="float" office:value="-71">
                <text:p>-71</text:p>
              </table:table-cell>
              <table:table-cell office:value-type="float" office:value="-73">
                <text:p>-73</text:p>
              </table:table-cell>
              <table:table-cell office:value-type="float" office:value="-68.9589738142315">
                <text:p>-68.95897381423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3630764328083">
                <text:p>-69.36307643280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2">
                <text:p>11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7267687895275">
                <text:p>-69.72676878952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4">
                <text:p>11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0540919105747">
                <text:p>-70.05409191057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6">
                <text:p>11.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3486827195173">
                <text:p>-70.34868271951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8">
                <text:p>11.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6138144475655">
                <text:p>-70.61381444756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852433002809">
                <text:p>-70.8524330028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2">
                <text:p>12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1.0671897025281">
                <text:p>-71.0671897025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4">
                <text:p>12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1.2604707322753">
                <text:p>-71.26047073227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6">
                <text:p>12.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1.4344236590478">
                <text:p>-71.43442365904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8">
                <text:p>12.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1.590981293143">
                <text:p>-71.5909812931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1.7318831638287">
                <text:p>-71.73188316382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2">
                <text:p>13.2</text:p>
              </table:table-cell>
              <table:table-cell office:value-type="float" office:value="-73">
                <text:p>-73</text:p>
              </table:table-cell>
              <table:table-cell office:value-type="float" office:value="-72">
                <text:p>-72</text:p>
              </table:table-cell>
              <table:table-cell office:value-type="float" office:value="-71.7586948474458">
                <text:p>-71.75869484744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4">
                <text:p>13.4</text:p>
              </table:table-cell>
              <table:table-cell office:value-type="float" office:value="-73">
                <text:p>-73</text:p>
              </table:table-cell>
              <table:table-cell office:value-type="float" office:value="-63">
                <text:p>-63</text:p>
              </table:table-cell>
              <table:table-cell office:value-type="float" office:value="-70.8828253627012">
                <text:p>-70.8828253627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6">
                <text:p>13.6</text:p>
              </table:table-cell>
              <table:table-cell office:value-type="float" office:value="-72">
                <text:p>-72</text:p>
              </table:table-cell>
              <table:table-cell office:value-type="float" office:value="-62">
                <text:p>-62</text:p>
              </table:table-cell>
              <table:table-cell office:value-type="float" office:value="-69.9945428264311">
                <text:p>-69.99454282643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8">
                <text:p>13.8</text:p>
              </table:table-cell>
              <table:table-cell office:value-type="float" office:value="-63">
                <text:p>-63</text:p>
              </table:table-cell>
              <table:table-cell office:value-type="float" office:value="-59">
                <text:p>-59</text:p>
              </table:table-cell>
              <table:table-cell office:value-type="float" office:value="-68.895088543788">
                <text:p>-68.8950885437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">
                <text:p>14</text:p>
              </table:table-cell>
              <table:table-cell office:value-type="float" office:value="-62">
                <text:p>-62</text:p>
              </table:table-cell>
              <table:table-cell office:value-type="float" office:value="-59">
                <text:p>-59</text:p>
              </table:table-cell>
              <table:table-cell office:value-type="float" office:value="-67.9055796894092">
                <text:p>-67.90557968940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2">
                <text:p>14.2</text:p>
              </table:table-cell>
              <table:table-cell office:value-type="float" office:value="-59">
                <text:p>-59</text:p>
              </table:table-cell>
              <table:table-cell office:value-type="float" office:value="-59">
                <text:p>-59</text:p>
              </table:table-cell>
              <table:table-cell office:value-type="float" office:value="-67.0150217204683">
                <text:p>-67.01502172046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4">
                <text:p>14.4</text:p>
              </table:table-cell>
              <table:table-cell office:value-type="float" office:value="-58">
                <text:p>-58</text:p>
              </table:table-cell>
              <table:table-cell office:value-type="float" office:value="-59">
                <text:p>-59</text:p>
              </table:table-cell>
              <table:table-cell office:value-type="float" office:value="-66.2135195484215">
                <text:p>-66.21351954842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6">
                <text:p>14.6</text:p>
              </table:table-cell>
              <table:table-cell office:value-type="float" office:value="-59">
                <text:p>-59</text:p>
              </table:table-cell>
              <table:table-cell office:value-type="float" office:value="-59">
                <text:p>-59</text:p>
              </table:table-cell>
              <table:table-cell office:value-type="float" office:value="-65.4921675935793">
                <text:p>-65.49216759357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8">
                <text:p>14.8</text:p>
              </table:table-cell>
              <table:table-cell office:value-type="float" office:value="-65">
                <text:p>-65</text:p>
              </table:table-cell>
              <table:table-cell office:value-type="float" office:value="-60">
                <text:p>-60</text:p>
              </table:table-cell>
              <table:table-cell office:value-type="float" office:value="-64.9429508342214">
                <text:p>-64.94295083422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  <table:table-cell office:value-type="float" office:value="-59">
                <text:p>-59</text:p>
              </table:table-cell>
              <table:table-cell office:value-type="float" office:value="-60">
                <text:p>-60</text:p>
              </table:table-cell>
              <table:table-cell office:value-type="float" office:value="-64.4486557507993">
                <text:p>-64.4486557507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2">
                <text:p>15.2</text:p>
              </table:table-cell>
              <table:table-cell office:value-type="float" office:value="-58">
                <text:p>-58</text:p>
              </table:table-cell>
              <table:table-cell office:value-type="float" office:value="-60">
                <text:p>-60</text:p>
              </table:table-cell>
              <table:table-cell office:value-type="float" office:value="-64.0037901757193">
                <text:p>-64.00379017571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4">
                <text:p>15.4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3.6034111581474">
                <text:p>-63.60341115814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6">
                <text:p>15.6</text:p>
              </table:table-cell>
              <table:table-cell office:value-type="float" office:value="-72">
                <text:p>-72</text:p>
              </table:table-cell>
              <table:table-cell office:value-type="float" office:value="-60">
                <text:p>-60</text:p>
              </table:table-cell>
              <table:table-cell office:value-type="float" office:value="-63.2430700423327">
                <text:p>-63.24307004233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8">
                <text:p>15.8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2.9187630380994">
                <text:p>-62.91876303809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">
                <text:p>16</text:p>
              </table:table-cell>
              <table:table-cell office:value-type="float" office:value="-59">
                <text:p>-59</text:p>
              </table:table-cell>
              <table:table-cell office:value-type="float" office:value="-73">
                <text:p>-73</text:p>
              </table:table-cell>
              <table:table-cell office:value-type="float" office:value="-63.9268867342895">
                <text:p>-63.92688673428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2">
                <text:p>16.2</text:p>
              </table:table-cell>
              <table:table-cell office:value-type="float" office:value="-60">
                <text:p>-60</text:p>
              </table:table-cell>
              <table:table-cell office:value-type="float" office:value="-73">
                <text:p>-73</text:p>
              </table:table-cell>
              <table:table-cell office:value-type="float" office:value="-64.8341980608605">
                <text:p>-64.83419806086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4">
                <text:p>16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5.6507782547745">
                <text:p>-65.6507782547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6">
                <text:p>16.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6.385700429297">
                <text:p>-66.3857004292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8">
                <text:p>16.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7.0471303863673">
                <text:p>-67.04713038636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">
                <text:p>17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7.6424173477306">
                <text:p>-67.64241734773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2">
                <text:p>17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8.1781756129575">
                <text:p>-68.17817561295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4">
                <text:p>17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8.6603580516618">
                <text:p>-68.66035805166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.6">
                <text:p>17.6</text:p>
              </table:table-cell>
              <table:table-cell office:value-type="float" office:value="-73">
                <text:p>-73</text:p>
              </table:table-cell>
              <table:table-cell office:value-type="float" office:value="-60">
                <text:p>-60</text:p>
              </table:table-cell>
              <table:table-cell office:value-type="float" office:value="-67.7943222464956">
                <text:p>-67.79432224649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8">
                <text:p>17.8</text:p>
              </table:table-cell>
              <table:table-cell office:value-type="float" office:value="-73">
                <text:p>-73</text:p>
              </table:table-cell>
              <table:table-cell office:value-type="float" office:value="-60">
                <text:p>-60</text:p>
              </table:table-cell>
              <table:table-cell office:value-type="float" office:value="-67.014890021846">
                <text:p>-67.0148900218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-60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-66.2134010196615">
                <text:p>-66.21340101966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2">
                <text:p>18.2</text:p>
              </table:table-cell>
              <table:table-cell office:value-type="float" office:value="-60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-65.4920609176953">
                <text:p>-65.49206091769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4">
                <text:p>18.4</text:p>
              </table:table-cell>
              <table:table-cell office:value-type="float" office:value="-58">
                <text:p>-58</text:p>
              </table:table-cell>
              <table:table-cell office:value-type="float" office:value="-59">
                <text:p>-59</text:p>
              </table:table-cell>
              <table:table-cell office:value-type="float" office:value="-64.8428548259258">
                <text:p>-64.84285482592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6">
                <text:p>18.6</text:p>
              </table:table-cell>
              <table:table-cell office:value-type="float" office:value="-59">
                <text:p>-59</text:p>
              </table:table-cell>
              <table:table-cell office:value-type="float" office:value="-59">
                <text:p>-59</text:p>
              </table:table-cell>
              <table:table-cell office:value-type="float" office:value="-64.2585693433332">
                <text:p>-64.25856934333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8">
                <text:p>18.8</text:p>
              </table:table-cell>
              <table:table-cell office:value-type="float" office:value="-59">
                <text:p>-59</text:p>
              </table:table-cell>
              <table:table-cell office:value-type="float" office:value="-61">
                <text:p>-61</text:p>
              </table:table-cell>
              <table:table-cell office:value-type="float" office:value="-63.9327124089999">
                <text:p>-63.932712408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-59">
                <text:p>-59</text:p>
              </table:table-cell>
              <table:table-cell office:value-type="float" office:value="-72">
                <text:p>-72</text:p>
              </table:table-cell>
              <table:table-cell office:value-type="float" office:value="-64.7394411680999">
                <text:p>-64.7394411680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2">
                <text:p>19.2</text:p>
              </table:table-cell>
              <table:table-cell office:value-type="float" office:value="-61">
                <text:p>-61</text:p>
              </table:table-cell>
              <table:table-cell office:value-type="float" office:value="-72">
                <text:p>-72</text:p>
              </table:table-cell>
              <table:table-cell office:value-type="float" office:value="-65.4654970512899">
                <text:p>-65.4654970512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4">
                <text:p>19.4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66.2189473461609">
                <text:p>-66.21894734616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6">
                <text:p>19.6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66.8970526115448">
                <text:p>-66.8970526115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8">
                <text:p>19.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7.5073473503904">
                <text:p>-67.50734735039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8.0566126153513">
                <text:p>-68.05661261535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2">
                <text:p>20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8.5509513538162">
                <text:p>-68.55095135381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4">
                <text:p>20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8.9958562184346">
                <text:p>-68.99585621843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6">
                <text:p>20.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3962705965911">
                <text:p>-69.39627059659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8">
                <text:p>20.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756643536932">
                <text:p>-69.7566435369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0809791832388">
                <text:p>-70.08097918323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2">
                <text:p>21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3728812649149">
                <text:p>-70.37288126491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4">
                <text:p>21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6355931384235">
                <text:p>-70.63559313842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6">
                <text:p>21.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8720338245811">
                <text:p>-70.87203382458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8">
                <text:p>21.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1.084830442123">
                <text:p>-71.0848304421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">
                <text:p>22</text:p>
              </table:table-cell>
              <table:table-cell office:value-type="float" office:value="-73">
                <text:p>-73</text:p>
              </table:table-cell>
              <table:table-cell office:value-type="float" office:value="-72">
                <text:p>-72</text:p>
              </table:table-cell>
              <table:table-cell office:value-type="float" office:value="-71.1763473979107">
                <text:p>-71.17634739791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2">
                <text:p>22.2</text:p>
              </table:table-cell>
              <table:table-cell office:value-type="float" office:value="-73">
                <text:p>-73</text:p>
              </table:table-cell>
              <table:table-cell office:value-type="float" office:value="-61">
                <text:p>-61</text:p>
              </table:table-cell>
              <table:table-cell office:value-type="float" office:value="-70.1587126581196">
                <text:p>-70.15871265811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4">
                <text:p>22.4</text:p>
              </table:table-cell>
              <table:table-cell office:value-type="float" office:value="-72">
                <text:p>-72</text:p>
              </table:table-cell>
              <table:table-cell office:value-type="float" office:value="-61">
                <text:p>-61</text:p>
              </table:table-cell>
              <table:table-cell office:value-type="float" office:value="-69.2428413923077">
                <text:p>-69.24284139230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6">
                <text:p>22.6</text:p>
              </table:table-cell>
              <table:table-cell office:value-type="float" office:value="-61">
                <text:p>-61</text:p>
              </table:table-cell>
              <table:table-cell office:value-type="float" office:value="-59">
                <text:p>-59</text:p>
              </table:table-cell>
              <table:table-cell office:value-type="float" office:value="-68.2185572530769">
                <text:p>-68.21855725307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8">
                <text:p>22.8</text:p>
              </table:table-cell>
              <table:table-cell office:value-type="float" office:value="-61">
                <text:p>-61</text:p>
              </table:table-cell>
              <table:table-cell office:value-type="float" office:value="-59">
                <text:p>-59</text:p>
              </table:table-cell>
              <table:table-cell office:value-type="float" office:value="-67.2967015277692">
                <text:p>-67.29670152776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">
                <text:p>23</text:p>
              </table:table-cell>
              <table:table-cell office:value-type="float" office:value="-59">
                <text:p>-59</text:p>
              </table:table-cell>
              <table:table-cell office:value-type="float" office:value="-59">
                <text:p>-59</text:p>
              </table:table-cell>
              <table:table-cell office:value-type="float" office:value="-66.4670313749923">
                <text:p>-66.46703137499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.2">
                <text:p>23.2</text:p>
              </table:table-cell>
              <table:table-cell office:value-type="float" office:value="-59">
                <text:p>-59</text:p>
              </table:table-cell>
              <table:table-cell office:value-type="float" office:value="-58">
                <text:p>-58</text:p>
              </table:table-cell>
              <table:table-cell office:value-type="float" office:value="-65.6203282374931">
                <text:p>-65.62032823749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.4">
                <text:p>23.4</text:p>
              </table:table-cell>
              <table:table-cell office:value-type="float" office:value="-59">
                <text:p>-59</text:p>
              </table:table-cell>
              <table:table-cell office:value-type="float" office:value="-58">
                <text:p>-58</text:p>
              </table:table-cell>
              <table:table-cell office:value-type="float" office:value="-64.8582954137438">
                <text:p>-64.85829541374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6">
                <text:p>23.6</text:p>
              </table:table-cell>
              <table:table-cell office:value-type="float" office:value="-58">
                <text:p>-58</text:p>
              </table:table-cell>
              <table:table-cell office:value-type="float" office:value="-58">
                <text:p>-58</text:p>
              </table:table-cell>
              <table:table-cell office:value-type="float" office:value="-64.1724658723694">
                <text:p>-64.17246587236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.8">
                <text:p>23.8</text:p>
              </table:table-cell>
              <table:table-cell office:value-type="float" office:value="-58">
                <text:p>-58</text:p>
              </table:table-cell>
              <table:table-cell office:value-type="float" office:value="-58">
                <text:p>-58</text:p>
              </table:table-cell>
              <table:table-cell office:value-type="float" office:value="-63.5552192851325">
                <text:p>-63.55521928513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">
                <text:p>24</text:p>
              </table:table-cell>
              <table:table-cell office:value-type="float" office:value="-58">
                <text:p>-58</text:p>
              </table:table-cell>
              <table:table-cell office:value-type="float" office:value="-58">
                <text:p>-58</text:p>
              </table:table-cell>
              <table:table-cell office:value-type="float" office:value="-62.9996973566192">
                <text:p>-62.99969735661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.2">
                <text:p>24.2</text:p>
              </table:table-cell>
              <table:table-cell office:value-type="float" office:value="-58">
                <text:p>-58</text:p>
              </table:table-cell>
              <table:table-cell office:value-type="float" office:value="-60">
                <text:p>-60</text:p>
              </table:table-cell>
              <table:table-cell office:value-type="float" office:value="-62.6997276209573">
                <text:p>-62.69972762095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.4">
                <text:p>24.4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2.4297548588616">
                <text:p>-62.42975485886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.6">
                <text:p>24.6</text:p>
              </table:table-cell>
              <table:table-cell office:value-type="float" office:value="-60">
                <text:p>-60</text:p>
              </table:table-cell>
              <table:table-cell office:value-type="float" office:value="-71">
                <text:p>-71</text:p>
              </table:table-cell>
              <table:table-cell office:value-type="float" office:value="-63.2867793729754">
                <text:p>-63.2867793729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.8">
                <text:p>24.8</text:p>
              </table:table-cell>
              <table:table-cell office:value-type="float" office:value="-58">
                <text:p>-58</text:p>
              </table:table-cell>
              <table:table-cell office:value-type="float" office:value="-72">
                <text:p>-72</text:p>
              </table:table-cell>
              <table:table-cell office:value-type="float" office:value="-64.1581014356779">
                <text:p>-64.15810143567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">
                <text:p>25</text:p>
              </table:table-cell>
              <table:table-cell office:value-type="float" office:value="-71">
                <text:p>-71</text:p>
              </table:table-cell>
              <table:table-cell office:value-type="float" office:value="-72">
                <text:p>-72</text:p>
              </table:table-cell>
              <table:table-cell office:value-type="float" office:value="-64.9422912921101">
                <text:p>-64.94229129211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2">
                <text:p>25.2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65.6480621628991">
                <text:p>-65.64806216289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.4">
                <text:p>25.4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66.2832559466092">
                <text:p>-66.28325594660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.6">
                <text:p>25.6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66.9549303519483">
                <text:p>-66.95493035194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.8">
                <text:p>25.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7.5594373167534">
                <text:p>-67.5594373167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">
                <text:p>2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8.1034935850781">
                <text:p>-68.10349358507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.2">
                <text:p>26.2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68.4931442265703">
                <text:p>-68.49314422657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.4">
                <text:p>26.4</text:p>
              </table:table-cell>
              <table:table-cell office:value-type="float" office:value="-73">
                <text:p>-73</text:p>
              </table:table-cell>
              <table:table-cell office:value-type="float" office:value="-69">
                <text:p>-69</text:p>
              </table:table-cell>
              <table:table-cell office:value-type="float" office:value="-68.5438298039133">
                <text:p>-68.5438298039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.6">
                <text:p>26.6</text:p>
              </table:table-cell>
              <table:table-cell office:value-type="float" office:value="-73">
                <text:p>-73</text:p>
              </table:table-cell>
              <table:table-cell office:value-type="float" office:value="-61">
                <text:p>-61</text:p>
              </table:table-cell>
              <table:table-cell office:value-type="float" office:value="-67.7894468235219">
                <text:p>-67.78944682352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.8">
                <text:p>26.8</text:p>
              </table:table-cell>
              <table:table-cell office:value-type="float" office:value="-69">
                <text:p>-69</text:p>
              </table:table-cell>
              <table:table-cell office:value-type="float" office:value="-59">
                <text:p>-59</text:p>
              </table:table-cell>
              <table:table-cell office:value-type="float" office:value="-66.9105021411698">
                <text:p>-66.91050214116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">
                <text:p>27</text:p>
              </table:table-cell>
              <table:table-cell office:value-type="float" office:value="-61">
                <text:p>-61</text:p>
              </table:table-cell>
              <table:table-cell office:value-type="float" office:value="-59">
                <text:p>-59</text:p>
              </table:table-cell>
              <table:table-cell office:value-type="float" office:value="-66.1194519270528">
                <text:p>-66.11945192705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.2">
                <text:p>27.2</text:p>
              </table:table-cell>
              <table:table-cell office:value-type="float" office:value="-59">
                <text:p>-59</text:p>
              </table:table-cell>
              <table:table-cell office:value-type="float" office:value="-59">
                <text:p>-59</text:p>
              </table:table-cell>
              <table:table-cell office:value-type="float" office:value="-65.4075067343475">
                <text:p>-65.40750673434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.4">
                <text:p>27.4</text:p>
              </table:table-cell>
              <table:table-cell office:value-type="float" office:value="-59">
                <text:p>-59</text:p>
              </table:table-cell>
              <table:table-cell office:value-type="float" office:value="-59">
                <text:p>-59</text:p>
              </table:table-cell>
              <table:table-cell office:value-type="float" office:value="-64.7667560609128">
                <text:p>-64.76675606091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.6">
                <text:p>27.6</text:p>
              </table:table-cell>
              <table:table-cell office:value-type="float" office:value="-59">
                <text:p>-59</text:p>
              </table:table-cell>
              <table:table-cell office:value-type="float" office:value="-73">
                <text:p>-73</text:p>
              </table:table-cell>
              <table:table-cell office:value-type="float" office:value="-65.5900804548215">
                <text:p>-65.59008045482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.8">
                <text:p>27.8</text:p>
              </table:table-cell>
              <table:table-cell office:value-type="float" office:value="-59">
                <text:p>-59</text:p>
              </table:table-cell>
              <table:table-cell office:value-type="float" office:value="-73">
                <text:p>-73</text:p>
              </table:table-cell>
              <table:table-cell office:value-type="float" office:value="-66.3310724093393">
                <text:p>-66.33107240933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6.9979651684054">
                <text:p>-66.9979651684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.2">
                <text:p>28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7.5981686515649">
                <text:p>-67.59816865156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.4">
                <text:p>28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8.1383517864084">
                <text:p>-68.13835178640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.6">
                <text:p>28.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8.6245166077675">
                <text:p>-68.62451660776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.8">
                <text:p>28.8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69.0620649469908">
                <text:p>-69.06206494699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">
                <text:p>29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4558584522917">
                <text:p>-69.45585845229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.2">
                <text:p>29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8102726070625">
                <text:p>-69.8102726070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.4">
                <text:p>29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1292453463563">
                <text:p>-70.12924534635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.6">
                <text:p>29.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4163208117207">
                <text:p>-70.41632081172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.8">
                <text:p>29.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6746887305486">
                <text:p>-70.67468873054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">
                <text:p>30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70.9072198574937">
                <text:p>-70.90721985749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.2">
                <text:p>30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1.1164978717444">
                <text:p>-71.11649787174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4">
                <text:p>30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1.3048480845699">
                <text:p>-71.30484808456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6">
                <text:p>30.6</text:p>
              </table:table-cell>
              <table:table-cell office:value-type="float" office:value="-73">
                <text:p>-73</text:p>
              </table:table-cell>
              <table:table-cell office:value-type="float" office:value="-71">
                <text:p>-71</text:p>
              </table:table-cell>
              <table:table-cell office:value-type="float" office:value="-71.2743632761129">
                <text:p>-71.27436327611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8">
                <text:p>30.8</text:p>
              </table:table-cell>
              <table:table-cell office:value-type="float" office:value="-73">
                <text:p>-73</text:p>
              </table:table-cell>
              <table:table-cell office:value-type="float" office:value="-59">
                <text:p>-59</text:p>
              </table:table-cell>
              <table:table-cell office:value-type="float" office:value="-70.0469269485017">
                <text:p>-70.04692694850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">
                <text:p>31</text:p>
              </table:table-cell>
              <table:table-cell office:value-type="float" office:value="-71">
                <text:p>-71</text:p>
              </table:table-cell>
              <table:table-cell office:value-type="float" office:value="-59">
                <text:p>-59</text:p>
              </table:table-cell>
              <table:table-cell office:value-type="float" office:value="-68.9422342536515">
                <text:p>-68.94223425365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2">
                <text:p>31.2</text:p>
              </table:table-cell>
              <table:table-cell office:value-type="float" office:value="-59">
                <text:p>-59</text:p>
              </table:table-cell>
              <table:table-cell office:value-type="float" office:value="-59">
                <text:p>-59</text:p>
              </table:table-cell>
              <table:table-cell office:value-type="float" office:value="-67.9480108282863">
                <text:p>-67.94801082828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.4">
                <text:p>31.4</text:p>
              </table:table-cell>
              <table:table-cell office:value-type="float" office:value="-58">
                <text:p>-58</text:p>
              </table:table-cell>
              <table:table-cell office:value-type="float" office:value="-59">
                <text:p>-59</text:p>
              </table:table-cell>
              <table:table-cell office:value-type="float" office:value="-67.0532097454577">
                <text:p>-67.05320974545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.6">
                <text:p>31.6</text:p>
              </table:table-cell>
              <table:table-cell office:value-type="float" office:value="-59">
                <text:p>-59</text:p>
              </table:table-cell>
              <table:table-cell office:value-type="float" office:value="-59">
                <text:p>-59</text:p>
              </table:table-cell>
              <table:table-cell office:value-type="float" office:value="-66.2478887709119">
                <text:p>-66.24788877091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.8">
                <text:p>31.8</text:p>
              </table:table-cell>
              <table:table-cell office:value-type="float" office:value="-71">
                <text:p>-71</text:p>
              </table:table-cell>
              <table:table-cell office:value-type="float" office:value="-60">
                <text:p>-60</text:p>
              </table:table-cell>
              <table:table-cell office:value-type="float" office:value="-65.6230998938208">
                <text:p>-65.62309989382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">
                <text:p>32</text:p>
              </table:table-cell>
              <table:table-cell office:value-type="float" office:value="-60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-64.9607899044387">
                <text:p>-64.96078990443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.2">
                <text:p>32.2</text:p>
              </table:table-cell>
              <table:table-cell office:value-type="float" office:value="-58">
                <text:p>-58</text:p>
              </table:table-cell>
              <table:table-cell office:value-type="float" office:value="-59">
                <text:p>-59</text:p>
              </table:table-cell>
              <table:table-cell office:value-type="float" office:value="-64.3647109139948">
                <text:p>-64.36471091399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.4">
                <text:p>32.4</text:p>
              </table:table-cell>
              <table:table-cell office:value-type="float" office:value="-59">
                <text:p>-59</text:p>
              </table:table-cell>
              <table:table-cell office:value-type="float" office:value="-60">
                <text:p>-60</text:p>
              </table:table-cell>
              <table:table-cell office:value-type="float" office:value="-63.9282398225953">
                <text:p>-63.92823982259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.6">
                <text:p>32.6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64.4354158403358">
                <text:p>-64.43541584033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.8">
                <text:p>32.8</text:p>
              </table:table-cell>
              <table:table-cell office:value-type="float" office:value="-58">
                <text:p>-58</text:p>
              </table:table-cell>
              <table:table-cell office:value-type="float" office:value="-72">
                <text:p>-72</text:p>
              </table:table-cell>
              <table:table-cell office:value-type="float" office:value="-65.1918742563022">
                <text:p>-65.19187425630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">
                <text:p>33</text:p>
              </table:table-cell>
              <table:table-cell office:value-type="float" office:value="-60">
                <text:p>-60</text:p>
              </table:table-cell>
              <table:table-cell office:value-type="float" office:value="-72">
                <text:p>-72</text:p>
              </table:table-cell>
              <table:table-cell office:value-type="float" office:value="-65.872686830672">
                <text:p>-65.8726868306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.2">
                <text:p>33.2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66.4854181476048">
                <text:p>-66.48541814760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.4">
                <text:p>33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7.1368763328443">
                <text:p>-67.13687633284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.6">
                <text:p>33.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7.7231886995599">
                <text:p>-67.72318869955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.8">
                <text:p>33.8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68.2508698296039">
                <text:p>-68.25086982960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">
                <text:p>34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68.7257828466435">
                <text:p>-68.72578284664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.2">
                <text:p>34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1532045619792">
                <text:p>-69.15320456197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.4">
                <text:p>34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5378841057813">
                <text:p>-69.53788410578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.6">
                <text:p>34.6</text:p>
              </table:table-cell>
              <table:table-cell office:value-type="float" office:value="-73">
                <text:p>-73</text:p>
              </table:table-cell>
              <table:table-cell office:value-type="float" office:value="-71">
                <text:p>-71</text:p>
              </table:table-cell>
              <table:table-cell office:value-type="float" office:value="-69.6840956952031">
                <text:p>-69.68409569520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.8">
                <text:p>34.8</text:p>
              </table:table-cell>
              <table:table-cell office:value-type="float" office:value="-73">
                <text:p>-73</text:p>
              </table:table-cell>
              <table:table-cell office:value-type="float" office:value="-60">
                <text:p>-60</text:p>
              </table:table-cell>
              <table:table-cell office:value-type="float" office:value="-68.7156861256828">
                <text:p>-68.71568612568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">
                <text:p>35</text:p>
              </table:table-cell>
              <table:table-cell office:value-type="float" office:value="-71">
                <text:p>-71</text:p>
              </table:table-cell>
              <table:table-cell office:value-type="float" office:value="-60">
                <text:p>-60</text:p>
              </table:table-cell>
              <table:table-cell office:value-type="float" office:value="-67.8441175131145">
                <text:p>-67.84411751311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.2">
                <text:p>35.2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7.0597057618031">
                <text:p>-67.05970576180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.4">
                <text:p>35.4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6.3537351856228">
                <text:p>-66.35373518562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.6">
                <text:p>35.6</text:p>
              </table:table-cell>
              <table:table-cell office:value-type="float" office:value="-58">
                <text:p>-58</text:p>
              </table:table-cell>
              <table:table-cell office:value-type="float" office:value="-71">
                <text:p>-71</text:p>
              </table:table-cell>
              <table:table-cell office:value-type="float" office:value="-66.8183616670605">
                <text:p>-66.81836166706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.8">
                <text:p>35.8</text:p>
              </table:table-cell>
              <table:table-cell office:value-type="float" office:value="-71">
                <text:p>-71</text:p>
              </table:table-cell>
              <table:table-cell office:value-type="float" office:value="-73">
                <text:p>-73</text:p>
              </table:table-cell>
              <table:table-cell office:value-type="float" office:value="-67.4365255003545">
                <text:p>-67.43652550035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">
                <text:p>36</text:p>
              </table:table-cell>
              <table:table-cell office:value-type="float" office:value="-60">
                <text:p>-60</text:p>
              </table:table-cell>
              <table:table-cell office:value-type="float" office:value="-73">
                <text:p>-73</text:p>
              </table:table-cell>
              <table:table-cell office:value-type="float" office:value="-67.992872950319">
                <text:p>-67.9928729503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.2">
                <text:p>36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8.4935856552871">
                <text:p>-68.49358565528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.4">
                <text:p>36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8.9442270897584">
                <text:p>-68.9442270897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.6">
                <text:p>36.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3498043807826">
                <text:p>-69.34980438078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.8">
                <text:p>36.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7148239427043">
                <text:p>-69.71482394270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">
                <text:p>37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0433415484339">
                <text:p>-70.04334154843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.2">
                <text:p>37.2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70.3390073935905">
                <text:p>-70.33900739359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.4">
                <text:p>37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6051066542315">
                <text:p>-70.60510665423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.6">
                <text:p>37.6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70.8445959888083">
                <text:p>-70.84459598880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.8">
                <text:p>37.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1.0601363899275">
                <text:p>-71.06013638992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">
                <text:p>3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1.2541227509347">
                <text:p>-71.25412275093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.2">
                <text:p>38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1.4287104758413">
                <text:p>-71.42871047584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.4">
                <text:p>38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1.5858394282571">
                <text:p>-71.58583942825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6">
                <text:p>38.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1.7272554854314">
                <text:p>-71.72725548543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.8">
                <text:p>38.8</text:p>
              </table:table-cell>
              <table:table-cell office:value-type="float" office:value="-73">
                <text:p>-73</text:p>
              </table:table-cell>
              <table:table-cell office:value-type="float" office:value="-69">
                <text:p>-69</text:p>
              </table:table-cell>
              <table:table-cell office:value-type="float" office:value="-71.4545299368883">
                <text:p>-71.45452993688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">
                <text:p>39</text:p>
              </table:table-cell>
              <table:table-cell office:value-type="float" office:value="-73">
                <text:p>-73</text:p>
              </table:table-cell>
              <table:table-cell office:value-type="float" office:value="-60">
                <text:p>-60</text:p>
              </table:table-cell>
              <table:table-cell office:value-type="float" office:value="-70.3090769431995">
                <text:p>-70.30907694319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.2">
                <text:p>39.2</text:p>
              </table:table-cell>
              <table:table-cell office:value-type="float" office:value="-69">
                <text:p>-69</text:p>
              </table:table-cell>
              <table:table-cell office:value-type="float" office:value="-60">
                <text:p>-60</text:p>
              </table:table-cell>
              <table:table-cell office:value-type="float" office:value="-69.2781692488795">
                <text:p>-69.27816924887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.4">
                <text:p>39.4</text:p>
              </table:table-cell>
              <table:table-cell office:value-type="float" office:value="-59">
                <text:p>-59</text:p>
              </table:table-cell>
              <table:table-cell office:value-type="float" office:value="-59">
                <text:p>-59</text:p>
              </table:table-cell>
              <table:table-cell office:value-type="float" office:value="-68.2503523239916">
                <text:p>-68.25035232399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.6">
                <text:p>39.6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7.4253170915924">
                <text:p>-67.42531709159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.8">
                <text:p>39.8</text:p>
              </table:table-cell>
              <table:table-cell office:value-type="float" office:value="-58">
                <text:p>-58</text:p>
              </table:table-cell>
              <table:table-cell office:value-type="float" office:value="-60">
                <text:p>-60</text:p>
              </table:table-cell>
              <table:table-cell office:value-type="float" office:value="-66.6827853824332">
                <text:p>-66.68278538243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-71">
                <text:p>-71</text:p>
              </table:table-cell>
              <table:table-cell office:value-type="float" office:value="-60">
                <text:p>-60</text:p>
              </table:table-cell>
              <table:table-cell office:value-type="float" office:value="-66.0145068441899">
                <text:p>-66.01450684418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.2">
                <text:p>40.2</text:p>
              </table:table-cell>
              <table:table-cell office:value-type="float" office:value="-45">
                <text:p>-45</text:p>
              </table:table-cell>
              <table:table-cell office:value-type="float" office:value="-60">
                <text:p>-60</text:p>
              </table:table-cell>
              <table:table-cell office:value-type="float" office:value="-65.4130561597709">
                <text:p>-65.41305615977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.4">
                <text:p>40.4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4.8717505437938">
                <text:p>-64.87175054379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.6">
                <text:p>40.6</text:p>
              </table:table-cell>
              <table:table-cell office:value-type="float" office:value="-70">
                <text:p>-70</text:p>
              </table:table-cell>
              <table:table-cell office:value-type="float" office:value="-60">
                <text:p>-60</text:p>
              </table:table-cell>
              <table:table-cell office:value-type="float" office:value="-64.3845754894144">
                <text:p>-64.38457548941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.8">
                <text:p>40.8</text:p>
              </table:table-cell>
              <table:table-cell office:value-type="float" office:value="-59">
                <text:p>-59</text:p>
              </table:table-cell>
              <table:table-cell office:value-type="float" office:value="-60">
                <text:p>-60</text:p>
              </table:table-cell>
              <table:table-cell office:value-type="float" office:value="-63.946117940473">
                <text:p>-63.9461179404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-71">
                <text:p>-71</text:p>
              </table:table-cell>
              <table:table-cell office:value-type="float" office:value="-64.6515061464257">
                <text:p>-64.65150614642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.2">
                <text:p>41.2</text:p>
              </table:table-cell>
              <table:table-cell office:value-type="float" office:value="-60">
                <text:p>-60</text:p>
              </table:table-cell>
              <table:table-cell office:value-type="float" office:value="-72">
                <text:p>-72</text:p>
              </table:table-cell>
              <table:table-cell office:value-type="float" office:value="-65.3863555317831">
                <text:p>-65.38635553178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.4">
                <text:p>41.4</text:p>
              </table:table-cell>
              <table:table-cell office:value-type="float" office:value="-71">
                <text:p>-71</text:p>
              </table:table-cell>
              <table:table-cell office:value-type="float" office:value="-72">
                <text:p>-72</text:p>
              </table:table-cell>
              <table:table-cell office:value-type="float" office:value="-66.0477199786048">
                <text:p>-66.04771997860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.6">
                <text:p>41.6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66.6429479807443">
                <text:p>-66.64294798074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.8">
                <text:p>41.8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67.1786531826699">
                <text:p>-67.17865318266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">
                <text:p>42</text:p>
              </table:table-cell>
              <table:table-cell office:value-type="float" office:value="-73">
                <text:p>-73</text:p>
              </table:table-cell>
              <table:table-cell office:value-type="float" office:value="-72">
                <text:p>-72</text:p>
              </table:table-cell>
              <table:table-cell office:value-type="float" office:value="-67.6607878644029">
                <text:p>-67.66078786440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.2">
                <text:p>42.2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68.0947090779626">
                <text:p>-68.09470907796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.4">
                <text:p>42.4</text:p>
              </table:table-cell>
              <table:table-cell office:value-type="float" office:value="-66">
                <text:p>-66</text:p>
              </table:table-cell>
              <table:table-cell office:value-type="float" office:value="-72">
                <text:p>-72</text:p>
              </table:table-cell>
              <table:table-cell office:value-type="float" office:value="-68.4852381701664">
                <text:p>-68.48523817016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.6">
                <text:p>42.6</text:p>
              </table:table-cell>
              <table:table-cell office:value-type="float" office:value="-73">
                <text:p>-73</text:p>
              </table:table-cell>
              <table:table-cell office:value-type="float" office:value="-72">
                <text:p>-72</text:p>
              </table:table-cell>
              <table:table-cell office:value-type="float" office:value="-68.8367143531497">
                <text:p>-68.83671435314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.8">
                <text:p>42.8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69.1530429178348">
                <text:p>-69.15304291783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">
                <text:p>43</text:p>
              </table:table-cell>
              <table:table-cell office:value-type="float" office:value="-73">
                <text:p>-73</text:p>
              </table:table-cell>
              <table:table-cell office:value-type="float" office:value="-70">
                <text:p>-70</text:p>
              </table:table-cell>
              <table:table-cell office:value-type="float" office:value="-69.2377386260513">
                <text:p>-69.23773862605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3.2">
                <text:p>43.2</text:p>
              </table:table-cell>
              <table:table-cell office:value-type="float" office:value="-72">
                <text:p>-72</text:p>
              </table:table-cell>
              <table:table-cell office:value-type="float" office:value="-60">
                <text:p>-60</text:p>
              </table:table-cell>
              <table:table-cell office:value-type="float" office:value="-68.3139647634462">
                <text:p>-68.31396476344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.4">
                <text:p>43.4</text:p>
              </table:table-cell>
              <table:table-cell office:value-type="float" office:value="-70">
                <text:p>-70</text:p>
              </table:table-cell>
              <table:table-cell office:value-type="float" office:value="-60">
                <text:p>-60</text:p>
              </table:table-cell>
              <table:table-cell office:value-type="float" office:value="-67.4825682871015">
                <text:p>-67.48256828710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.6">
                <text:p>43.6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6.7343114583914">
                <text:p>-66.73431145839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.8">
                <text:p>43.8</text:p>
              </table:table-cell>
              <table:table-cell office:value-type="float" office:value="-59">
                <text:p>-59</text:p>
              </table:table-cell>
              <table:table-cell office:value-type="float" office:value="-71">
                <text:p>-71</text:p>
              </table:table-cell>
              <table:table-cell office:value-type="float" office:value="-67.1608803125523">
                <text:p>-67.16088031255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">
                <text:p>44</text:p>
              </table:table-cell>
              <table:table-cell office:value-type="float" office:value="-59">
                <text:p>-59</text:p>
              </table:table-cell>
              <table:table-cell office:value-type="float" office:value="-72">
                <text:p>-72</text:p>
              </table:table-cell>
              <table:table-cell office:value-type="float" office:value="-67.644792281297">
                <text:p>-67.6447922812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.2">
                <text:p>44.2</text:p>
              </table:table-cell>
              <table:table-cell office:value-type="float" office:value="-71">
                <text:p>-71</text:p>
              </table:table-cell>
              <table:table-cell office:value-type="float" office:value="-73">
                <text:p>-73</text:p>
              </table:table-cell>
              <table:table-cell office:value-type="float" office:value="-68.1803130531673">
                <text:p>-68.18031305316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4">
                <text:p>44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8.6622817478506">
                <text:p>-68.66228174785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6">
                <text:p>44.6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69.0960535730656">
                <text:p>-69.09605357306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8">
                <text:p>44.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486448215759">
                <text:p>-69.4864482157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">
                <text:p>45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8378033941831">
                <text:p>-69.83780339418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.2">
                <text:p>45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1540230547648">
                <text:p>-70.15402305476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.4">
                <text:p>45.4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70.3386207492883">
                <text:p>-70.33862074928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6">
                <text:p>45.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6047586743595">
                <text:p>-70.60475867435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.8">
                <text:p>45.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8442828069235">
                <text:p>-70.84428280692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6">
                <text:p>46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71.0598545262312">
                <text:p>-71.05985452623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.2">
                <text:p>46.2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71.2538690736081">
                <text:p>-71.25386907360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.4">
                <text:p>46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1.4284821662473">
                <text:p>-71.42848216624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.6">
                <text:p>46.6</text:p>
              </table:table-cell>
              <table:table-cell office:value-type="float" office:value="-73">
                <text:p>-73</text:p>
              </table:table-cell>
              <table:table-cell office:value-type="float" office:value="-72">
                <text:p>-72</text:p>
              </table:table-cell>
              <table:table-cell office:value-type="float" office:value="-71.4856339496225">
                <text:p>-71.48563394962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.8">
                <text:p>46.8</text:p>
              </table:table-cell>
              <table:table-cell office:value-type="float" office:value="-73">
                <text:p>-73</text:p>
              </table:table-cell>
              <table:table-cell office:value-type="float" office:value="-72">
                <text:p>-72</text:p>
              </table:table-cell>
              <table:table-cell office:value-type="float" office:value="-71.5370705546603">
                <text:p>-71.53707055466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7">
                <text:p>47</text:p>
              </table:table-cell>
              <table:table-cell office:value-type="float" office:value="-72">
                <text:p>-72</text:p>
              </table:table-cell>
              <table:table-cell office:value-type="float" office:value="-71">
                <text:p>-71</text:p>
              </table:table-cell>
              <table:table-cell office:value-type="float" office:value="-71.4833634991943">
                <text:p>-71.48336349919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7.2">
                <text:p>47.2</text:p>
              </table:table-cell>
              <table:table-cell office:value-type="float" office:value="-72">
                <text:p>-72</text:p>
              </table:table-cell>
              <table:table-cell office:value-type="float" office:value="-61">
                <text:p>-61</text:p>
              </table:table-cell>
              <table:table-cell office:value-type="float" office:value="-70.4350271492748">
                <text:p>-70.43502714927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.4">
                <text:p>47.4</text:p>
              </table:table-cell>
              <table:table-cell office:value-type="float" office:value="-71">
                <text:p>-71</text:p>
              </table:table-cell>
              <table:table-cell office:value-type="float" office:value="-60">
                <text:p>-60</text:p>
              </table:table-cell>
              <table:table-cell office:value-type="float" office:value="-69.3915244343473">
                <text:p>-69.39152443434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.6">
                <text:p>47.6</text:p>
              </table:table-cell>
              <table:table-cell office:value-type="float" office:value="-59">
                <text:p>-59</text:p>
              </table:table-cell>
              <table:table-cell office:value-type="float" office:value="-59">
                <text:p>-59</text:p>
              </table:table-cell>
              <table:table-cell office:value-type="float" office:value="-68.3523719909126">
                <text:p>-68.35237199091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.8">
                <text:p>47.8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7.5171347918213">
                <text:p>-67.51713479182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">
                <text:p>48</text:p>
              </table:table-cell>
              <table:table-cell office:value-type="float" office:value="-61">
                <text:p>-61</text:p>
              </table:table-cell>
              <table:table-cell office:value-type="float" office:value="-60">
                <text:p>-60</text:p>
              </table:table-cell>
              <table:table-cell office:value-type="float" office:value="-66.7654213126392">
                <text:p>-66.76542131263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8.2">
                <text:p>48.2</text:p>
              </table:table-cell>
              <table:table-cell office:value-type="float" office:value="-59">
                <text:p>-59</text:p>
              </table:table-cell>
              <table:table-cell office:value-type="float" office:value="-59">
                <text:p>-59</text:p>
              </table:table-cell>
              <table:table-cell office:value-type="float" office:value="-65.9888791813753">
                <text:p>-65.988879181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.4">
                <text:p>48.4</text:p>
              </table:table-cell>
              <table:table-cell office:value-type="float" office:value="-59">
                <text:p>-59</text:p>
              </table:table-cell>
              <table:table-cell office:value-type="float" office:value="-60">
                <text:p>-60</text:p>
              </table:table-cell>
              <table:table-cell office:value-type="float" office:value="-65.3899912632378">
                <text:p>-65.38999126323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.6">
                <text:p>48.6</text:p>
              </table:table-cell>
              <table:table-cell office:value-type="float" office:value="-72">
                <text:p>-72</text:p>
              </table:table-cell>
              <table:table-cell office:value-type="float" office:value="-61">
                <text:p>-61</text:p>
              </table:table-cell>
              <table:table-cell office:value-type="float" office:value="-64.950992136914">
                <text:p>-64.9509921369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.8">
                <text:p>48.8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4.4558929232226">
                <text:p>-64.45589292322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">
                <text:p>49</text:p>
              </table:table-cell>
              <table:table-cell office:value-type="float" office:value="-59">
                <text:p>-59</text:p>
              </table:table-cell>
              <table:table-cell office:value-type="float" office:value="-61">
                <text:p>-61</text:p>
              </table:table-cell>
              <table:table-cell office:value-type="float" office:value="-64.1103036309003">
                <text:p>-64.11030363090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.2">
                <text:p>49.2</text:p>
              </table:table-cell>
              <table:table-cell office:value-type="float" office:value="-61">
                <text:p>-61</text:p>
              </table:table-cell>
              <table:table-cell office:value-type="float" office:value="-72">
                <text:p>-72</text:p>
              </table:table-cell>
              <table:table-cell office:value-type="float" office:value="-64.8992732678103">
                <text:p>-64.89927326781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.4">
                <text:p>49.4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65.6093459410293">
                <text:p>-65.60934594102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.6">
                <text:p>49.6</text:p>
              </table:table-cell>
              <table:table-cell office:value-type="float" office:value="-58">
                <text:p>-58</text:p>
              </table:table-cell>
              <table:table-cell office:value-type="float" office:value="-72">
                <text:p>-72</text:p>
              </table:table-cell>
              <table:table-cell office:value-type="float" office:value="-66.2484113469264">
                <text:p>-66.24841134692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.8">
                <text:p>49.8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66.8235702122337">
                <text:p>-66.82357021223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">
                <text:p>50</text:p>
              </table:table-cell>
              <table:table-cell office:value-type="float" office:value="-73">
                <text:p>-73</text:p>
              </table:table-cell>
              <table:table-cell office:value-type="float" office:value="-71">
                <text:p>-71</text:p>
              </table:table-cell>
              <table:table-cell office:value-type="float" office:value="-67.2412131910104">
                <text:p>-67.24121319101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.2">
                <text:p>50.2</text:p>
              </table:table-cell>
              <table:table-cell office:value-type="float" office:value="-72">
                <text:p>-72</text:p>
              </table:table-cell>
              <table:table-cell office:value-type="float" office:value="-71">
                <text:p>-71</text:p>
              </table:table-cell>
              <table:table-cell office:value-type="float" office:value="-67.6170918719093">
                <text:p>-67.61709187190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.4">
                <text:p>50.4</text:p>
              </table:table-cell>
              <table:table-cell office:value-type="float" office:value="-58">
                <text:p>-58</text:p>
              </table:table-cell>
              <table:table-cell office:value-type="float" office:value="-71">
                <text:p>-71</text:p>
              </table:table-cell>
              <table:table-cell office:value-type="float" office:value="-67.9553826847184">
                <text:p>-67.95538268471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.6">
                <text:p>50.6</text:p>
              </table:table-cell>
              <table:table-cell office:value-type="float" office:value="-61">
                <text:p>-61</text:p>
              </table:table-cell>
              <table:table-cell office:value-type="float" office:value="-71">
                <text:p>-71</text:p>
              </table:table-cell>
              <table:table-cell office:value-type="float" office:value="-68.2598444162465">
                <text:p>-68.25984441624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.8">
                <text:p>50.8</text:p>
              </table:table-cell>
              <table:table-cell office:value-type="float" office:value="-71">
                <text:p>-71</text:p>
              </table:table-cell>
              <table:table-cell office:value-type="float" office:value="-71">
                <text:p>-71</text:p>
              </table:table-cell>
              <table:table-cell office:value-type="float" office:value="-68.5338599746219">
                <text:p>-68.53385997462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">
                <text:p>51</text:p>
              </table:table-cell>
              <table:table-cell office:value-type="float" office:value="-73">
                <text:p>-73</text:p>
              </table:table-cell>
              <table:table-cell office:value-type="float" office:value="-59">
                <text:p>-59</text:p>
              </table:table-cell>
              <table:table-cell office:value-type="float" office:value="-67.5804739771597">
                <text:p>-67.58047397715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.2">
                <text:p>51.2</text:p>
              </table:table-cell>
              <table:table-cell office:value-type="float" office:value="-72">
                <text:p>-72</text:p>
              </table:table-cell>
              <table:table-cell office:value-type="float" office:value="-59">
                <text:p>-59</text:p>
              </table:table-cell>
              <table:table-cell office:value-type="float" office:value="-66.7224265794437">
                <text:p>-66.72242657944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.4">
                <text:p>51.4</text:p>
              </table:table-cell>
              <table:table-cell office:value-type="float" office:value="-58">
                <text:p>-58</text:p>
              </table:table-cell>
              <table:table-cell office:value-type="float" office:value="-58">
                <text:p>-58</text:p>
              </table:table-cell>
              <table:table-cell office:value-type="float" office:value="-65.8501839214994">
                <text:p>-65.85018392149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.6">
                <text:p>51.6</text:p>
              </table:table-cell>
              <table:table-cell office:value-type="float" office:value="-59">
                <text:p>-59</text:p>
              </table:table-cell>
              <table:table-cell office:value-type="float" office:value="-59">
                <text:p>-59</text:p>
              </table:table-cell>
              <table:table-cell office:value-type="float" office:value="-65.1651655293494">
                <text:p>-65.16516552934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.8">
                <text:p>51.8</text:p>
              </table:table-cell>
              <table:table-cell office:value-type="float" office:value="-58">
                <text:p>-58</text:p>
              </table:table-cell>
              <table:table-cell office:value-type="float" office:value="-59">
                <text:p>-59</text:p>
              </table:table-cell>
              <table:table-cell office:value-type="float" office:value="-64.5486489764145">
                <text:p>-64.54864897641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">
                <text:p>52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4.093784078773">
                <text:p>-64.0937840787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.2">
                <text:p>52.2</text:p>
              </table:table-cell>
              <table:table-cell office:value-type="float" office:value="-57">
                <text:p>-57</text:p>
              </table:table-cell>
              <table:table-cell office:value-type="float" office:value="-72">
                <text:p>-72</text:p>
              </table:table-cell>
              <table:table-cell office:value-type="float" office:value="-64.8844056708957">
                <text:p>-64.88440567089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.4">
                <text:p>52.4</text:p>
              </table:table-cell>
              <table:table-cell office:value-type="float" office:value="-59">
                <text:p>-59</text:p>
              </table:table-cell>
              <table:table-cell office:value-type="float" office:value="-73">
                <text:p>-73</text:p>
              </table:table-cell>
              <table:table-cell office:value-type="float" office:value="-65.6959651038062">
                <text:p>-65.69596510380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.6">
                <text:p>52.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6.4263685934256">
                <text:p>-66.42636859342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.8">
                <text:p>52.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7.083731734083">
                <text:p>-67.0837317340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">
                <text:p>53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67.6753585606747">
                <text:p>-67.67535856067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3.2">
                <text:p>53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8.2078227046072">
                <text:p>-68.20782270460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.4">
                <text:p>53.4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68.6870404341465">
                <text:p>-68.68704043414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.6">
                <text:p>53.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1183363907319">
                <text:p>-69.11833639073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.8">
                <text:p>53.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5065027516587">
                <text:p>-69.50650275165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">
                <text:p>54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69.7558524764928">
                <text:p>-69.75585247649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4.2">
                <text:p>54.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0802672288435">
                <text:p>-70.08026722884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.4">
                <text:p>54.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3722405059592">
                <text:p>-70.37224050595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.6">
                <text:p>54.6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70.6350164553633">
                <text:p>-70.63501645536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.8">
                <text:p>54.8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70.8715148098269">
                <text:p>-70.87151480982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5">
                <text:p>55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1.0843633288443">
                <text:p>-71.08436332884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5.2">
                <text:p>55.2</text:p>
              </table:table-cell>
              <table:table-cell office:value-type="float" office:value="-73">
                <text:p>-73</text:p>
              </table:table-cell>
              <table:table-cell office:value-type="float" office:value="-59">
                <text:p>-59</text:p>
              </table:table-cell>
              <table:table-cell office:value-type="float" office:value="-69.8759269959598">
                <text:p>-69.87592699595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.4">
                <text:p>55.4</text:p>
              </table:table-cell>
              <table:table-cell office:value-type="float" office:value="-73">
                <text:p>-73</text:p>
              </table:table-cell>
              <table:table-cell office:value-type="float" office:value="-59">
                <text:p>-59</text:p>
              </table:table-cell>
              <table:table-cell office:value-type="float" office:value="-68.7883342963639">
                <text:p>-68.78833429636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